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286cm" style:use-optimal-column-width="true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2.0955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.7145cm"/>
    </style:style>
    <style:style style:name="co9" style:family="table-column">
      <style:table-column-properties fo:break-before="auto" style:column-width="1.333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46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4" table:default-cell-style-name="ce1"/>
        <table:table-column table:style-name="co4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5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gr1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1078051762800005" table:style-name="ce1">
            <text:p>0,910780518</text:p>
          </table:table-cell>
          <table:table-cell office:value-type="float" office:value="0.83617721897899999" table:style-name="ce1">
            <text:p>0,836177219</text:p>
          </table:table-cell>
          <table:table-cell office:value-type="float" office:value="0.93585043405000001" table:style-name="ce1">
            <text:p>0,935850434</text:p>
          </table:table-cell>
          <table:table-cell office:value-type="float" office:value="0.98251735155999997" table:style-name="ce1">
            <text:p>0,982517352</text:p>
          </table:table-cell>
          <table:table-cell office:value-type="float" office:value="0.96558920264500003" table:style-name="ce1">
            <text:p>0,965589203</text:p>
          </table:table-cell>
          <table:table-cell office:value-type="float" office:value="11.800205177500001" table:style-name="ce1">
            <text:p>11,80020518</text:p>
          </table:table-cell>
          <table:table-cell office:value-type="float" office:value="0.90107206978200005" table:style-name="ce1">
            <text:p>0,90107207</text:p>
          </table:table-cell>
          <table:table-cell office:value-type="float" office:value="0.96180965966999998" table:style-name="ce1">
            <text:p>0,96180966</text:p>
          </table:table-cell>
          <table:table-cell office:value-type="float" office:value="1.47985034245866E-2" table:style-name="ce1">
            <text:p>0,014798503</text:p>
          </table:table-cell>
          <table:table-cell office:value-type="float" office:value="3.3461546414800002E-2" table:style-name="ce1">
            <text:p>0,033461546</text:p>
          </table:table-cell>
          <table:table-cell office:value-type="float" office:value="9.7959366329500003E-2" table:style-name="ce1">
            <text:p>0,097959366</text:p>
          </table:table-cell>
          <table:table-cell office:value-type="float" office:value="0.87727701005000003" table:style-name="ce1">
            <text:p>0,87727701</text:p>
          </table:table-cell>
          <table:table-cell office:value-type="float" office:value="0.99442385804900002" table:style-name="ce1">
            <text:p>0,994423858</text:p>
          </table:table-cell>
          <table:table-cell office:value-type="float" office:value="0.94694465632699998" table:style-name="ce1">
            <text:p>0,946944656</text:p>
          </table:table-cell>
          <table:table-cell office:value-type="float" office:value="0.91078051762800005" table:style-name="ce1">
            <text:p>0,910780518</text:p>
          </table:table-cell>
          <table:table-cell office:value-type="float" office:value="0.98248800000000003" table:style-name="ce1">
            <text:p>0,982488</text:p>
          </table:table-cell>
          <table:table-cell office:value-type="float" office:value="5.5761419511200002E-3" table:style-name="ce1">
            <text:p>0,005576142</text:p>
          </table:table-cell>
          <table:table-cell office:value-type="float" office:value="22346" table:style-name="ce1">
            <text:p>22346</text:p>
          </table:table-cell>
          <table:table-cell office:value-type="float" office:value="1252" table:style-name="ce1">
            <text:p>1252</text:p>
          </table:table-cell>
          <table:table-cell office:value-type="float" office:value="223276" table:style-name="ce1">
            <text:p>223276</text:p>
          </table:table-cell>
          <table:table-cell office:value-type="float" office:value="3126" table:style-name="ce1">
            <text:p>3126</text:p>
          </table:table-cell>
          <table:table-cell office:value-type="float" office:value="25472" table:style-name="ce1">
            <text:p>25472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9029117601399996" table:style-name="ce1">
            <text:p>0,990291176</text:p>
          </table:table-cell>
          <table:table-cell office:value-type="float" office:value="0.98076906182199997" table:style-name="ce1">
            <text:p>0,980769062</text:p>
          </table:table-cell>
          <table:table-cell office:value-type="float" office:value="0.93585043405000001" table:style-name="ce1">
            <text:p>0,935850434</text:p>
          </table:table-cell>
          <table:table-cell office:value-type="float" office:value="0.98251735155999997" table:style-name="ce1">
            <text:p>0,982517352</text:p>
          </table:table-cell>
          <table:table-cell office:value-type="float" office:value="0.96558920264500003" table:style-name="ce1">
            <text:p>0,965589203</text:p>
          </table:table-cell>
          <table:table-cell office:value-type="float" office:value="11.800205177500001" table:style-name="ce1">
            <text:p>11,80020518</text:p>
          </table:table-cell>
          <table:table-cell office:value-type="float" office:value="0.90107206978200005" table:style-name="ce1">
            <text:p>0,90107207</text:p>
          </table:table-cell>
          <table:table-cell office:value-type="float" office:value="0.99584414432400004" table:style-name="ce1">
            <text:p>0,995844144</text:p>
          </table:table-cell>
          <table:table-cell office:value-type="float" office:value="2.2326032823687201E-3" table:style-name="ce1">
            <text:p>0,002232603</text:p>
          </table:table-cell>
          <table:table-cell office:value-type="float" office:value="3.3461546414800002E-2" table:style-name="ce1">
            <text:p>0,033461546</text:p>
          </table:table-cell>
          <table:table-cell office:value-type="float" office:value="9.8040093874800002E-3" table:style-name="ce1">
            <text:p>0,009804009</text:p>
          </table:table-cell>
          <table:table-cell office:value-type="float" office:value="0.99442385804900002" table:style-name="ce1">
            <text:p>0,994423858</text:p>
          </table:table-cell>
          <table:table-cell office:value-type="float" office:value="0.87727701005000003" table:style-name="ce1">
            <text:p>0,87727701</text:p>
          </table:table-cell>
          <table:table-cell office:value-type="float" office:value="0.98619270147799998" table:style-name="ce1">
            <text:p>0,986192701</text:p>
          </table:table-cell>
          <table:table-cell office:value-type="float" office:value="0.99029117601399996" table:style-name="ce1">
            <text:p>0,990291176</text:p>
          </table:table-cell>
          <table:table-cell office:value-type="float" office:value="0.98248800000000003" table:style-name="ce1">
            <text:p>0,982488</text:p>
          </table:table-cell>
          <table:table-cell office:value-type="float" office:value="0.12272298995" table:style-name="ce1">
            <text:p>0,12272299</text:p>
          </table:table-cell>
          <table:table-cell office:value-type="float" office:value="223276" table:style-name="ce1">
            <text:p>223276</text:p>
          </table:table-cell>
          <table:table-cell office:value-type="float" office:value="3126" table:style-name="ce1">
            <text:p>3126</text:p>
          </table:table-cell>
          <table:table-cell office:value-type="float" office:value="22346" table:style-name="ce1">
            <text:p>22346</text:p>
          </table:table-cell>
          <table:table-cell office:value-type="float" office:value="1252" table:style-name="ce1">
            <text:p>1252</text:p>
          </table:table-cell>
          <table:table-cell office:value-type="float" office:value="224528" table:style-name="ce1">
            <text:p>224528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gr2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1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83760091331599995" table:style-name="ce1">
            <text:p>0,837600913</text:p>
          </table:table-cell>
          <table:table-cell office:value-type="float" office:value="0.72057946613400004" table:style-name="ce1">
            <text:p>0,720579466</text:p>
          </table:table-cell>
          <table:table-cell office:value-type="float" office:value="0.896729246343" table:style-name="ce1">
            <text:p>0,896729246</text:p>
          </table:table-cell>
          <table:table-cell office:value-type="float" office:value="0.96818755172500004" table:style-name="ce1">
            <text:p>0,968187552</text:p>
          </table:table-cell>
          <table:table-cell office:value-type="float" office:value="1.00754030146" table:style-name="ce1">
            <text:p>1,007540301</text:p>
          </table:table-cell>
          <table:table-cell office:value-type="float" office:value="0.90367391725500001" table:style-name="ce1">
            <text:p>0,903673917</text:p>
          </table:table-cell>
          <table:table-cell office:value-type="float" office:value="0.81993656078800004" table:style-name="ce1">
            <text:p>0,819936561</text:p>
          </table:table-cell>
          <table:table-cell office:value-type="float" office:value="0.96216260295199996" table:style-name="ce1">
            <text:p>0,962162603</text:p>
          </table:table-cell>
          <table:table-cell office:value-type="float" office:value="2.1390725616106401E-2" table:style-name="ce1">
            <text:p>0,021390726</text:p>
          </table:table-cell>
          <table:table-cell office:value-type="float" office:value="-1.41622547063E-2" table:style-name="ce1">
            <text:p>-0,014162255</text:p>
          </table:table-cell>
          <table:table-cell office:value-type="float" office:value="0.19388599523" table:style-name="ce1">
            <text:p>0,193885995</text:p>
          </table:table-cell>
          <table:table-cell office:value-type="float" office:value="0.80706372279399996" table:style-name="ce1">
            <text:p>0,807063723</text:p>
          </table:table-cell>
          <table:table-cell office:value-type="float" office:value="0.98639476989099995" table:style-name="ce1">
            <text:p>0,98639477</text:p>
          </table:table-cell>
          <table:table-cell office:value-type="float" office:value="0.87053987626100005" table:style-name="ce1">
            <text:p>0,870539876</text:p>
          </table:table-cell>
          <table:table-cell office:value-type="float" office:value="0.83760091331599995" table:style-name="ce1">
            <text:p>0,837600913</text:p>
          </table:table-cell>
          <table:table-cell office:value-type="float" office:value="0.968136" table:style-name="ce1">
            <text:p>0,968136</text:p>
          </table:table-cell>
          <table:table-cell office:value-type="float" office:value="1.36052301088E-2" table:style-name="ce1">
            <text:p>0,01360523</text:p>
          </table:table-cell>
          <table:table-cell office:value-type="float" office:value="20543" table:style-name="ce1">
            <text:p>20543</text:p>
          </table:table-cell>
          <table:table-cell office:value-type="float" office:value="3055" table:style-name="ce1">
            <text:p>3055</text:p>
          </table:table-cell>
          <table:table-cell office:value-type="float" office:value="221491" table:style-name="ce1">
            <text:p>221491</text:p>
          </table:table-cell>
          <table:table-cell office:value-type="float" office:value="4911" table:style-name="ce1">
            <text:p>4911</text:p>
          </table:table-cell>
          <table:table-cell office:value-type="float" office:value="25454" table:style-name="ce1">
            <text:p>25454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8233499206099995" table:style-name="ce1">
            <text:p>0,982334992</text:p>
          </table:table-cell>
          <table:table-cell office:value-type="float" office:value="0.96528325568600004" table:style-name="ce1">
            <text:p>0,965283256</text:p>
          </table:table-cell>
          <table:table-cell office:value-type="float" office:value="0.896729246343" table:style-name="ce1">
            <text:p>0,896729246</text:p>
          </table:table-cell>
          <table:table-cell office:value-type="float" office:value="0.96818755172500004" table:style-name="ce1">
            <text:p>0,968187552</text:p>
          </table:table-cell>
          <table:table-cell office:value-type="float" office:value="1.00754030146" table:style-name="ce1">
            <text:p>1,007540301</text:p>
          </table:table-cell>
          <table:table-cell office:value-type="float" office:value="0.90367391725500001" table:style-name="ce1">
            <text:p>0,903673917</text:p>
          </table:table-cell>
          <table:table-cell office:value-type="float" office:value="0.81993656078800004" table:style-name="ce1">
            <text:p>0,819936561</text:p>
          </table:table-cell>
          <table:table-cell office:value-type="float" office:value="0.99588422611899996" table:style-name="ce1">
            <text:p>0,995884226</text:p>
          </table:table-cell>
          <table:table-cell office:value-type="float" office:value="2.31570379090603E-3" table:style-name="ce1">
            <text:p>0,002315704</text:p>
          </table:table-cell>
          <table:table-cell office:value-type="float" office:value="-1.41622547063E-2" table:style-name="ce1">
            <text:p>-0,014162255</text:p>
          </table:table-cell>
          <table:table-cell office:value-type="float" office:value="1.7982671982200001E-2" table:style-name="ce1">
            <text:p>0,017982672</text:p>
          </table:table-cell>
          <table:table-cell office:value-type="float" office:value="0.98639476989099995" table:style-name="ce1">
            <text:p>0,98639477</text:p>
          </table:table-cell>
          <table:table-cell office:value-type="float" office:value="0.80706372279399996" table:style-name="ce1">
            <text:p>0,807063723</text:p>
          </table:table-cell>
          <table:table-cell office:value-type="float" office:value="0.97830849550800003" table:style-name="ce1">
            <text:p>0,978308496</text:p>
          </table:table-cell>
          <table:table-cell office:value-type="float" office:value="0.98233499206099995" table:style-name="ce1">
            <text:p>0,982334992</text:p>
          </table:table-cell>
          <table:table-cell office:value-type="float" office:value="0.968136" table:style-name="ce1">
            <text:p>0,968136</text:p>
          </table:table-cell>
          <table:table-cell office:value-type="float" office:value="0.19293627720600001" table:style-name="ce1">
            <text:p>0,192936277</text:p>
          </table:table-cell>
          <table:table-cell office:value-type="float" office:value="221491" table:style-name="ce1">
            <text:p>221491</text:p>
          </table:table-cell>
          <table:table-cell office:value-type="float" office:value="4911" table:style-name="ce1">
            <text:p>4911</text:p>
          </table:table-cell>
          <table:table-cell office:value-type="float" office:value="20543" table:style-name="ce1">
            <text:p>20543</text:p>
          </table:table-cell>
          <table:table-cell office:value-type="float" office:value="3055" table:style-name="ce1">
            <text:p>3055</text:p>
          </table:table-cell>
          <table:table-cell office:value-type="float" office:value="224546" table:style-name="ce1">
            <text:p>224546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gr3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2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77070764715499995" table:style-name="ce1">
            <text:p>0,770707647</text:p>
          </table:table-cell>
          <table:table-cell office:value-type="float" office:value="0.62695228305200001" table:style-name="ce1">
            <text:p>0,626952283</text:p>
          </table:table-cell>
          <table:table-cell office:value-type="float" office:value="0.86077437136199997" table:style-name="ce1">
            <text:p>0,860774371</text:p>
          </table:table-cell>
          <table:table-cell office:value-type="float" office:value="0.95507455052400003" table:style-name="ce1">
            <text:p>0,955074551</text:p>
          </table:table-cell>
          <table:table-cell office:value-type="float" office:value="1.05148915943" table:style-name="ce1">
            <text:p>1,051489159</text:p>
          </table:table-cell>
          <table:table-cell office:value-type="float" office:value="-15.354900085700001" table:style-name="ce1">
            <text:p>-15,35490009</text:p>
          </table:table-cell>
          <table:table-cell office:value-type="float" office:value="0.745760426905" table:style-name="ce1">
            <text:p>0,745760427</text:p>
          </table:table-cell>
          <table:table-cell office:value-type="float" office:value="0.96192727865600003" table:style-name="ce1">
            <text:p>0,961927279</text:p>
          </table:table-cell>
          <table:table-cell office:value-type="float" office:value="2.8667079233314598E-2" table:style-name="ce1">
            <text:p>0,028667079</text:p>
          </table:table-cell>
          <table:table-cell office:value-type="float" office:value="9.6277248157700009E-3" table:style-name="ce1">
            <text:p>0,009627725</text:p>
          </table:table-cell>
          <table:table-cell office:value-type="float" office:value="0.29750885915300002" table:style-name="ce1">
            <text:p>0,297508859</text:p>
          </table:table-cell>
          <table:table-cell office:value-type="float" office:value="0.742440901594" table:style-name="ce1">
            <text:p>0,742440902</text:p>
          </table:table-cell>
          <table:table-cell office:value-type="float" office:value="0.97910784112899996" table:style-name="ce1">
            <text:p>0,979107841</text:p>
          </table:table-cell>
          <table:table-cell office:value-type="float" office:value="0.80121196711599996" table:style-name="ce1">
            <text:p>0,801211967</text:p>
          </table:table-cell>
          <table:table-cell office:value-type="float" office:value="0.77070764715499995" table:style-name="ce1">
            <text:p>0,770707647</text:p>
          </table:table-cell>
          <table:table-cell office:value-type="float" office:value="0.95499999999999996" table:style-name="ce1">
            <text:p>0,955</text:p>
          </table:table-cell>
          <table:table-cell office:value-type="float" office:value="2.0892158871299998E-2" table:style-name="ce1">
            <text:p>0,020892159</text:p>
          </table:table-cell>
          <table:table-cell office:value-type="float" office:value="18907" table:style-name="ce1">
            <text:p>18907</text:p>
          </table:table-cell>
          <table:table-cell office:value-type="float" office:value="4691" table:style-name="ce1">
            <text:p>4691</text:p>
          </table:table-cell>
          <table:table-cell office:value-type="float" office:value="219843" table:style-name="ce1">
            <text:p>219843</text:p>
          </table:table-cell>
          <table:table-cell office:value-type="float" office:value="6559" table:style-name="ce1">
            <text:p>6559</text:p>
          </table:table-cell>
          <table:table-cell office:value-type="float" office:value="25466" table:style-name="ce1">
            <text:p>25466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7505189206499998" table:style-name="ce1">
            <text:p>0,975051892</text:p>
          </table:table-cell>
          <table:table-cell office:value-type="float" office:value="0.95131830042499999" table:style-name="ce1">
            <text:p>0,9513183</text:p>
          </table:table-cell>
          <table:table-cell office:value-type="float" office:value="0.86077437136199997" table:style-name="ce1">
            <text:p>0,860774371</text:p>
          </table:table-cell>
          <table:table-cell office:value-type="float" office:value="0.95507455052400003" table:style-name="ce1">
            <text:p>0,955074551</text:p>
          </table:table-cell>
          <table:table-cell office:value-type="float" office:value="1.05148915943" table:style-name="ce1">
            <text:p>1,051489159</text:p>
          </table:table-cell>
          <table:table-cell office:value-type="float" office:value="-15.354900085700001" table:style-name="ce1">
            <text:p>-15,35490009</text:p>
          </table:table-cell>
          <table:table-cell office:value-type="float" office:value="0.745760426905" table:style-name="ce1">
            <text:p>0,745760427</text:p>
          </table:table-cell>
          <table:table-cell office:value-type="float" office:value="0.99585750527799999" table:style-name="ce1">
            <text:p>0,995857505</text:p>
          </table:table-cell>
          <table:table-cell office:value-type="float" office:value="2.43263598982362E-3" table:style-name="ce1">
            <text:p>0,002432636</text:p>
          </table:table-cell>
          <table:table-cell office:value-type="float" office:value="9.6277248157700009E-3" table:style-name="ce1">
            <text:p>0,009627725</text:p>
          </table:table-cell>
          <table:table-cell office:value-type="float" office:value="2.5586441233099999E-2" table:style-name="ce1">
            <text:p>0,025586441</text:p>
          </table:table-cell>
          <table:table-cell office:value-type="float" office:value="0.97910784112899996" table:style-name="ce1">
            <text:p>0,979107841</text:p>
          </table:table-cell>
          <table:table-cell office:value-type="float" office:value="0.742440901594" table:style-name="ce1">
            <text:p>0,742440902</text:p>
          </table:table-cell>
          <table:table-cell office:value-type="float" office:value="0.97102940786699998" table:style-name="ce1">
            <text:p>0,971029408</text:p>
          </table:table-cell>
          <table:table-cell office:value-type="float" office:value="0.97505189206499998" table:style-name="ce1">
            <text:p>0,975051892</text:p>
          </table:table-cell>
          <table:table-cell office:value-type="float" office:value="0.95499999999999996" table:style-name="ce1">
            <text:p>0,955</text:p>
          </table:table-cell>
          <table:table-cell office:value-type="float" office:value="0.257559098406" table:style-name="ce1">
            <text:p>0,257559098</text:p>
          </table:table-cell>
          <table:table-cell office:value-type="float" office:value="219843" table:style-name="ce1">
            <text:p>219843</text:p>
          </table:table-cell>
          <table:table-cell office:value-type="float" office:value="6559" table:style-name="ce1">
            <text:p>6559</text:p>
          </table:table-cell>
          <table:table-cell office:value-type="float" office:value="18907" table:style-name="ce1">
            <text:p>18907</text:p>
          </table:table-cell>
          <table:table-cell office:value-type="float" office:value="4691" table:style-name="ce1">
            <text:p>4691</text:p>
          </table:table-cell>
          <table:table-cell office:value-type="float" office:value="224534" table:style-name="ce1">
            <text:p>224534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gr4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3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71618729233300005" table:style-name="ce1">
            <text:p>0,716187292</text:p>
          </table:table-cell>
          <table:table-cell office:value-type="float" office:value="0.55785963798000004" table:style-name="ce1">
            <text:p>0,557859638</text:p>
          </table:table-cell>
          <table:table-cell office:value-type="float" office:value="0.83157607678800005" table:style-name="ce1">
            <text:p>0,831576077</text:p>
          </table:table-cell>
          <table:table-cell office:value-type="float" office:value="0.94439900289699996" table:style-name="ce1">
            <text:p>0,944399003</text:p>
          </table:table-cell>
          <table:table-cell office:value-type="float" office:value="1.03225828023" table:style-name="ce1">
            <text:p>1,03225828</text:p>
          </table:table-cell>
          <table:table-cell office:value-type="float" office:value="-9.3923539422599998" table:style-name="ce1">
            <text:p>-9,392353942</text:p>
          </table:table-cell>
          <table:table-cell office:value-type="float" office:value="0.68531305393399999" table:style-name="ce1">
            <text:p>0,685313054</text:p>
          </table:table-cell>
          <table:table-cell office:value-type="float" office:value="0.96206453717100004" table:style-name="ce1">
            <text:p>0,962064537</text:p>
          </table:table-cell>
          <table:table-cell office:value-type="float" office:value="3.6300731115642297E-2" table:style-name="ce1">
            <text:p>0,036300731</text:p>
          </table:table-cell>
          <table:table-cell office:value-type="float" office:value="2.44392706396E-2" table:style-name="ce1">
            <text:p>0,024439271</text:p>
          </table:table-cell>
          <table:table-cell office:value-type="float" office:value="0.396282802983" table:style-name="ce1">
            <text:p>0,396282803</text:p>
          </table:table-cell>
          <table:table-cell office:value-type="float" office:value="0.69001139086399998" table:style-name="ce1">
            <text:p>0,690011391</text:p>
          </table:table-cell>
          <table:table-cell office:value-type="float" office:value="0.97314076271100003" table:style-name="ce1">
            <text:p>0,973140763</text:p>
          </table:table-cell>
          <table:table-cell office:value-type="float" office:value="0.74442749385499996" table:style-name="ce1">
            <text:p>0,744427494</text:p>
          </table:table-cell>
          <table:table-cell office:value-type="float" office:value="0.71618729233300005" table:style-name="ce1">
            <text:p>0,716187292</text:p>
          </table:table-cell>
          <table:table-cell office:value-type="float" office:value="0.94430800000000004" table:style-name="ce1">
            <text:p>0,944308</text:p>
          </table:table-cell>
          <table:table-cell office:value-type="float" office:value="2.6859237288499999E-2" table:style-name="ce1">
            <text:p>0,026859237</text:p>
          </table:table-cell>
          <table:table-cell office:value-type="float" office:value="17567" table:style-name="ce1">
            <text:p>17567</text:p>
          </table:table-cell>
          <table:table-cell office:value-type="float" office:value="6031" table:style-name="ce1">
            <text:p>6031</text:p>
          </table:table-cell>
          <table:table-cell office:value-type="float" office:value="218510" table:style-name="ce1">
            <text:p>218510</text:p>
          </table:table-cell>
          <table:table-cell office:value-type="float" office:value="7892" table:style-name="ce1">
            <text:p>7892</text:p>
          </table:table-cell>
          <table:table-cell office:value-type="float" office:value="25459" table:style-name="ce1">
            <text:p>25459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6912470090500002" table:style-name="ce1">
            <text:p>0,969124701</text:p>
          </table:table-cell>
          <table:table-cell office:value-type="float" office:value="0.94009886720000002" table:style-name="ce1">
            <text:p>0,940098867</text:p>
          </table:table-cell>
          <table:table-cell office:value-type="float" office:value="0.83157607678800005" table:style-name="ce1">
            <text:p>0,831576077</text:p>
          </table:table-cell>
          <table:table-cell office:value-type="float" office:value="0.94439900289699996" table:style-name="ce1">
            <text:p>0,944399003</text:p>
          </table:table-cell>
          <table:table-cell office:value-type="float" office:value="1.03225828023" table:style-name="ce1">
            <text:p>1,03225828</text:p>
          </table:table-cell>
          <table:table-cell office:value-type="float" office:value="-9.3923539422599998" table:style-name="ce1">
            <text:p>-9,392353942</text:p>
          </table:table-cell>
          <table:table-cell office:value-type="float" office:value="0.68531305393399999" table:style-name="ce1">
            <text:p>0,685313054</text:p>
          </table:table-cell>
          <table:table-cell office:value-type="float" office:value="0.99587309260800005" table:style-name="ce1">
            <text:p>0,995873093</text:p>
          </table:table-cell>
          <table:table-cell office:value-type="float" office:value="2.6263211051820402E-3" table:style-name="ce1">
            <text:p>0,002626321</text:p>
          </table:table-cell>
          <table:table-cell office:value-type="float" office:value="2.44392706396E-2" table:style-name="ce1">
            <text:p>0,024439271</text:p>
          </table:table-cell>
          <table:table-cell office:value-type="float" office:value="3.1858953823600003E-2" table:style-name="ce1">
            <text:p>0,031858954</text:p>
          </table:table-cell>
          <table:table-cell office:value-type="float" office:value="0.97314076271100003" table:style-name="ce1">
            <text:p>0,973140763</text:p>
          </table:table-cell>
          <table:table-cell office:value-type="float" office:value="0.69001139086399998" table:style-name="ce1">
            <text:p>0,690011391</text:p>
          </table:table-cell>
          <table:table-cell office:value-type="float" office:value="0.96514165069199997" table:style-name="ce1">
            <text:p>0,965141651</text:p>
          </table:table-cell>
          <table:table-cell office:value-type="float" office:value="0.96912470090500002" table:style-name="ce1">
            <text:p>0,969124701</text:p>
          </table:table-cell>
          <table:table-cell office:value-type="float" office:value="0.94430800000000004" table:style-name="ce1">
            <text:p>0,944308</text:p>
          </table:table-cell>
          <table:table-cell office:value-type="float" office:value="0.30998860913600002" table:style-name="ce1">
            <text:p>0,309988609</text:p>
          </table:table-cell>
          <table:table-cell office:value-type="float" office:value="218510" table:style-name="ce1">
            <text:p>218510</text:p>
          </table:table-cell>
          <table:table-cell office:value-type="float" office:value="7892" table:style-name="ce1">
            <text:p>7892</text:p>
          </table:table-cell>
          <table:table-cell office:value-type="float" office:value="17567" table:style-name="ce1">
            <text:p>17567</text:p>
          </table:table-cell>
          <table:table-cell office:value-type="float" office:value="6031" table:style-name="ce1">
            <text:p>6031</text:p>
          </table:table-cell>
          <table:table-cell office:value-type="float" office:value="224541" table:style-name="ce1">
            <text:p>224541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gr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4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67230004886799999" table:style-name="ce1">
            <text:p>0,672300049</text:p>
          </table:table-cell>
          <table:table-cell office:value-type="float" office:value="0.50636444499" table:style-name="ce1">
            <text:p>0,506364445</text:p>
          </table:table-cell>
          <table:table-cell office:value-type="float" office:value="0.80773885564699999" table:style-name="ce1">
            <text:p>0,807738856</text:p>
          </table:table-cell>
          <table:table-cell office:value-type="float" office:value="0.93574064235999999" table:style-name="ce1">
            <text:p>0,935740642</text:p>
          </table:table-cell>
          <table:table-cell office:value-type="float" office:value="1.0169755601299999" table:style-name="ce1">
            <text:p>1,01697556</text:p>
          </table:table-cell>
          <table:table-cell office:value-type="float" office:value="-3.9186735316400001" table:style-name="ce1">
            <text:p>-3,918673532</text:p>
          </table:table-cell>
          <table:table-cell office:value-type="float" office:value="0.63660723006599995" table:style-name="ce1">
            <text:p>0,63660723</text:p>
          </table:table-cell>
          <table:table-cell office:value-type="float" office:value="0.96098713145500003" table:style-name="ce1">
            <text:p>0,960987131</text:p>
          </table:table-cell>
          <table:table-cell office:value-type="float" office:value="3.8614552740893503E-2" table:style-name="ce1">
            <text:p>0,038614553</text:p>
          </table:table-cell>
          <table:table-cell office:value-type="float" office:value="3.86137249027E-2" table:style-name="ce1">
            <text:p>0,038613725</text:p>
          </table:table-cell>
          <table:table-cell office:value-type="float" office:value="0.48743109818899999" table:style-name="ce1">
            <text:p>0,487431098</text:p>
          </table:table-cell>
          <table:table-cell office:value-type="float" office:value="0.64705651798999997" table:style-name="ce1">
            <text:p>0,647056518</text:p>
          </table:table-cell>
          <table:table-cell office:value-type="float" office:value="0.96842119330400001" table:style-name="ce1">
            <text:p>0,968421193</text:p>
          </table:table-cell>
          <table:table-cell office:value-type="float" office:value="0.69959318586300001" table:style-name="ce1">
            <text:p>0,699593186</text:p>
          </table:table-cell>
          <table:table-cell office:value-type="float" office:value="0.67230004886799999" table:style-name="ce1">
            <text:p>0,672300049</text:p>
          </table:table-cell>
          <table:table-cell office:value-type="float" office:value="0.93562400000000001" table:style-name="ce1">
            <text:p>0,935624</text:p>
          </table:table-cell>
          <table:table-cell office:value-type="float" office:value="3.1578806696200001E-2" table:style-name="ce1">
            <text:p>0,031578807</text:p>
          </table:table-cell>
          <table:table-cell office:value-type="float" office:value="16509" table:style-name="ce1">
            <text:p>16509</text:p>
          </table:table-cell>
          <table:table-cell office:value-type="float" office:value="7089" table:style-name="ce1">
            <text:p>7089</text:p>
          </table:table-cell>
          <table:table-cell office:value-type="float" office:value="217397" table:style-name="ce1">
            <text:p>217397</text:p>
          </table:table-cell>
          <table:table-cell office:value-type="float" office:value="9005" table:style-name="ce1">
            <text:p>9005</text:p>
          </table:table-cell>
          <table:table-cell office:value-type="float" office:value="25514" table:style-name="ce1">
            <text:p>25514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6430599173200005" table:style-name="ce1">
            <text:p>0,964305992</text:p>
          </table:table-cell>
          <table:table-cell office:value-type="float" office:value="0.93107228972400002" table:style-name="ce1">
            <text:p>0,93107229</text:p>
          </table:table-cell>
          <table:table-cell office:value-type="float" office:value="0.80773885564699999" table:style-name="ce1">
            <text:p>0,807738856</text:p>
          </table:table-cell>
          <table:table-cell office:value-type="float" office:value="0.93574064235999999" table:style-name="ce1">
            <text:p>0,935740642</text:p>
          </table:table-cell>
          <table:table-cell office:value-type="float" office:value="1.0169755601299999" table:style-name="ce1">
            <text:p>1,01697556</text:p>
          </table:table-cell>
          <table:table-cell office:value-type="float" office:value="-3.9186735316400001" table:style-name="ce1">
            <text:p>-3,918673532</text:p>
          </table:table-cell>
          <table:table-cell office:value-type="float" office:value="0.63660723006599995" table:style-name="ce1">
            <text:p>0,63660723</text:p>
          </table:table-cell>
          <table:table-cell office:value-type="float" office:value="0.99575060769000001" table:style-name="ce1">
            <text:p>0,995750608</text:p>
          </table:table-cell>
          <table:table-cell office:value-type="float" office:value="2.9427282972558002E-3" table:style-name="ce1">
            <text:p>0,002942728</text:p>
          </table:table-cell>
          <table:table-cell office:value-type="float" office:value="3.86137249027E-2" table:style-name="ce1">
            <text:p>0,038613725</text:p>
          </table:table-cell>
          <table:table-cell office:value-type="float" office:value="3.7015230200999998E-2" table:style-name="ce1">
            <text:p>0,03701523</text:p>
          </table:table-cell>
          <table:table-cell office:value-type="float" office:value="0.96842119330400001" table:style-name="ce1">
            <text:p>0,968421193</text:p>
          </table:table-cell>
          <table:table-cell office:value-type="float" office:value="0.64705651798999997" table:style-name="ce1">
            <text:p>0,647056518</text:p>
          </table:table-cell>
          <table:table-cell office:value-type="float" office:value="0.96022561638100001" table:style-name="ce1">
            <text:p>0,960225616</text:p>
          </table:table-cell>
          <table:table-cell office:value-type="float" office:value="0.96430599173200005" table:style-name="ce1">
            <text:p>0,964305992</text:p>
          </table:table-cell>
          <table:table-cell office:value-type="float" office:value="0.93562400000000001" table:style-name="ce1">
            <text:p>0,935624</text:p>
          </table:table-cell>
          <table:table-cell office:value-type="float" office:value="0.35294348200999998" table:style-name="ce1">
            <text:p>0,352943482</text:p>
          </table:table-cell>
          <table:table-cell office:value-type="float" office:value="217397" table:style-name="ce1">
            <text:p>217397</text:p>
          </table:table-cell>
          <table:table-cell office:value-type="float" office:value="9005" table:style-name="ce1">
            <text:p>9005</text:p>
          </table:table-cell>
          <table:table-cell office:value-type="float" office:value="16509" table:style-name="ce1">
            <text:p>16509</text:p>
          </table:table-cell>
          <table:table-cell office:value-type="float" office:value="7089" table:style-name="ce1">
            <text:p>7089</text:p>
          </table:table-cell>
          <table:table-cell office:value-type="float" office:value="224486" table:style-name="ce1">
            <text:p>224486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gr1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5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57879842830700001" table:style-name="ce1">
            <text:p>0,578798428</text:p>
          </table:table-cell>
          <table:table-cell office:value-type="float" office:value="0.40725991290399999" table:style-name="ce1">
            <text:p>0,407259913</text:p>
          </table:table-cell>
          <table:table-cell office:value-type="float" office:value="0.75759663535699995" table:style-name="ce1">
            <text:p>0,757596635</text:p>
          </table:table-cell>
          <table:table-cell office:value-type="float" office:value="0.91739581781099999" table:style-name="ce1">
            <text:p>0,917395818</text:p>
          </table:table-cell>
          <table:table-cell office:value-type="float" office:value="0.98562400703999997" table:style-name="ce1">
            <text:p>0,985624007</text:p>
          </table:table-cell>
          <table:table-cell office:value-type="float" office:value="5.1128038792600004" table:style-name="ce1">
            <text:p>5,112803879</text:p>
          </table:table-cell>
          <table:table-cell office:value-type="float" office:value="0.532914138807" table:style-name="ce1">
            <text:p>0,532914139</text:p>
          </table:table-cell>
          <table:table-cell office:value-type="float" office:value="0.96085018017500001" table:style-name="ce1">
            <text:p>0,96085018</text:p>
          </table:table-cell>
          <table:table-cell office:value-type="float" office:value="7.9756883957706498E-2" table:style-name="ce1">
            <text:p>0,079756884</text:p>
          </table:table-cell>
          <table:table-cell office:value-type="float" office:value="6.73764297751E-2" table:style-name="ce1">
            <text:p>0,06737643</text:p>
          </table:table-cell>
          <table:table-cell office:value-type="float" office:value="0.72771720014100005" table:style-name="ce1">
            <text:p>0,7277172</text:p>
          </table:table-cell>
          <table:table-cell office:value-type="float" office:value="0.55699228086700003" table:style-name="ce1">
            <text:p>0,556992281</text:p>
          </table:table-cell>
          <table:table-cell office:value-type="float" office:value="0.95820098984799995" table:style-name="ce1">
            <text:p>0,95820099</text:p>
          </table:table-cell>
          <table:table-cell office:value-type="float" office:value="0.60238155775900004" table:style-name="ce1">
            <text:p>0,602381558</text:p>
          </table:table-cell>
          <table:table-cell office:value-type="float" office:value="0.57879842830700001" table:style-name="ce1">
            <text:p>0,578798428</text:p>
          </table:table-cell>
          <table:table-cell office:value-type="float" office:value="0.91724399999999995" table:style-name="ce1">
            <text:p>0,917244</text:p>
          </table:table-cell>
          <table:table-cell office:value-type="float" office:value="4.17990101524E-2" table:style-name="ce1">
            <text:p>0,04179901</text:p>
          </table:table-cell>
          <table:table-cell office:value-type="float" office:value="14215" table:style-name="ce1">
            <text:p>14215</text:p>
          </table:table-cell>
          <table:table-cell office:value-type="float" office:value="9383" table:style-name="ce1">
            <text:p>9383</text:p>
          </table:table-cell>
          <table:table-cell office:value-type="float" office:value="215096" table:style-name="ce1">
            <text:p>215096</text:p>
          </table:table-cell>
          <table:table-cell office:value-type="float" office:value="11306" table:style-name="ce1">
            <text:p>11306</text:p>
          </table:table-cell>
          <table:table-cell office:value-type="float" office:value="25521" table:style-name="ce1">
            <text:p>25521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5411427848999997" table:style-name="ce1">
            <text:p>0,954114278</text:p>
          </table:table-cell>
          <table:table-cell office:value-type="float" office:value="0.91225480840600004" table:style-name="ce1">
            <text:p>0,912254808</text:p>
          </table:table-cell>
          <table:table-cell office:value-type="float" office:value="0.75759663535699995" table:style-name="ce1">
            <text:p>0,757596635</text:p>
          </table:table-cell>
          <table:table-cell office:value-type="float" office:value="0.91739581781099999" table:style-name="ce1">
            <text:p>0,917395818</text:p>
          </table:table-cell>
          <table:table-cell office:value-type="float" office:value="0.98562400703999997" table:style-name="ce1">
            <text:p>0,985624007</text:p>
          </table:table-cell>
          <table:table-cell office:value-type="float" office:value="5.1128038792600004" table:style-name="ce1">
            <text:p>5,112803879</text:p>
          </table:table-cell>
          <table:table-cell office:value-type="float" office:value="0.532914138807" table:style-name="ce1">
            <text:p>0,532914139</text:p>
          </table:table-cell>
          <table:table-cell office:value-type="float" office:value="0.99573501655600005" table:style-name="ce1">
            <text:p>0,995735017</text:p>
          </table:table-cell>
          <table:table-cell office:value-type="float" office:value="4.1801571309118104E-3" table:style-name="ce1">
            <text:p>0,004180157</text:p>
          </table:table-cell>
          <table:table-cell office:value-type="float" office:value="6.73764297751E-2" table:style-name="ce1">
            <text:p>0,06737643</text:p>
          </table:table-cell>
          <table:table-cell office:value-type="float" office:value="4.8092479637000002E-2" table:style-name="ce1">
            <text:p>0,04809248</text:p>
          </table:table-cell>
          <table:table-cell office:value-type="float" office:value="0.95820098984799995" table:style-name="ce1">
            <text:p>0,95820099</text:p>
          </table:table-cell>
          <table:table-cell office:value-type="float" office:value="0.55699228086700003" table:style-name="ce1">
            <text:p>0,556992281</text:p>
          </table:table-cell>
          <table:table-cell office:value-type="float" office:value="0.95006227860199999" table:style-name="ce1">
            <text:p>0,950062279</text:p>
          </table:table-cell>
          <table:table-cell office:value-type="float" office:value="0.95411427848999997" table:style-name="ce1">
            <text:p>0,954114278</text:p>
          </table:table-cell>
          <table:table-cell office:value-type="float" office:value="0.91724399999999995" table:style-name="ce1">
            <text:p>0,917244</text:p>
          </table:table-cell>
          <table:table-cell office:value-type="float" office:value="0.44300771913300002" table:style-name="ce1">
            <text:p>0,443007719</text:p>
          </table:table-cell>
          <table:table-cell office:value-type="float" office:value="215096" table:style-name="ce1">
            <text:p>215096</text:p>
          </table:table-cell>
          <table:table-cell office:value-type="float" office:value="11306" table:style-name="ce1">
            <text:p>11306</text:p>
          </table:table-cell>
          <table:table-cell office:value-type="float" office:value="14215" table:style-name="ce1">
            <text:p>14215</text:p>
          </table:table-cell>
          <table:table-cell office:value-type="float" office:value="9383" table:style-name="ce1">
            <text:p>9383</text:p>
          </table:table-cell>
          <table:table-cell office:value-type="float" office:value="224479" table:style-name="ce1">
            <text:p>224479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gr1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6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52398298703699997" table:style-name="ce1">
            <text:p>0,523982987</text:p>
          </table:table-cell>
          <table:table-cell office:value-type="float" office:value="0.35499793189000001" table:style-name="ce1">
            <text:p>0,354997932</text:p>
          </table:table-cell>
          <table:table-cell office:value-type="float" office:value="0.72813760422499996" table:style-name="ce1">
            <text:p>0,728137604</text:p>
          </table:table-cell>
          <table:table-cell office:value-type="float" office:value="0.90661369473800002" table:style-name="ce1">
            <text:p>0,906613695</text:p>
          </table:table-cell>
          <table:table-cell office:value-type="float" office:value="0.96781926894100001" table:style-name="ce1">
            <text:p>0,967819269</text:p>
          </table:table-cell>
          <table:table-cell office:value-type="float" office:value="9.8857164188100004" table:style-name="ce1">
            <text:p>9,885716419</text:p>
          </table:table-cell>
          <table:table-cell office:value-type="float" office:value="0.472103806417" table:style-name="ce1">
            <text:p>0,472103806</text:p>
          </table:table-cell>
          <table:table-cell office:value-type="float" office:value="0.960459105802" table:style-name="ce1">
            <text:p>0,960459106</text:p>
          </table:table-cell>
          <table:table-cell office:value-type="float" office:value="0.117774869945639" table:style-name="ce1">
            <text:p>0,11777487</text:p>
          </table:table-cell>
          <table:table-cell office:value-type="float" office:value="8.3410867936299996E-2" table:style-name="ce1">
            <text:p>0,083410868</text:p>
          </table:table-cell>
          <table:table-cell office:value-type="float" office:value="0.90845890942999996" table:style-name="ce1">
            <text:p>0,908458909</text:p>
          </table:table-cell>
          <table:table-cell office:value-type="float" office:value="0.50405230805400003" table:style-name="ce1">
            <text:p>0,504052308</text:p>
          </table:table-cell>
          <table:table-cell office:value-type="float" office:value="0.95222290039599999" table:style-name="ce1">
            <text:p>0,9522229</text:p>
          </table:table-cell>
          <table:table-cell office:value-type="float" office:value="0.54555470802600003" table:style-name="ce1">
            <text:p>0,545554708</text:p>
          </table:table-cell>
          <table:table-cell office:value-type="float" office:value="0.52398298703699997" table:style-name="ce1">
            <text:p>0,523982987</text:p>
          </table:table-cell>
          <table:table-cell office:value-type="float" office:value="0.90643600000000002" table:style-name="ce1">
            <text:p>0,906436</text:p>
          </table:table-cell>
          <table:table-cell office:value-type="float" office:value="4.7777099603900003E-2" table:style-name="ce1">
            <text:p>0,0477771</text:p>
          </table:table-cell>
          <table:table-cell office:value-type="float" office:value="12874" table:style-name="ce1">
            <text:p>12874</text:p>
          </table:table-cell>
          <table:table-cell office:value-type="float" office:value="10724" table:style-name="ce1">
            <text:p>10724</text:p>
          </table:table-cell>
          <table:table-cell office:value-type="float" office:value="213735" table:style-name="ce1">
            <text:p>213735</text:p>
          </table:table-cell>
          <table:table-cell office:value-type="float" office:value="12667" table:style-name="ce1">
            <text:p>12667</text:p>
          </table:table-cell>
          <table:table-cell office:value-type="float" office:value="25541" table:style-name="ce1">
            <text:p>25541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4811926513900002" table:style-name="ce1">
            <text:p>0,948119265</text:p>
          </table:table-cell>
          <table:table-cell office:value-type="float" office:value="0.90135624098599998" table:style-name="ce1">
            <text:p>0,901356241</text:p>
          </table:table-cell>
          <table:table-cell office:value-type="float" office:value="0.72813760422499996" table:style-name="ce1">
            <text:p>0,728137604</text:p>
          </table:table-cell>
          <table:table-cell office:value-type="float" office:value="0.90661369473800002" table:style-name="ce1">
            <text:p>0,906613695</text:p>
          </table:table-cell>
          <table:table-cell office:value-type="float" office:value="0.96781926894100001" table:style-name="ce1">
            <text:p>0,967819269</text:p>
          </table:table-cell>
          <table:table-cell office:value-type="float" office:value="9.8857164188100004" table:style-name="ce1">
            <text:p>9,885716419</text:p>
          </table:table-cell>
          <table:table-cell office:value-type="float" office:value="0.472103806417" table:style-name="ce1">
            <text:p>0,472103806</text:p>
          </table:table-cell>
          <table:table-cell office:value-type="float" office:value="0.99569046779399994" table:style-name="ce1">
            <text:p>0,995690468</text:p>
          </table:table-cell>
          <table:table-cell office:value-type="float" office:value="5.7420922666683999E-3" table:style-name="ce1">
            <text:p>0,005742092</text:p>
          </table:table-cell>
          <table:table-cell office:value-type="float" office:value="8.3410867936299996E-2" table:style-name="ce1">
            <text:p>0,083410868</text:p>
          </table:table-cell>
          <table:table-cell office:value-type="float" office:value="5.4719629447700001E-2" table:style-name="ce1">
            <text:p>0,054719629</text:p>
          </table:table-cell>
          <table:table-cell office:value-type="float" office:value="0.95222290039599999" table:style-name="ce1">
            <text:p>0,9522229</text:p>
          </table:table-cell>
          <table:table-cell office:value-type="float" office:value="0.50405230805400003" table:style-name="ce1">
            <text:p>0,504052308</text:p>
          </table:table-cell>
          <table:table-cell office:value-type="float" office:value="0.94405084760699998" table:style-name="ce1">
            <text:p>0,944050848</text:p>
          </table:table-cell>
          <table:table-cell office:value-type="float" office:value="0.94811926513900002" table:style-name="ce1">
            <text:p>0,948119265</text:p>
          </table:table-cell>
          <table:table-cell office:value-type="float" office:value="0.90643600000000002" table:style-name="ce1">
            <text:p>0,906436</text:p>
          </table:table-cell>
          <table:table-cell office:value-type="float" office:value="0.49594769194600002" table:style-name="ce1">
            <text:p>0,495947692</text:p>
          </table:table-cell>
          <table:table-cell office:value-type="float" office:value="213735" table:style-name="ce1">
            <text:p>213735</text:p>
          </table:table-cell>
          <table:table-cell office:value-type="float" office:value="12667" table:style-name="ce1">
            <text:p>12667</text:p>
          </table:table-cell>
          <table:table-cell office:value-type="float" office:value="12874" table:style-name="ce1">
            <text:p>12874</text:p>
          </table:table-cell>
          <table:table-cell office:value-type="float" office:value="10724" table:style-name="ce1">
            <text:p>10724</text:p>
          </table:table-cell>
          <table:table-cell office:value-type="float" office:value="224459" table:style-name="ce1">
            <text:p>224459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gr2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7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48236637175399999" table:style-name="ce1">
            <text:p>0,482366372</text:p>
          </table:table-cell>
          <table:table-cell office:value-type="float" office:value="0.317841119738" table:style-name="ce1">
            <text:p>0,31784112</text:p>
          </table:table-cell>
          <table:table-cell office:value-type="float" office:value="0.70617937233000005" table:style-name="ce1">
            <text:p>0,706179372</text:p>
          </table:table-cell>
          <table:table-cell office:value-type="float" office:value="0.89859698056399995" table:style-name="ce1">
            <text:p>0,898596981</text:p>
          </table:table-cell>
          <table:table-cell office:value-type="float" office:value="0.95493489046000002" table:style-name="ce1">
            <text:p>0,95493489</text:p>
          </table:table-cell>
          <table:table-cell office:value-type="float" office:value="15.607362079" table:style-name="ce1">
            <text:p>15,60736208</text:p>
          </table:table-cell>
          <table:table-cell office:value-type="float" office:value="0.42605971458500003" table:style-name="ce1">
            <text:p>0,426059715</text:p>
          </table:table-cell>
          <table:table-cell office:value-type="float" office:value="0.96212337424100003" table:style-name="ce1">
            <text:p>0,962123374</text:p>
          </table:table-cell>
          <table:table-cell office:value-type="float" office:value="0.16645070054315" table:style-name="ce1">
            <text:p>0,166450701</text:p>
          </table:table-cell>
          <table:table-cell office:value-type="float" office:value="9.4988983499300003E-2" table:style-name="ce1">
            <text:p>0,094988983</text:p>
          </table:table-cell>
          <table:table-cell office:value-type="float" office:value="1.0731130082" table:style-name="ce1">
            <text:p>1,073113008</text:p>
          </table:table-cell>
          <table:table-cell office:value-type="float" office:value="0.46476272784400002" table:style-name="ce1">
            <text:p>0,464762728</text:p>
          </table:table-cell>
          <table:table-cell office:value-type="float" office:value="0.94759601681600003" table:style-name="ce1">
            <text:p>0,947596017</text:p>
          </table:table-cell>
          <table:table-cell office:value-type="float" office:value="0.50135604712299997" table:style-name="ce1">
            <text:p>0,501356047</text:p>
          </table:table-cell>
          <table:table-cell office:value-type="float" office:value="0.48236637175399999" table:style-name="ce1">
            <text:p>0,482366372</text:p>
          </table:table-cell>
          <table:table-cell office:value-type="float" office:value="0.89843200000000001" table:style-name="ce1">
            <text:p>0,898432</text:p>
          </table:table-cell>
          <table:table-cell office:value-type="float" office:value="5.2403983183700001E-2" table:style-name="ce1">
            <text:p>0,052403983</text:p>
          </table:table-cell>
          <table:table-cell office:value-type="float" office:value="11831" table:style-name="ce1">
            <text:p>11831</text:p>
          </table:table-cell>
          <table:table-cell office:value-type="float" office:value="11767" table:style-name="ce1">
            <text:p>11767</text:p>
          </table:table-cell>
          <table:table-cell office:value-type="float" office:value="212777" table:style-name="ce1">
            <text:p>212777</text:p>
          </table:table-cell>
          <table:table-cell office:value-type="float" office:value="13625" table:style-name="ce1">
            <text:p>13625</text:p>
          </table:table-cell>
          <table:table-cell office:value-type="float" office:value="25456" table:style-name="ce1">
            <text:p>25456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4369170588100004" table:style-name="ce1">
            <text:p>0,943691706</text:p>
          </table:table-cell>
          <table:table-cell office:value-type="float" office:value="0.89338662882200004" table:style-name="ce1">
            <text:p>0,893386629</text:p>
          </table:table-cell>
          <table:table-cell office:value-type="float" office:value="0.70617937233000005" table:style-name="ce1">
            <text:p>0,706179372</text:p>
          </table:table-cell>
          <table:table-cell office:value-type="float" office:value="0.89859698056399995" table:style-name="ce1">
            <text:p>0,898596981</text:p>
          </table:table-cell>
          <table:table-cell office:value-type="float" office:value="0.95493489046000002" table:style-name="ce1">
            <text:p>0,95493489</text:p>
          </table:table-cell>
          <table:table-cell office:value-type="float" office:value="15.607362079" table:style-name="ce1">
            <text:p>15,60736208</text:p>
          </table:table-cell>
          <table:table-cell office:value-type="float" office:value="0.42605971458500003" table:style-name="ce1">
            <text:p>0,426059715</text:p>
          </table:table-cell>
          <table:table-cell office:value-type="float" office:value="0.99587977274399997" table:style-name="ce1">
            <text:p>0,995879773</text:p>
          </table:table-cell>
          <table:table-cell office:value-type="float" office:value="7.4549296546533904E-3" table:style-name="ce1">
            <text:p>0,00745493</text:p>
          </table:table-cell>
          <table:table-cell office:value-type="float" office:value="9.4988983499300003E-2" table:style-name="ce1">
            <text:p>0,094988983</text:p>
          </table:table-cell>
          <table:table-cell office:value-type="float" office:value="5.9668103225399997E-2" table:style-name="ce1">
            <text:p>0,059668103</text:p>
          </table:table-cell>
          <table:table-cell office:value-type="float" office:value="0.94759601681600003" table:style-name="ce1">
            <text:p>0,947596017</text:p>
          </table:table-cell>
          <table:table-cell office:value-type="float" office:value="0.46476272784400002" table:style-name="ce1">
            <text:p>0,464762728</text:p>
          </table:table-cell>
          <table:table-cell office:value-type="float" office:value="0.93981943622399999" table:style-name="ce1">
            <text:p>0,939819436</text:p>
          </table:table-cell>
          <table:table-cell office:value-type="float" office:value="0.94369170588100004" table:style-name="ce1">
            <text:p>0,943691706</text:p>
          </table:table-cell>
          <table:table-cell office:value-type="float" office:value="0.89843200000000001" table:style-name="ce1">
            <text:p>0,898432</text:p>
          </table:table-cell>
          <table:table-cell office:value-type="float" office:value="0.53523727215600003" table:style-name="ce1">
            <text:p>0,535237272</text:p>
          </table:table-cell>
          <table:table-cell office:value-type="float" office:value="212777" table:style-name="ce1">
            <text:p>212777</text:p>
          </table:table-cell>
          <table:table-cell office:value-type="float" office:value="13625" table:style-name="ce1">
            <text:p>13625</text:p>
          </table:table-cell>
          <table:table-cell office:value-type="float" office:value="11831" table:style-name="ce1">
            <text:p>11831</text:p>
          </table:table-cell>
          <table:table-cell office:value-type="float" office:value="11767" table:style-name="ce1">
            <text:p>11767</text:p>
          </table:table-cell>
          <table:table-cell office:value-type="float" office:value="224544" table:style-name="ce1">
            <text:p>224544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scl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8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80252317198800005" table:style-name="ce1">
            <text:p>0,802523172</text:p>
          </table:table-cell>
          <table:table-cell office:value-type="float" office:value="0.67017845624600003" table:style-name="ce1">
            <text:p>0,670178456</text:p>
          </table:table-cell>
          <table:table-cell office:value-type="float" office:value="0.895603910665" table:style-name="ce1">
            <text:p>0,895603911</text:p>
          </table:table-cell>
          <table:table-cell office:value-type="float" office:value="0.96295021740800002" table:style-name="ce1">
            <text:p>0,962950217</text:p>
          </table:table-cell>
          <table:table-cell office:value-type="float" office:value="0.99763583909099995" table:style-name="ce1">
            <text:p>0,997635839</text:p>
          </table:table-cell>
          <table:table-cell office:value-type="float" office:value="1.0396520973000001" table:style-name="ce1">
            <text:p>1,039652097</text:p>
          </table:table-cell>
          <table:table-cell office:value-type="float" office:value="0.78222363416600005" table:style-name="ce1">
            <text:p>0,782223634</text:p>
          </table:table-cell>
          <table:table-cell office:value-type="float" office:value="0.98738414006200004" table:style-name="ce1">
            <text:p>0,98738414</text:p>
          </table:table-cell>
          <table:table-cell office:value-type="float" office:value="2.0272059243334299E-2" table:style-name="ce1">
            <text:p>0,020272059</text:p>
          </table:table-cell>
          <table:table-cell office:value-type="float" office:value="-5.7022149245200002E-3" table:style-name="ce1">
            <text:p>-0,005702215</text:p>
          </table:table-cell>
          <table:table-cell office:value-type="float" office:value="0.24606993904400001" table:style-name="ce1">
            <text:p>0,246069939</text:p>
          </table:table-cell>
          <table:table-cell office:value-type="float" office:value="0.81277705345499995" table:style-name="ce1">
            <text:p>0,812777053</text:p>
          </table:table-cell>
          <table:table-cell office:value-type="float" office:value="0.97843076787500005" table:style-name="ce1">
            <text:p>0,978430768</text:p>
          </table:table-cell>
          <table:table-cell office:value-type="float" office:value="0.79252479023599998" table:style-name="ce1">
            <text:p>0,79252479</text:p>
          </table:table-cell>
          <table:table-cell office:value-type="float" office:value="0.80252317198800005" table:style-name="ce1">
            <text:p>0,802523172</text:p>
          </table:table-cell>
          <table:table-cell office:value-type="float" office:value="0.96318400000000004" table:style-name="ce1">
            <text:p>0,963184</text:p>
          </table:table-cell>
          <table:table-cell office:value-type="float" office:value="2.1569232124800001E-2" table:style-name="ce1">
            <text:p>0,021569232</text:p>
          </table:table-cell>
          <table:table-cell office:value-type="float" office:value="18702" table:style-name="ce1">
            <text:p>18702</text:p>
          </table:table-cell>
          <table:table-cell office:value-type="float" office:value="4896" table:style-name="ce1">
            <text:p>4896</text:p>
          </table:table-cell>
          <table:table-cell office:value-type="float" office:value="222094" table:style-name="ce1">
            <text:p>222094</text:p>
          </table:table-cell>
          <table:table-cell office:value-type="float" office:value="4308" table:style-name="ce1">
            <text:p>4308</text:p>
          </table:table-cell>
          <table:table-cell office:value-type="float" office:value="23010" table:style-name="ce1">
            <text:p>23010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7969968592300005" table:style-name="ce1">
            <text:p>0,979699686</text:p>
          </table:table-cell>
          <table:table-cell office:value-type="float" office:value="0.96020717861799998" table:style-name="ce1">
            <text:p>0,960207179</text:p>
          </table:table-cell>
          <table:table-cell office:value-type="float" office:value="0.895603910665" table:style-name="ce1">
            <text:p>0,895603911</text:p>
          </table:table-cell>
          <table:table-cell office:value-type="float" office:value="0.96295021740800002" table:style-name="ce1">
            <text:p>0,962950217</text:p>
          </table:table-cell>
          <table:table-cell office:value-type="float" office:value="0.99763583909099995" table:style-name="ce1">
            <text:p>0,997635839</text:p>
          </table:table-cell>
          <table:table-cell office:value-type="float" office:value="1.0396520973000001" table:style-name="ce1">
            <text:p>1,039652097</text:p>
          </table:table-cell>
          <table:table-cell office:value-type="float" office:value="0.78222363416600005" table:style-name="ce1">
            <text:p>0,782223634</text:p>
          </table:table-cell>
          <table:table-cell office:value-type="float" office:value="0.99870310900899995" table:style-name="ce1">
            <text:p>0,998703109</text:p>
          </table:table-cell>
          <table:table-cell office:value-type="float" office:value="1.3719508234473301E-3" table:style-name="ce1">
            <text:p>0,001371951</text:p>
          </table:table-cell>
          <table:table-cell office:value-type="float" office:value="-5.7022149245200002E-3" table:style-name="ce1">
            <text:p>-0,005702215</text:p>
          </table:table-cell>
          <table:table-cell office:value-type="float" office:value="2.0720955991599999E-2" table:style-name="ce1">
            <text:p>0,020720956</text:p>
          </table:table-cell>
          <table:table-cell office:value-type="float" office:value="0.97843076787500005" table:style-name="ce1">
            <text:p>0,978430768</text:p>
          </table:table-cell>
          <table:table-cell office:value-type="float" office:value="0.81277705345499995" table:style-name="ce1">
            <text:p>0,812777053</text:p>
          </table:table-cell>
          <table:table-cell office:value-type="float" office:value="0.98097189954200004" table:style-name="ce1">
            <text:p>0,9809719</text:p>
          </table:table-cell>
          <table:table-cell office:value-type="float" office:value="0.97969968592300005" table:style-name="ce1">
            <text:p>0,979699686</text:p>
          </table:table-cell>
          <table:table-cell office:value-type="float" office:value="0.96318400000000004" table:style-name="ce1">
            <text:p>0,963184</text:p>
          </table:table-cell>
          <table:table-cell office:value-type="float" office:value="0.18722294654499999" table:style-name="ce1">
            <text:p>0,187222947</text:p>
          </table:table-cell>
          <table:table-cell office:value-type="float" office:value="222094" table:style-name="ce1">
            <text:p>222094</text:p>
          </table:table-cell>
          <table:table-cell office:value-type="float" office:value="4308" table:style-name="ce1">
            <text:p>4308</text:p>
          </table:table-cell>
          <table:table-cell office:value-type="float" office:value="18702" table:style-name="ce1">
            <text:p>18702</text:p>
          </table:table-cell>
          <table:table-cell office:value-type="float" office:value="4896" table:style-name="ce1">
            <text:p>4896</text:p>
          </table:table-cell>
          <table:table-cell office:value-type="float" office:value="226990" table:style-name="ce1">
            <text:p>226990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scl1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9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67592656577499999" table:style-name="ce1">
            <text:p>0,675926566</text:p>
          </table:table-cell>
          <table:table-cell office:value-type="float" office:value="0.51049024042299995" table:style-name="ce1">
            <text:p>0,51049024</text:p>
          </table:table-cell>
          <table:table-cell office:value-type="float" office:value="0.85083582481499997" table:style-name="ce1">
            <text:p>0,850835825</text:p>
          </table:table-cell>
          <table:table-cell office:value-type="float" office:value="0.94276955068400004" table:style-name="ce1">
            <text:p>0,942769551</text:p>
          </table:table-cell>
          <table:table-cell office:value-type="float" office:value="1.03122105471" table:style-name="ce1">
            <text:p>1,031221055</text:p>
          </table:table-cell>
          <table:table-cell office:value-type="float" office:value="1.93069306424" table:style-name="ce1">
            <text:p>1,930693064</text:p>
          </table:table-cell>
          <table:table-cell office:value-type="float" office:value="0.64511432875999997" table:style-name="ce1">
            <text:p>0,645114329</text:p>
          </table:table-cell>
          <table:table-cell office:value-type="float" office:value="0.91286020316500005" table:style-name="ce1">
            <text:p>0,912860203</text:p>
          </table:table-cell>
          <table:table-cell office:value-type="float" office:value="3.8501671827099702E-2" table:style-name="ce1">
            <text:p>0,038501672</text:p>
          </table:table-cell>
          <table:table-cell office:value-type="float" office:value="2.26974141427E-2" table:style-name="ce1">
            <text:p>0,022697414</text:p>
          </table:table-cell>
          <table:table-cell office:value-type="float" office:value="0.47945065430799999" table:style-name="ce1">
            <text:p>0,479450654</text:p>
          </table:table-cell>
          <table:table-cell office:value-type="float" office:value="0.74044915468100003" table:style-name="ce1">
            <text:p>0,740449155</text:p>
          </table:table-cell>
          <table:table-cell office:value-type="float" office:value="0.96122249495000001" table:style-name="ce1">
            <text:p>0,961222495</text:p>
          </table:table-cell>
          <table:table-cell office:value-type="float" office:value="0.62174760572900001" table:style-name="ce1">
            <text:p>0,621747606</text:p>
          </table:table-cell>
          <table:table-cell office:value-type="float" office:value="0.67592656577499999" table:style-name="ce1">
            <text:p>0,675926566</text:p>
          </table:table-cell>
          <table:table-cell office:value-type="float" office:value="0.94372400000000001" table:style-name="ce1">
            <text:p>0,943724</text:p>
          </table:table-cell>
          <table:table-cell office:value-type="float" office:value="3.8777505050299997E-2" table:style-name="ce1">
            <text:p>0,038777505</text:p>
          </table:table-cell>
          <table:table-cell office:value-type="float" office:value="14672" table:style-name="ce1">
            <text:p>14672</text:p>
          </table:table-cell>
          <table:table-cell office:value-type="float" office:value="8926" table:style-name="ce1">
            <text:p>8926</text:p>
          </table:table-cell>
          <table:table-cell office:value-type="float" office:value="221259" table:style-name="ce1">
            <text:p>221259</text:p>
          </table:table-cell>
          <table:table-cell office:value-type="float" office:value="5143" table:style-name="ce1">
            <text:p>5143</text:p>
          </table:table-cell>
          <table:table-cell office:value-type="float" office:value="19815" table:style-name="ce1">
            <text:p>19815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6918659532600004" table:style-name="ce1">
            <text:p>0,969186595</text:p>
          </table:table-cell>
          <table:table-cell office:value-type="float" office:value="0.94021535898800002" table:style-name="ce1">
            <text:p>0,940215359</text:p>
          </table:table-cell>
          <table:table-cell office:value-type="float" office:value="0.85083582481499997" table:style-name="ce1">
            <text:p>0,850835825</text:p>
          </table:table-cell>
          <table:table-cell office:value-type="float" office:value="0.94276955068400004" table:style-name="ce1">
            <text:p>0,942769551</text:p>
          </table:table-cell>
          <table:table-cell office:value-type="float" office:value="1.03122105471" table:style-name="ce1">
            <text:p>1,031221055</text:p>
          </table:table-cell>
          <table:table-cell office:value-type="float" office:value="1.93069306424" table:style-name="ce1">
            <text:p>1,930693064</text:p>
          </table:table-cell>
          <table:table-cell office:value-type="float" office:value="0.64511432875999997" table:style-name="ce1">
            <text:p>0,645114329</text:p>
          </table:table-cell>
          <table:table-cell office:value-type="float" office:value="0.99171461298700003" table:style-name="ce1">
            <text:p>0,991714613</text:p>
          </table:table-cell>
          <table:table-cell office:value-type="float" office:value="4.7538904632218101E-3" table:style-name="ce1">
            <text:p>0,00475389</text:p>
          </table:table-cell>
          <table:table-cell office:value-type="float" office:value="2.26974141427E-2" table:style-name="ce1">
            <text:p>0,022697414</text:p>
          </table:table-cell>
          <table:table-cell office:value-type="float" office:value="3.1793057005599999E-2" table:style-name="ce1">
            <text:p>0,031793057</text:p>
          </table:table-cell>
          <table:table-cell office:value-type="float" office:value="0.96122249495000001" table:style-name="ce1">
            <text:p>0,961222495</text:p>
          </table:table-cell>
          <table:table-cell office:value-type="float" office:value="0.74044915468100003" table:style-name="ce1">
            <text:p>0,740449155</text:p>
          </table:table-cell>
          <table:table-cell office:value-type="float" office:value="0.97728376957800001" table:style-name="ce1">
            <text:p>0,97728377</text:p>
          </table:table-cell>
          <table:table-cell office:value-type="float" office:value="0.96918659532600004" table:style-name="ce1">
            <text:p>0,969186595</text:p>
          </table:table-cell>
          <table:table-cell office:value-type="float" office:value="0.94372400000000001" table:style-name="ce1">
            <text:p>0,943724</text:p>
          </table:table-cell>
          <table:table-cell office:value-type="float" office:value="0.25955084531900002" table:style-name="ce1">
            <text:p>0,259550845</text:p>
          </table:table-cell>
          <table:table-cell office:value-type="float" office:value="221259" table:style-name="ce1">
            <text:p>221259</text:p>
          </table:table-cell>
          <table:table-cell office:value-type="float" office:value="5143" table:style-name="ce1">
            <text:p>5143</text:p>
          </table:table-cell>
          <table:table-cell office:value-type="float" office:value="14672" table:style-name="ce1">
            <text:p>14672</text:p>
          </table:table-cell>
          <table:table-cell office:value-type="float" office:value="8926" table:style-name="ce1">
            <text:p>8926</text:p>
          </table:table-cell>
          <table:table-cell office:value-type="float" office:value="230185" table:style-name="ce1">
            <text:p>230185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scl2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10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47027901334400002" table:style-name="ce1">
            <text:p>0,470279013</text:p>
          </table:table-cell>
          <table:table-cell office:value-type="float" office:value="0.307427967222" table:style-name="ce1">
            <text:p>0,307427967</text:p>
          </table:table-cell>
          <table:table-cell office:value-type="float" office:value="0.760757360529" table:style-name="ce1">
            <text:p>0,760757361</text:p>
          </table:table-cell>
          <table:table-cell office:value-type="float" office:value="0.91364234613700002" table:style-name="ce1">
            <text:p>0,913642346</text:p>
          </table:table-cell>
          <table:table-cell office:value-type="float" office:value="0.98485775149699994" table:style-name="ce1">
            <text:p>0,984857751</text:p>
          </table:table-cell>
          <table:table-cell office:value-type="float" office:value="0.728943920706" table:style-name="ce1">
            <text:p>0,728943921</text:p>
          </table:table-cell>
          <table:table-cell office:value-type="float" office:value="0.42475818665199999" table:style-name="ce1">
            <text:p>0,424758187</text:p>
          </table:table-cell>
          <table:table-cell office:value-type="float" office:value="0.80721795390200002" table:style-name="ce1">
            <text:p>0,807217954</text:p>
          </table:table-cell>
          <table:table-cell office:value-type="float" office:value="9.8431719669022505E-2" table:style-name="ce1">
            <text:p>0,09843172</text:p>
          </table:table-cell>
          <table:table-cell office:value-type="float" office:value="6.2404016077800004E-3" table:style-name="ce1">
            <text:p>0,006240402</text:p>
          </table:table-cell>
          <table:table-cell office:value-type="float" office:value="1.1263972485" table:style-name="ce1">
            <text:p>1,126397249</text:p>
          </table:table-cell>
          <table:table-cell office:value-type="float" office:value="0.58259236067599995" table:style-name="ce1">
            <text:p>0,582592361</text:p>
          </table:table-cell>
          <table:table-cell office:value-type="float" office:value="0.93892236038099997" table:style-name="ce1">
            <text:p>0,93892236</text:p>
          </table:table-cell>
          <table:table-cell office:value-type="float" office:value="0.394270700907" table:style-name="ce1">
            <text:p>0,394270701</text:p>
          </table:table-cell>
          <table:table-cell office:value-type="float" office:value="0.47027901334400002" table:style-name="ce1">
            <text:p>0,470279013</text:p>
          </table:table-cell>
          <table:table-cell office:value-type="float" office:value="0.91615999999999997" table:style-name="ce1">
            <text:p>0,91616</text:p>
          </table:table-cell>
          <table:table-cell office:value-type="float" office:value="6.1077639618899997E-2" table:style-name="ce1">
            <text:p>0,06107764</text:p>
          </table:table-cell>
          <table:table-cell office:value-type="float" office:value="9304" table:style-name="ce1">
            <text:p>9304</text:p>
          </table:table-cell>
          <table:table-cell office:value-type="float" office:value="14294" table:style-name="ce1">
            <text:p>14294</text:p>
          </table:table-cell>
          <table:table-cell office:value-type="float" office:value="219736" table:style-name="ce1">
            <text:p>219736</text:p>
          </table:table-cell>
          <table:table-cell office:value-type="float" office:value="6666" table:style-name="ce1">
            <text:p>6666</text:p>
          </table:table-cell>
          <table:table-cell office:value-type="float" office:value="15970" table:style-name="ce1">
            <text:p>15970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5447753414199998" table:style-name="ce1">
            <text:p>0,954477534</text:p>
          </table:table-cell>
          <table:table-cell office:value-type="float" office:value="0.91291920098400003" table:style-name="ce1">
            <text:p>0,912919201</text:p>
          </table:table-cell>
          <table:table-cell office:value-type="float" office:value="0.760757360529" table:style-name="ce1">
            <text:p>0,760757361</text:p>
          </table:table-cell>
          <table:table-cell office:value-type="float" office:value="0.91364234613700002" table:style-name="ce1">
            <text:p>0,913642346</text:p>
          </table:table-cell>
          <table:table-cell office:value-type="float" office:value="0.98485775149699994" table:style-name="ce1">
            <text:p>0,984857751</text:p>
          </table:table-cell>
          <table:table-cell office:value-type="float" office:value="0.728943920706" table:style-name="ce1">
            <text:p>0,728943921</text:p>
          </table:table-cell>
          <table:table-cell office:value-type="float" office:value="0.42475818665199999" table:style-name="ce1">
            <text:p>0,424758187</text:p>
          </table:table-cell>
          <table:table-cell office:value-type="float" office:value="0.98343294992499997" table:style-name="ce1">
            <text:p>0,98343295</text:p>
          </table:table-cell>
          <table:table-cell office:value-type="float" office:value="9.3955429673730304E-3" table:style-name="ce1">
            <text:p>0,009395543</text:p>
          </table:table-cell>
          <table:table-cell office:value-type="float" office:value="6.2404016077800004E-3" table:style-name="ce1">
            <text:p>0,006240402</text:p>
          </table:table-cell>
          <table:table-cell office:value-type="float" office:value="4.7693595951500002E-2" table:style-name="ce1">
            <text:p>0,047693596</text:p>
          </table:table-cell>
          <table:table-cell office:value-type="float" office:value="0.93892236038099997" table:style-name="ce1">
            <text:p>0,93892236</text:p>
          </table:table-cell>
          <table:table-cell office:value-type="float" office:value="0.58259236067599995" table:style-name="ce1">
            <text:p>0,582592361</text:p>
          </table:table-cell>
          <table:table-cell office:value-type="float" office:value="0.97055679720099997" table:style-name="ce1">
            <text:p>0,970556797</text:p>
          </table:table-cell>
          <table:table-cell office:value-type="float" office:value="0.95447753414199998" table:style-name="ce1">
            <text:p>0,954477534</text:p>
          </table:table-cell>
          <table:table-cell office:value-type="float" office:value="0.91615999999999997" table:style-name="ce1">
            <text:p>0,91616</text:p>
          </table:table-cell>
          <table:table-cell office:value-type="float" office:value="0.41740763932399999" table:style-name="ce1">
            <text:p>0,417407639</text:p>
          </table:table-cell>
          <table:table-cell office:value-type="float" office:value="219736" table:style-name="ce1">
            <text:p>219736</text:p>
          </table:table-cell>
          <table:table-cell office:value-type="float" office:value="6666" table:style-name="ce1">
            <text:p>6666</text:p>
          </table:table-cell>
          <table:table-cell office:value-type="float" office:value="9304" table:style-name="ce1">
            <text:p>9304</text:p>
          </table:table-cell>
          <table:table-cell office:value-type="float" office:value="14294" table:style-name="ce1">
            <text:p>14294</text:p>
          </table:table-cell>
          <table:table-cell office:value-type="float" office:value="234030" table:style-name="ce1">
            <text:p>234030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scl3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11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38083472095400001" table:style-name="ce1">
            <text:p>0,380834721</text:p>
          </table:table-cell>
          <table:table-cell office:value-type="float" office:value="0.235204352442" table:style-name="ce1">
            <text:p>0,235204352</text:p>
          </table:table-cell>
          <table:table-cell office:value-type="float" office:value="0.72505288378900001" table:style-name="ce1">
            <text:p>0,725052884</text:p>
          </table:table-cell>
          <table:table-cell office:value-type="float" office:value="0.91064273228100001" table:style-name="ce1">
            <text:p>0,910642732</text:p>
          </table:table-cell>
          <table:table-cell office:value-type="float" office:value="1.0387341664600001" table:style-name="ce1">
            <text:p>1,038734166</text:p>
          </table:table-cell>
          <table:table-cell office:value-type="float" office:value="5.9204492642500002" table:style-name="ce1">
            <text:p>5,920449264</text:p>
          </table:table-cell>
          <table:table-cell office:value-type="float" office:value="0.33101866731200003" table:style-name="ce1">
            <text:p>0,331018667</text:p>
          </table:table-cell>
          <table:table-cell office:value-type="float" office:value="0.73244883708399999" table:style-name="ce1">
            <text:p>0,732448837</text:p>
          </table:table-cell>
          <table:table-cell office:value-type="float" office:value="0.123058405430474" table:style-name="ce1">
            <text:p>0,123058405</text:p>
          </table:table-cell>
          <table:table-cell office:value-type="float" office:value="2.1882627853600001E-2" table:style-name="ce1">
            <text:p>0,021882628</text:p>
          </table:table-cell>
          <table:table-cell office:value-type="float" office:value="1.62581100141" table:style-name="ce1">
            <text:p>1,625811001</text:p>
          </table:table-cell>
          <table:table-cell office:value-type="float" office:value="0.519947198592" table:style-name="ce1">
            <text:p>0,519947199</text:p>
          </table:table-cell>
          <table:table-cell office:value-type="float" office:value="0.930158568987" table:style-name="ce1">
            <text:p>0,930158569</text:p>
          </table:table-cell>
          <table:table-cell office:value-type="float" office:value="0.30044919060899999" table:style-name="ce1">
            <text:p>0,300449191</text:p>
          </table:table-cell>
          <table:table-cell office:value-type="float" office:value="0.38083472095400001" table:style-name="ce1">
            <text:p>0,380834721</text:p>
          </table:table-cell>
          <table:table-cell office:value-type="float" office:value="0.90778400000000004" table:style-name="ce1">
            <text:p>0,907784</text:p>
          </table:table-cell>
          <table:table-cell office:value-type="float" office:value="6.9841431013200006E-2" table:style-name="ce1">
            <text:p>0,069841431</text:p>
          </table:table-cell>
          <table:table-cell office:value-type="float" office:value="7090" table:style-name="ce1">
            <text:p>7090</text:p>
          </table:table-cell>
          <table:table-cell office:value-type="float" office:value="16508" table:style-name="ce1">
            <text:p>16508</text:p>
          </table:table-cell>
          <table:table-cell office:value-type="float" office:value="219856" table:style-name="ce1">
            <text:p>219856</text:p>
          </table:table-cell>
          <table:table-cell office:value-type="float" office:value="6546" table:style-name="ce1">
            <text:p>6546</text:p>
          </table:table-cell>
          <table:table-cell office:value-type="float" office:value="13636" table:style-name="ce1">
            <text:p>13636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5018216550000001" table:style-name="ce1">
            <text:p>0,950182166</text:p>
          </table:table-cell>
          <table:table-cell office:value-type="float" office:value="0.90509242106099996" table:style-name="ce1">
            <text:p>0,905092421</text:p>
          </table:table-cell>
          <table:table-cell office:value-type="float" office:value="0.72505288378900001" table:style-name="ce1">
            <text:p>0,725052884</text:p>
          </table:table-cell>
          <table:table-cell office:value-type="float" office:value="0.91064273228100001" table:style-name="ce1">
            <text:p>0,910642732</text:p>
          </table:table-cell>
          <table:table-cell office:value-type="float" office:value="1.0387341664600001" table:style-name="ce1">
            <text:p>1,038734166</text:p>
          </table:table-cell>
          <table:table-cell office:value-type="float" office:value="5.9204492642500002" table:style-name="ce1">
            <text:p>5,920449264</text:p>
          </table:table-cell>
          <table:table-cell office:value-type="float" office:value="0.33101866731200003" table:style-name="ce1">
            <text:p>0,331018667</text:p>
          </table:table-cell>
          <table:table-cell office:value-type="float" office:value="0.97847292151999998" table:style-name="ce1">
            <text:p>0,978472922</text:p>
          </table:table-cell>
          <table:table-cell office:value-type="float" office:value="1.13945404883038E-2" table:style-name="ce1">
            <text:p>0,01139454</text:p>
          </table:table-cell>
          <table:table-cell office:value-type="float" office:value="2.1882627853600001E-2" table:style-name="ce1">
            <text:p>0,021882628</text:p>
          </table:table-cell>
          <table:table-cell office:value-type="float" office:value="5.2429772214500001E-2" table:style-name="ce1">
            <text:p>0,052429772</text:p>
          </table:table-cell>
          <table:table-cell office:value-type="float" office:value="0.930158568987" table:style-name="ce1">
            <text:p>0,930158569</text:p>
          </table:table-cell>
          <table:table-cell office:value-type="float" office:value="0.519947198592" table:style-name="ce1">
            <text:p>0,519947199</text:p>
          </table:table-cell>
          <table:table-cell office:value-type="float" office:value="0.971086827855" table:style-name="ce1">
            <text:p>0,971086828</text:p>
          </table:table-cell>
          <table:table-cell office:value-type="float" office:value="0.95018216550000001" table:style-name="ce1">
            <text:p>0,950182166</text:p>
          </table:table-cell>
          <table:table-cell office:value-type="float" office:value="0.90778400000000004" table:style-name="ce1">
            <text:p>0,907784</text:p>
          </table:table-cell>
          <table:table-cell office:value-type="float" office:value="0.480052801408" table:style-name="ce1">
            <text:p>0,480052801</text:p>
          </table:table-cell>
          <table:table-cell office:value-type="float" office:value="219856" table:style-name="ce1">
            <text:p>219856</text:p>
          </table:table-cell>
          <table:table-cell office:value-type="float" office:value="6546" table:style-name="ce1">
            <text:p>6546</text:p>
          </table:table-cell>
          <table:table-cell office:value-type="float" office:value="7090" table:style-name="ce1">
            <text:p>7090</text:p>
          </table:table-cell>
          <table:table-cell office:value-type="float" office:value="16508" table:style-name="ce1">
            <text:p>16508</text:p>
          </table:table-cell>
          <table:table-cell office:value-type="float" office:value="236364" table:style-name="ce1">
            <text:p>236364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scl4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12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27257240204400002" table:style-name="ce1">
            <text:p>0,272572402</text:p>
          </table:table-cell>
          <table:table-cell office:value-type="float" office:value="0.15779092702200001" table:style-name="ce1">
            <text:p>0,157790927</text:p>
          </table:table-cell>
          <table:table-cell office:value-type="float" office:value="0.70182642872300005" table:style-name="ce1">
            <text:p>0,701826429</text:p>
          </table:table-cell>
          <table:table-cell office:value-type="float" office:value="0.90602827388100005" table:style-name="ce1">
            <text:p>0,906028274</text:p>
          </table:table-cell>
          <table:table-cell office:value-type="float" office:value="1.0356065134100001" table:style-name="ce1">
            <text:p>1,035606513</text:p>
          </table:table-cell>
          <table:table-cell office:value-type="float" office:value="0.67639086374299995" table:style-name="ce1">
            <text:p>0,676390864</text:p>
          </table:table-cell>
          <table:table-cell office:value-type="float" office:value="0.2213849084" table:style-name="ce1">
            <text:p>0,221384908</text:p>
          </table:table-cell>
          <table:table-cell office:value-type="float" office:value="0.56424920905300002" table:style-name="ce1">
            <text:p>0,564249209</text:p>
          </table:table-cell>
          <table:table-cell office:value-type="float" office:value="0.182972782854112" table:style-name="ce1">
            <text:p>0,182972783</text:p>
          </table:table-cell>
          <table:table-cell office:value-type="float" office:value="3.2576301335600001E-2" table:style-name="ce1">
            <text:p>0,032576301</text:p>
          </table:table-cell>
          <table:table-cell office:value-type="float" office:value="2.6687500000000002" table:style-name="ce1">
            <text:p>2,66875</text:p>
          </table:table-cell>
          <table:table-cell office:value-type="float" office:value="0.48307095104600001" table:style-name="ce1">
            <text:p>0,483070951</text:p>
          </table:table-cell>
          <table:table-cell office:value-type="float" office:value="0.92058190640000004" table:style-name="ce1">
            <text:p>0,920581906</text:p>
          </table:table-cell>
          <table:table-cell office:value-type="float" office:value="0.18984659716899999" table:style-name="ce1">
            <text:p>0,189846597</text:p>
          </table:table-cell>
          <table:table-cell office:value-type="float" office:value="0.27257240204400002" table:style-name="ce1">
            <text:p>0,272572402</text:p>
          </table:table-cell>
          <table:table-cell office:value-type="float" office:value="0.90435200000000004" table:style-name="ce1">
            <text:p>0,904352</text:p>
          </table:table-cell>
          <table:table-cell office:value-type="float" office:value="7.9418093600199996E-2" table:style-name="ce1">
            <text:p>0,079418094</text:p>
          </table:table-cell>
          <table:table-cell office:value-type="float" office:value="4480" table:style-name="ce1">
            <text:p>4480</text:p>
          </table:table-cell>
          <table:table-cell office:value-type="float" office:value="19118" table:style-name="ce1">
            <text:p>19118</text:p>
          </table:table-cell>
          <table:table-cell office:value-type="float" office:value="221608" table:style-name="ce1">
            <text:p>221608</text:p>
          </table:table-cell>
          <table:table-cell office:value-type="float" office:value="4794" table:style-name="ce1">
            <text:p>4794</text:p>
          </table:table-cell>
          <table:table-cell office:value-type="float" office:value="9274" table:style-name="ce1">
            <text:p>9274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48810604374" table:style-name="ce1">
            <text:p>0,948810604</text:p>
          </table:table-cell>
          <table:table-cell office:value-type="float" office:value="0.90260671228400002" table:style-name="ce1">
            <text:p>0,902606712</text:p>
          </table:table-cell>
          <table:table-cell office:value-type="float" office:value="0.70182642872300005" table:style-name="ce1">
            <text:p>0,701826429</text:p>
          </table:table-cell>
          <table:table-cell office:value-type="float" office:value="0.90602827388100005" table:style-name="ce1">
            <text:p>0,906028274</text:p>
          </table:table-cell>
          <table:table-cell office:value-type="float" office:value="1.0356065134100001" table:style-name="ce1">
            <text:p>1,035606513</text:p>
          </table:table-cell>
          <table:table-cell office:value-type="float" office:value="0.67639086374299995" table:style-name="ce1">
            <text:p>0,676390864</text:p>
          </table:table-cell>
          <table:table-cell office:value-type="float" office:value="0.2213849084" table:style-name="ce1">
            <text:p>0,221384908</text:p>
          </table:table-cell>
          <table:table-cell office:value-type="float" office:value="0.96933602781299999" table:style-name="ce1">
            <text:p>0,969336028</text:p>
          </table:table-cell>
          <table:table-cell office:value-type="float" office:value="1.49890203929575E-2" table:style-name="ce1">
            <text:p>0,01498902</text:p>
          </table:table-cell>
          <table:table-cell office:value-type="float" office:value="3.2576301335600001E-2" table:style-name="ce1">
            <text:p>0,032576301</text:p>
          </table:table-cell>
          <table:table-cell office:value-type="float" office:value="5.3951120898199999E-2" table:style-name="ce1">
            <text:p>0,053951121</text:p>
          </table:table-cell>
          <table:table-cell office:value-type="float" office:value="0.92058190640000004" table:style-name="ce1">
            <text:p>0,920581906</text:p>
          </table:table-cell>
          <table:table-cell office:value-type="float" office:value="0.48307095104600001" table:style-name="ce1">
            <text:p>0,483070951</text:p>
          </table:table-cell>
          <table:table-cell office:value-type="float" office:value="0.97882527539499997" table:style-name="ce1">
            <text:p>0,978825275</text:p>
          </table:table-cell>
          <table:table-cell office:value-type="float" office:value="0.948810604374" table:style-name="ce1">
            <text:p>0,948810604</text:p>
          </table:table-cell>
          <table:table-cell office:value-type="float" office:value="0.90435200000000004" table:style-name="ce1">
            <text:p>0,904352</text:p>
          </table:table-cell>
          <table:table-cell office:value-type="float" office:value="0.51692904895400005" table:style-name="ce1">
            <text:p>0,516929049</text:p>
          </table:table-cell>
          <table:table-cell office:value-type="float" office:value="221608" table:style-name="ce1">
            <text:p>221608</text:p>
          </table:table-cell>
          <table:table-cell office:value-type="float" office:value="4794" table:style-name="ce1">
            <text:p>4794</text:p>
          </table:table-cell>
          <table:table-cell office:value-type="float" office:value="4480" table:style-name="ce1">
            <text:p>4480</text:p>
          </table:table-cell>
          <table:table-cell office:value-type="float" office:value="19118" table:style-name="ce1">
            <text:p>19118</text:p>
          </table:table-cell>
          <table:table-cell office:value-type="float" office:value="240726" table:style-name="ce1">
            <text:p>240726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scl5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13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21619697803099999" table:style-name="ce1">
            <text:p>0,216196978</text:p>
          </table:table-cell>
          <table:table-cell office:value-type="float" office:value="0.12120002902099999" table:style-name="ce1">
            <text:p>0,121200029</text:p>
          </table:table-cell>
          <table:table-cell office:value-type="float" office:value="0.68681969843799995" table:style-name="ce1">
            <text:p>0,686819698</text:p>
          </table:table-cell>
          <table:table-cell office:value-type="float" office:value="0.90419807292599996" table:style-name="ce1">
            <text:p>0,904198073</text:p>
          </table:table-cell>
          <table:table-cell office:value-type="float" office:value="0.96241802314400005" table:style-name="ce1">
            <text:p>0,962418023</text:p>
          </table:table-cell>
          <table:table-cell office:value-type="float" office:value="3.6326103437600001" table:style-name="ce1">
            <text:p>3,632610344</text:p>
          </table:table-cell>
          <table:table-cell office:value-type="float" office:value="0.16455671220500001" table:style-name="ce1">
            <text:p>0,164556712</text:p>
          </table:table-cell>
          <table:table-cell office:value-type="float" office:value="0.47296728896399998" table:style-name="ce1">
            <text:p>0,472967289</text:p>
          </table:table-cell>
          <table:table-cell office:value-type="float" office:value="0.21798557705096999" table:style-name="ce1">
            <text:p>0,217985577</text:p>
          </table:table-cell>
          <table:table-cell office:value-type="float" office:value="3.6841813615899999E-2" table:style-name="ce1">
            <text:p>0,036841814</text:p>
          </table:table-cell>
          <table:table-cell office:value-type="float" office:value="3.6254115534300002" table:style-name="ce1">
            <text:p>3,625411553</text:p>
          </table:table-cell>
          <table:table-cell office:value-type="float" office:value="0.457107675469" table:style-name="ce1">
            <text:p>0,457107675</text:p>
          </table:table-cell>
          <table:table-cell office:value-type="float" office:value="0.91653172140700001" table:style-name="ce1">
            <text:p>0,916531721</text:p>
          </table:table-cell>
          <table:table-cell office:value-type="float" office:value="0.14157979489799999" table:style-name="ce1">
            <text:p>0,141579795</text:p>
          </table:table-cell>
          <table:table-cell office:value-type="float" office:value="0.21619697803099999" table:style-name="ce1">
            <text:p>0,216196978</text:p>
          </table:table-cell>
          <table:table-cell office:value-type="float" office:value="0.90310000000000001" table:style-name="ce1">
            <text:p>0,9031</text:p>
          </table:table-cell>
          <table:table-cell office:value-type="float" office:value="8.34682785929E-2" table:style-name="ce1">
            <text:p>0,083468279</text:p>
          </table:table-cell>
          <table:table-cell office:value-type="float" office:value="3341" table:style-name="ce1">
            <text:p>3341</text:p>
          </table:table-cell>
          <table:table-cell office:value-type="float" office:value="20257" table:style-name="ce1">
            <text:p>20257</text:p>
          </table:table-cell>
          <table:table-cell office:value-type="float" office:value="222434" table:style-name="ce1">
            <text:p>222434</text:p>
          </table:table-cell>
          <table:table-cell office:value-type="float" office:value="3968" table:style-name="ce1">
            <text:p>3968</text:p>
          </table:table-cell>
          <table:table-cell office:value-type="float" office:value="7309" table:style-name="ce1">
            <text:p>7309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48357788328" table:style-name="ce1">
            <text:p>0,948357788</text:p>
          </table:table-cell>
          <table:table-cell office:value-type="float" office:value="0.90178748798899999" table:style-name="ce1">
            <text:p>0,901787488</text:p>
          </table:table-cell>
          <table:table-cell office:value-type="float" office:value="0.68681969843799995" table:style-name="ce1">
            <text:p>0,686819698</text:p>
          </table:table-cell>
          <table:table-cell office:value-type="float" office:value="0.90419807292599996" table:style-name="ce1">
            <text:p>0,904198073</text:p>
          </table:table-cell>
          <table:table-cell office:value-type="float" office:value="0.96241802314400005" table:style-name="ce1">
            <text:p>0,962418023</text:p>
          </table:table-cell>
          <table:table-cell office:value-type="float" office:value="3.6326103437600001" table:style-name="ce1">
            <text:p>3,632610344</text:p>
          </table:table-cell>
          <table:table-cell office:value-type="float" office:value="0.16455671220500001" table:style-name="ce1">
            <text:p>0,164556712</text:p>
          </table:table-cell>
          <table:table-cell office:value-type="float" office:value="0.965275542376" table:style-name="ce1">
            <text:p>0,965275542</text:p>
          </table:table-cell>
          <table:table-cell office:value-type="float" office:value="1.63878753704505E-2" table:style-name="ce1">
            <text:p>0,016387875</text:p>
          </table:table-cell>
          <table:table-cell office:value-type="float" office:value="3.6841813615899999E-2" table:style-name="ce1">
            <text:p>0,036841814</text:p>
          </table:table-cell>
          <table:table-cell office:value-type="float" office:value="5.44543549997E-2" table:style-name="ce1">
            <text:p>0,054454355</text:p>
          </table:table-cell>
          <table:table-cell office:value-type="float" office:value="0.91653172140700001" table:style-name="ce1">
            <text:p>0,916531721</text:p>
          </table:table-cell>
          <table:table-cell office:value-type="float" office:value="0.457107675469" table:style-name="ce1">
            <text:p>0,457107675</text:p>
          </table:table-cell>
          <table:table-cell office:value-type="float" office:value="0.98247365306000001" table:style-name="ce1">
            <text:p>0,982473653</text:p>
          </table:table-cell>
          <table:table-cell office:value-type="float" office:value="0.948357788328" table:style-name="ce1">
            <text:p>0,948357788</text:p>
          </table:table-cell>
          <table:table-cell office:value-type="float" office:value="0.90310000000000001" table:style-name="ce1">
            <text:p>0,9031</text:p>
          </table:table-cell>
          <table:table-cell office:value-type="float" office:value="0.542892324531" table:style-name="ce1">
            <text:p>0,542892325</text:p>
          </table:table-cell>
          <table:table-cell office:value-type="float" office:value="222434" table:style-name="ce1">
            <text:p>222434</text:p>
          </table:table-cell>
          <table:table-cell office:value-type="float" office:value="3968" table:style-name="ce1">
            <text:p>3968</text:p>
          </table:table-cell>
          <table:table-cell office:value-type="float" office:value="3341" table:style-name="ce1">
            <text:p>3341</text:p>
          </table:table-cell>
          <table:table-cell office:value-type="float" office:value="20257" table:style-name="ce1">
            <text:p>20257</text:p>
          </table:table-cell>
          <table:table-cell office:value-type="float" office:value="242691" table:style-name="ce1">
            <text:p>242691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noise2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14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29927141525500001" table:style-name="ce1">
            <text:p>0,299271415</text:p>
          </table:table-cell>
          <table:table-cell office:value-type="float" office:value="0.17596659334100001" table:style-name="ce1">
            <text:p>0,175966593</text:p>
          </table:table-cell>
          <table:table-cell office:value-type="float" office:value="0.58798329667100002" table:style-name="ce1">
            <text:p>0,587983297</text:p>
          </table:table-cell>
          <table:table-cell office:value-type="float" office:value="0.56260005181299999" table:style-name="ce1">
            <text:p>0,562600052</text:p>
          </table:table-cell>
          <table:table-cell office:value-type="float" office:value="0.98775779375100003" table:style-name="ce1">
            <text:p>0,987757794</text:p>
          </table:table-cell>
          <table:table-cell office:value-type="float" office:value="0.52587213506099995" table:style-name="ce1">
            <text:p>0,525872135</text:p>
          </table:table-cell>
          <table:table-cell office:value-type="float" office:value="-2.35661082546E-2" table:style-name="ce1">
            <text:p>-0,023566108</text:p>
          </table:table-cell>
          <table:table-cell office:value-type="float" office:value="0.29927141525500001" table:style-name="ce1">
            <text:p>0,299271415</text:p>
          </table:table-cell>
          <table:table-cell office:value-type="float" office:value="0.19026834545171001" table:style-name="ce1">
            <text:p>0,190268345</text:p>
          </table:table-cell>
          <table:table-cell office:value-type="float" office:value="-1.4637522371700001E-2" table:style-name="ce1">
            <text:p>-0,014637522</text:p>
          </table:table-cell>
          <table:table-cell office:value-type="float" office:value="2.3414484278300001" table:style-name="ce1">
            <text:p>2,341448428</text:p>
          </table:table-cell>
          <table:table-cell office:value-type="float" office:value="0.17596659334100001" table:style-name="ce1">
            <text:p>0,1759665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9927141525500001" table:style-name="ce1">
            <text:p>0,299271415</text:p>
          </table:table-cell>
          <table:table-cell office:value-type="float" office:value="0.55797200000000002" table:style-name="ce1">
            <text:p>0,557972</text:p>
          </table:table-cell>
          <table:table-cell office:value-type="float" office:value="0" table:style-name="ce1">
            <text:p>0</text:p>
          </table:table-cell>
          <table:table-cell office:value-type="float" office:value="23598" table:style-name="ce1">
            <text:p>23598</text:p>
          </table:table-cell>
          <table:table-cell office:value-type="float" office:value="0" table:style-name="ce1">
            <text:p>0</text:p>
          </table:table-cell>
          <table:table-cell office:value-type="float" office:value="115895" table:style-name="ce1">
            <text:p>115895</text:p>
          </table:table-cell>
          <table:table-cell office:value-type="float" office:value="110507" table:style-name="ce1">
            <text:p>110507</text:p>
          </table:table-cell>
          <table:table-cell office:value-type="float" office:value="134105" table:style-name="ce1">
            <text:p>134105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67716047759700004" table:style-name="ce1">
            <text:p>0,677160478</text:p>
          </table:table-cell>
          <table:table-cell office:value-type="float" office:value="0.51189918817000002" table:style-name="ce1">
            <text:p>0,511899188</text:p>
          </table:table-cell>
          <table:table-cell office:value-type="float" office:value="0.58798329667100002" table:style-name="ce1">
            <text:p>0,587983297</text:p>
          </table:table-cell>
          <table:table-cell office:value-type="float" office:value="0.56260005181299999" table:style-name="ce1">
            <text:p>0,562600052</text:p>
          </table:table-cell>
          <table:table-cell office:value-type="float" office:value="0.98775779375100003" table:style-name="ce1">
            <text:p>0,987757794</text:p>
          </table:table-cell>
          <table:table-cell office:value-type="float" office:value="0.52587213506099995" table:style-name="ce1">
            <text:p>0,525872135</text:p>
          </table:table-cell>
          <table:table-cell office:value-type="float" office:value="-2.35661082546E-2" table:style-name="ce1">
            <text:p>-0,023566108</text:p>
          </table:table-cell>
          <table:table-cell office:value-type="float" office:value="0.67716047759700004" table:style-name="ce1">
            <text:p>0,677160478</text:p>
          </table:table-cell>
          <table:table-cell office:value-type="float" office:value="2.16799426104233E-3" table:style-name="ce1">
            <text:p>0,002167994</text:p>
          </table:table-cell>
          <table:table-cell office:value-type="float" office:value="-1.4637522371700001E-2" table:style-name="ce1">
            <text:p>-0,014637522</text:p>
          </table:table-cell>
          <table:table-cell office:value-type="float" office:value="0.47675482117399998" table:style-name="ce1">
            <text:p>0,476754821</text:p>
          </table:table-cell>
          <table:table-cell office:value-type="float" office:value="1" table:style-name="ce1">
            <text:p>1</text:p>
          </table:table-cell>
          <table:table-cell office:value-type="float" office:value="0.17596659334100001" table:style-name="ce1">
            <text:p>0,175966593</text:p>
          </table:table-cell>
          <table:table-cell office:value-type="float" office:value="0.51189918817000002" table:style-name="ce1">
            <text:p>0,511899188</text:p>
          </table:table-cell>
          <table:table-cell office:value-type="float" office:value="0.67716047759700004" table:style-name="ce1">
            <text:p>0,677160478</text:p>
          </table:table-cell>
          <table:table-cell office:value-type="float" office:value="0.55797200000000002" table:style-name="ce1">
            <text:p>0,557972</text:p>
          </table:table-cell>
          <table:table-cell office:value-type="float" office:value="0.82403340665900005" table:style-name="ce1">
            <text:p>0,824033407</text:p>
          </table:table-cell>
          <table:table-cell office:value-type="float" office:value="115895" table:style-name="ce1">
            <text:p>115895</text:p>
          </table:table-cell>
          <table:table-cell office:value-type="float" office:value="110507" table:style-name="ce1">
            <text:p>110507</text:p>
          </table:table-cell>
          <table:table-cell office:value-type="float" office:value="23598" table:style-name="ce1">
            <text:p>23598</text:p>
          </table:table-cell>
          <table:table-cell office:value-type="float" office:value="0" table:style-name="ce1">
            <text:p>0</text:p>
          </table:table-cell>
          <table:table-cell office:value-type="float" office:value="115895" table:style-name="ce1">
            <text:p>115895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noise4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15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29574826392199999" table:style-name="ce1">
            <text:p>0,295748264</text:p>
          </table:table-cell>
          <table:table-cell office:value-type="float" office:value="0.17353555091699999" table:style-name="ce1">
            <text:p>0,173535551</text:p>
          </table:table-cell>
          <table:table-cell office:value-type="float" office:value="0.58620122692200005" table:style-name="ce1">
            <text:p>0,586201227</text:p>
          </table:table-cell>
          <table:table-cell office:value-type="float" office:value="0.55924266254699995" table:style-name="ce1">
            <text:p>0,559242663</text:p>
          </table:table-cell>
          <table:table-cell office:value-type="float" office:value="0.98673342485399995" table:style-name="ce1">
            <text:p>0,986733425</text:p>
          </table:table-cell>
          <table:table-cell office:value-type="float" office:value="0.49615294460199999" table:style-name="ce1">
            <text:p>0,496152945</text:p>
          </table:table-cell>
          <table:table-cell office:value-type="float" office:value="-3.1255211695100003E-2" table:style-name="ce1">
            <text:p>-0,031255212</text:p>
          </table:table-cell>
          <table:table-cell office:value-type="float" office:value="0.29767829097999998" table:style-name="ce1">
            <text:p>0,297678291</text:p>
          </table:table-cell>
          <table:table-cell office:value-type="float" office:value="0.19509128709204501" table:style-name="ce1">
            <text:p>0,195091287</text:p>
          </table:table-cell>
          <table:table-cell office:value-type="float" office:value="-9.3521442515799996E-3" table:style-name="ce1">
            <text:p>-0,009352144</text:p>
          </table:table-cell>
          <table:table-cell office:value-type="float" office:value="2.3812539987200001" table:style-name="ce1">
            <text:p>2,381253999</text:p>
          </table:table-cell>
          <table:table-cell office:value-type="float" office:value="0.17373229886800001" table:style-name="ce1">
            <text:p>0,173732299</text:p>
          </table:table-cell>
          <table:table-cell office:value-type="float" office:value="0.998670154975" table:style-name="ce1">
            <text:p>0,998670155</text:p>
          </table:table-cell>
          <table:table-cell office:value-type="float" office:value="0.99351639969500005" table:style-name="ce1">
            <text:p>0,9935164</text:p>
          </table:table-cell>
          <table:table-cell office:value-type="float" office:value="0.29574826392199999" table:style-name="ce1">
            <text:p>0,295748264</text:p>
          </table:table-cell>
          <table:table-cell office:value-type="float" office:value="0.55337199999999998" table:style-name="ce1">
            <text:p>0,553372</text:p>
          </table:table-cell>
          <table:table-cell office:value-type="float" office:value="1.3298450252500001E-3" table:style-name="ce1">
            <text:p>0,001329845</text:p>
          </table:table-cell>
          <table:table-cell office:value-type="float" office:value="23445" table:style-name="ce1">
            <text:p>23445</text:p>
          </table:table-cell>
          <table:table-cell office:value-type="float" office:value="153" table:style-name="ce1">
            <text:p>153</text:p>
          </table:table-cell>
          <table:table-cell office:value-type="float" office:value="114898" table:style-name="ce1">
            <text:p>114898</text:p>
          </table:table-cell>
          <table:table-cell office:value-type="float" office:value="111504" table:style-name="ce1">
            <text:p>111504</text:p>
          </table:table-cell>
          <table:table-cell office:value-type="float" office:value="134949" table:style-name="ce1">
            <text:p>134949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67299452633300005" table:style-name="ce1">
            <text:p>0,672994526</text:p>
          </table:table-cell>
          <table:table-cell office:value-type="float" office:value="0.50715278850599999" table:style-name="ce1">
            <text:p>0,507152789</text:p>
          </table:table-cell>
          <table:table-cell office:value-type="float" office:value="0.58620122692200005" table:style-name="ce1">
            <text:p>0,586201227</text:p>
          </table:table-cell>
          <table:table-cell office:value-type="float" office:value="0.55924266254699995" table:style-name="ce1">
            <text:p>0,559242663</text:p>
          </table:table-cell>
          <table:table-cell office:value-type="float" office:value="0.98673342485399995" table:style-name="ce1">
            <text:p>0,986733425</text:p>
          </table:table-cell>
          <table:table-cell office:value-type="float" office:value="0.49615294460199999" table:style-name="ce1">
            <text:p>0,496152945</text:p>
          </table:table-cell>
          <table:table-cell office:value-type="float" office:value="-3.1255211695100003E-2" table:style-name="ce1">
            <text:p>-0,031255212</text:p>
          </table:table-cell>
          <table:table-cell office:value-type="float" office:value="0.67389069652300004" table:style-name="ce1">
            <text:p>0,673890697</text:p>
          </table:table-cell>
          <table:table-cell office:value-type="float" office:value="5.8950603293216903E-3" table:style-name="ce1">
            <text:p>0,00589506</text:p>
          </table:table-cell>
          <table:table-cell office:value-type="float" office:value="-9.3521442515799996E-3" table:style-name="ce1">
            <text:p>-0,009352144</text:p>
          </table:table-cell>
          <table:table-cell office:value-type="float" office:value="0.48589618618300001" table:style-name="ce1">
            <text:p>0,485896186</text:p>
          </table:table-cell>
          <table:table-cell office:value-type="float" office:value="0.998670154975" table:style-name="ce1">
            <text:p>0,998670155</text:p>
          </table:table-cell>
          <table:table-cell office:value-type="float" office:value="0.17373229886800001" table:style-name="ce1">
            <text:p>0,173732299</text:p>
          </table:table-cell>
          <table:table-cell office:value-type="float" office:value="0.50749551682399996" table:style-name="ce1">
            <text:p>0,507495517</text:p>
          </table:table-cell>
          <table:table-cell office:value-type="float" office:value="0.67299452633300005" table:style-name="ce1">
            <text:p>0,672994526</text:p>
          </table:table-cell>
          <table:table-cell office:value-type="float" office:value="0.55337199999999998" table:style-name="ce1">
            <text:p>0,553372</text:p>
          </table:table-cell>
          <table:table-cell office:value-type="float" office:value="0.82626770113199999" table:style-name="ce1">
            <text:p>0,826267701</text:p>
          </table:table-cell>
          <table:table-cell office:value-type="float" office:value="114898" table:style-name="ce1">
            <text:p>114898</text:p>
          </table:table-cell>
          <table:table-cell office:value-type="float" office:value="111504" table:style-name="ce1">
            <text:p>111504</text:p>
          </table:table-cell>
          <table:table-cell office:value-type="float" office:value="23445" table:style-name="ce1">
            <text:p>23445</text:p>
          </table:table-cell>
          <table:table-cell office:value-type="float" office:value="153" table:style-name="ce1">
            <text:p>153</text:p>
          </table:table-cell>
          <table:table-cell office:value-type="float" office:value="115051" table:style-name="ce1">
            <text:p>115051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noise6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16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291263233954" table:style-name="ce1">
            <text:p>0,291263234</text:p>
          </table:table-cell>
          <table:table-cell office:value-type="float" office:value="0.17045529758700001" table:style-name="ce1">
            <text:p>0,170455298</text:p>
          </table:table-cell>
          <table:table-cell office:value-type="float" office:value="0.58365673735699997" table:style-name="ce1">
            <text:p>0,583656737</text:p>
          </table:table-cell>
          <table:table-cell office:value-type="float" office:value="0.55559992871800001" table:style-name="ce1">
            <text:p>0,555599929</text:p>
          </table:table-cell>
          <table:table-cell office:value-type="float" office:value="0.98579994118400005" table:style-name="ce1">
            <text:p>0,985799941</text:p>
          </table:table-cell>
          <table:table-cell office:value-type="float" office:value="0.46868032085599998" table:style-name="ce1">
            <text:p>0,468680321</text:p>
          </table:table-cell>
          <table:table-cell office:value-type="float" office:value="-3.9674052441800001E-2" table:style-name="ce1">
            <text:p>-0,039674052</text:p>
          </table:table-cell>
          <table:table-cell office:value-type="float" office:value="0.29654110772499997" table:style-name="ce1">
            <text:p>0,296541108</text:p>
          </table:table-cell>
          <table:table-cell office:value-type="float" office:value="0.19060730669867601" table:style-name="ce1">
            <text:p>0,190607307</text:p>
          </table:table-cell>
          <table:table-cell office:value-type="float" office:value="-3.70313533345E-3" table:style-name="ce1">
            <text:p>-0,003703135</text:p>
          </table:table-cell>
          <table:table-cell office:value-type="float" office:value="2.43332039003" table:style-name="ce1">
            <text:p>2,43332039</text:p>
          </table:table-cell>
          <table:table-cell office:value-type="float" office:value="0.170983423947" table:style-name="ce1">
            <text:p>0,170983424</text:p>
          </table:table-cell>
          <table:table-cell office:value-type="float" office:value="0.99633005076799996" table:style-name="ce1">
            <text:p>0,996330051</text:p>
          </table:table-cell>
          <table:table-cell office:value-type="float" office:value="0.98220188151499999" table:style-name="ce1">
            <text:p>0,982201882</text:p>
          </table:table-cell>
          <table:table-cell office:value-type="float" office:value="0.291263233954" table:style-name="ce1">
            <text:p>0,291263234</text:p>
          </table:table-cell>
          <table:table-cell office:value-type="float" office:value="0.54880399999999996" table:style-name="ce1">
            <text:p>0,548804</text:p>
          </table:table-cell>
          <table:table-cell office:value-type="float" office:value="3.66994923237E-3" table:style-name="ce1">
            <text:p>0,003669949</text:p>
          </table:table-cell>
          <table:table-cell office:value-type="float" office:value="23178" table:style-name="ce1">
            <text:p>23178</text:p>
          </table:table-cell>
          <table:table-cell office:value-type="float" office:value="420" table:style-name="ce1">
            <text:p>420</text:p>
          </table:table-cell>
          <table:table-cell office:value-type="float" office:value="114023" table:style-name="ce1">
            <text:p>114023</text:p>
          </table:table-cell>
          <table:table-cell office:value-type="float" office:value="112379" table:style-name="ce1">
            <text:p>112379</text:p>
          </table:table-cell>
          <table:table-cell office:value-type="float" office:value="135557" table:style-name="ce1">
            <text:p>135557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66906071674800005" table:style-name="ce1">
            <text:p>0,669060717</text:p>
          </table:table-cell>
          <table:table-cell office:value-type="float" office:value="0.50269815097299997" table:style-name="ce1">
            <text:p>0,502698151</text:p>
          </table:table-cell>
          <table:table-cell office:value-type="float" office:value="0.58365673735699997" table:style-name="ce1">
            <text:p>0,583656737</text:p>
          </table:table-cell>
          <table:table-cell office:value-type="float" office:value="0.55559992871800001" table:style-name="ce1">
            <text:p>0,555599929</text:p>
          </table:table-cell>
          <table:table-cell office:value-type="float" office:value="0.98579994118400005" table:style-name="ce1">
            <text:p>0,985799941</text:p>
          </table:table-cell>
          <table:table-cell office:value-type="float" office:value="0.46868032085599998" table:style-name="ce1">
            <text:p>0,468680321</text:p>
          </table:table-cell>
          <table:table-cell office:value-type="float" office:value="-3.9674052441800001E-2" table:style-name="ce1">
            <text:p>-0,039674052</text:p>
          </table:table-cell>
          <table:table-cell office:value-type="float" office:value="0.67152518006700002" table:style-name="ce1">
            <text:p>0,67152518</text:p>
          </table:table-cell>
          <table:table-cell office:value-type="float" office:value="8.6044220961614898E-4" table:style-name="ce1">
            <text:p>0,000860442</text:p>
          </table:table-cell>
          <table:table-cell office:value-type="float" office:value="-3.70313533345E-3" table:style-name="ce1">
            <text:p>-0,003703135</text:p>
          </table:table-cell>
          <table:table-cell office:value-type="float" office:value="0.49463266183100002" table:style-name="ce1">
            <text:p>0,494632662</text:p>
          </table:table-cell>
          <table:table-cell office:value-type="float" office:value="0.99633005076799996" table:style-name="ce1">
            <text:p>0,996330051</text:p>
          </table:table-cell>
          <table:table-cell office:value-type="float" office:value="0.170983423947" table:style-name="ce1">
            <text:p>0,170983424</text:p>
          </table:table-cell>
          <table:table-cell office:value-type="float" office:value="0.50363070997600001" table:style-name="ce1">
            <text:p>0,50363071</text:p>
          </table:table-cell>
          <table:table-cell office:value-type="float" office:value="0.66906071674800005" table:style-name="ce1">
            <text:p>0,669060717</text:p>
          </table:table-cell>
          <table:table-cell office:value-type="float" office:value="0.54880399999999996" table:style-name="ce1">
            <text:p>0,548804</text:p>
          </table:table-cell>
          <table:table-cell office:value-type="float" office:value="0.82901657605300005" table:style-name="ce1">
            <text:p>0,829016576</text:p>
          </table:table-cell>
          <table:table-cell office:value-type="float" office:value="114023" table:style-name="ce1">
            <text:p>114023</text:p>
          </table:table-cell>
          <table:table-cell office:value-type="float" office:value="112379" table:style-name="ce1">
            <text:p>112379</text:p>
          </table:table-cell>
          <table:table-cell office:value-type="float" office:value="23178" table:style-name="ce1">
            <text:p>23178</text:p>
          </table:table-cell>
          <table:table-cell office:value-type="float" office:value="420" table:style-name="ce1">
            <text:p>420</text:p>
          </table:table-cell>
          <table:table-cell office:value-type="float" office:value="114443" table:style-name="ce1">
            <text:p>114443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noise8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17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28921596484200002" table:style-name="ce1">
            <text:p>0,289215965</text:p>
          </table:table-cell>
          <table:table-cell office:value-type="float" office:value="0.169054631619" table:style-name="ce1">
            <text:p>0,169054632</text:p>
          </table:table-cell>
          <table:table-cell office:value-type="float" office:value="0.58194365068999998" table:style-name="ce1">
            <text:p>0,581943651</text:p>
          </table:table-cell>
          <table:table-cell office:value-type="float" office:value="0.55539488609900001" table:style-name="ce1">
            <text:p>0,555394886</text:p>
          </table:table-cell>
          <table:table-cell office:value-type="float" office:value="0.98598123342900001" table:style-name="ce1">
            <text:p>0,985981233</text:p>
          </table:table-cell>
          <table:table-cell office:value-type="float" office:value="0.46537542199900001" table:style-name="ce1">
            <text:p>0,465375422</text:p>
          </table:table-cell>
          <table:table-cell office:value-type="float" office:value="-4.0290537435800002E-2" table:style-name="ce1">
            <text:p>-0,040290537</text:p>
          </table:table-cell>
          <table:table-cell office:value-type="float" office:value="0.29800534181999999" table:style-name="ce1">
            <text:p>0,298005342</text:p>
          </table:table-cell>
          <table:table-cell office:value-type="float" office:value="0.19168768628614799" table:style-name="ce1">
            <text:p>0,191687686</text:p>
          </table:table-cell>
          <table:table-cell office:value-type="float" office:value="-3.5905665380299998E-3" table:style-name="ce1">
            <text:p>-0,003590567</text:p>
          </table:table-cell>
          <table:table-cell office:value-type="float" office:value="2.4576237883199998" table:style-name="ce1">
            <text:p>2,457623788</text:p>
          </table:table-cell>
          <table:table-cell office:value-type="float" office:value="0.169927657206" table:style-name="ce1">
            <text:p>0,169927657</text:p>
          </table:table-cell>
          <table:table-cell office:value-type="float" office:value="0.99395964417399996" table:style-name="ce1">
            <text:p>0,993959644</text:p>
          </table:table-cell>
          <table:table-cell office:value-type="float" office:value="0.97050597508299996" table:style-name="ce1">
            <text:p>0,970505975</text:p>
          </table:table-cell>
          <table:table-cell office:value-type="float" office:value="0.28921596484200002" table:style-name="ce1">
            <text:p>0,289215965</text:p>
          </table:table-cell>
          <table:table-cell office:value-type="float" office:value="0.54972399999999999" table:style-name="ce1">
            <text:p>0,549724</text:p>
          </table:table-cell>
          <table:table-cell office:value-type="float" office:value="6.0403558255600004E-3" table:style-name="ce1">
            <text:p>0,006040356</text:p>
          </table:table-cell>
          <table:table-cell office:value-type="float" office:value="22902" table:style-name="ce1">
            <text:p>22902</text:p>
          </table:table-cell>
          <table:table-cell office:value-type="float" office:value="696" table:style-name="ce1">
            <text:p>696</text:p>
          </table:table-cell>
          <table:table-cell office:value-type="float" office:value="114529" table:style-name="ce1">
            <text:p>114529</text:p>
          </table:table-cell>
          <table:table-cell office:value-type="float" office:value="111873" table:style-name="ce1">
            <text:p>111873</text:p>
          </table:table-cell>
          <table:table-cell office:value-type="float" office:value="134775" table:style-name="ce1">
            <text:p>134775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67049150096499999" table:style-name="ce1">
            <text:p>0,670491501</text:p>
          </table:table-cell>
          <table:table-cell office:value-type="float" office:value="0.50431531761600001" table:style-name="ce1">
            <text:p>0,504315318</text:p>
          </table:table-cell>
          <table:table-cell office:value-type="float" office:value="0.58194365068999998" table:style-name="ce1">
            <text:p>0,581943651</text:p>
          </table:table-cell>
          <table:table-cell office:value-type="float" office:value="0.55539488609900001" table:style-name="ce1">
            <text:p>0,555394886</text:p>
          </table:table-cell>
          <table:table-cell office:value-type="float" office:value="0.98598123342900001" table:style-name="ce1">
            <text:p>0,985981233</text:p>
          </table:table-cell>
          <table:table-cell office:value-type="float" office:value="0.46537542199900001" table:style-name="ce1">
            <text:p>0,465375422</text:p>
          </table:table-cell>
          <table:table-cell office:value-type="float" office:value="-4.0290537435800002E-2" table:style-name="ce1">
            <text:p>-0,040290537</text:p>
          </table:table-cell>
          <table:table-cell office:value-type="float" office:value="0.67456612035899999" table:style-name="ce1">
            <text:p>0,67456612</text:p>
          </table:table-cell>
          <table:table-cell office:value-type="float" office:value="2.3066965830166502E-3" table:style-name="ce1">
            <text:p>0,002306697</text:p>
          </table:table-cell>
          <table:table-cell office:value-type="float" office:value="-3.5905665380299998E-3" table:style-name="ce1">
            <text:p>-0,003590567</text:p>
          </table:table-cell>
          <table:table-cell office:value-type="float" office:value="0.49144321525599999" table:style-name="ce1">
            <text:p>0,491443215</text:p>
          </table:table-cell>
          <table:table-cell office:value-type="float" office:value="0.99395964417399996" table:style-name="ce1">
            <text:p>0,993959644</text:p>
          </table:table-cell>
          <table:table-cell office:value-type="float" office:value="0.169927657206" table:style-name="ce1">
            <text:p>0,169927657</text:p>
          </table:table-cell>
          <table:table-cell office:value-type="float" office:value="0.50586567256500004" table:style-name="ce1">
            <text:p>0,505865673</text:p>
          </table:table-cell>
          <table:table-cell office:value-type="float" office:value="0.67049150096499999" table:style-name="ce1">
            <text:p>0,670491501</text:p>
          </table:table-cell>
          <table:table-cell office:value-type="float" office:value="0.54972399999999999" table:style-name="ce1">
            <text:p>0,549724</text:p>
          </table:table-cell>
          <table:table-cell office:value-type="float" office:value="0.830072342794" table:style-name="ce1">
            <text:p>0,830072343</text:p>
          </table:table-cell>
          <table:table-cell office:value-type="float" office:value="114529" table:style-name="ce1">
            <text:p>114529</text:p>
          </table:table-cell>
          <table:table-cell office:value-type="float" office:value="111873" table:style-name="ce1">
            <text:p>111873</text:p>
          </table:table-cell>
          <table:table-cell office:value-type="float" office:value="22902" table:style-name="ce1">
            <text:p>22902</text:p>
          </table:table-cell>
          <table:table-cell office:value-type="float" office:value="696" table:style-name="ce1">
            <text:p>696</text:p>
          </table:table-cell>
          <table:table-cell office:value-type="float" office:value="115225" table:style-name="ce1">
            <text:p>115225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x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18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5215696245400006" table:style-name="ce1">
            <text:p>0,952156962</text:p>
          </table:table-cell>
          <table:table-cell office:value-type="float" office:value="0.90868281635500003" table:style-name="ce1">
            <text:p>0,908682816</text:p>
          </table:table-cell>
          <table:table-cell office:value-type="float" office:value="0.97358512869500002" table:style-name="ce1">
            <text:p>0,973585129</text:p>
          </table:table-cell>
          <table:table-cell office:value-type="float" office:value="0.99092806554000001" table:style-name="ce1">
            <text:p>0,990928066</text:p>
          </table:table-cell>
          <table:table-cell office:value-type="float" office:value="0.98209908244400002" table:style-name="ce1">
            <text:p>0,982099082</text:p>
          </table:table-cell>
          <table:table-cell office:value-type="float" office:value="-1.04411203842" table:style-name="ce1">
            <text:p>-1,044112038</text:p>
          </table:table-cell>
          <table:table-cell office:value-type="float" office:value="0.94717046312700004" table:style-name="ce1">
            <text:p>0,947170463</text:p>
          </table:table-cell>
          <table:table-cell office:value-type="float" office:value="1" table:style-name="ce1">
            <text:p>1</text:p>
          </table:table-cell>
          <table:table-cell office:value-type="float" office:value="1.8109171814159501E-2" table:style-name="ce1">
            <text:p>0,018109172</text:p>
          </table:table-cell>
          <table:table-cell office:value-type="float" office:value="1.7825420882399998E-2" table:style-name="ce1">
            <text:p>0,017825421</text:p>
          </table:table-cell>
          <table:table-cell office:value-type="float" office:value="5.0247006987399999E-2" table:style-name="ce1">
            <text:p>0,050247007</text:p>
          </table:table-cell>
          <table:table-cell office:value-type="float" office:value="0.95215696245400006" table:style-name="ce1">
            <text:p>0,952156962</text:p>
          </table:table-cell>
          <table:table-cell office:value-type="float" office:value="0.99501329493599999" table:style-name="ce1">
            <text:p>0,995013295</text:p>
          </table:table-cell>
          <table:table-cell office:value-type="float" office:value="0.95215696245400006" table:style-name="ce1">
            <text:p>0,952156962</text:p>
          </table:table-cell>
          <table:table-cell office:value-type="float" office:value="0.95215696245400006" table:style-name="ce1">
            <text:p>0,952156962</text:p>
          </table:table-cell>
          <table:table-cell office:value-type="float" office:value="0.99096799999999996" table:style-name="ce1">
            <text:p>0,990968</text:p>
          </table:table-cell>
          <table:table-cell office:value-type="float" office:value="4.9867050644400003E-3" table:style-name="ce1">
            <text:p>0,004986705</text:p>
          </table:table-cell>
          <table:table-cell office:value-type="float" office:value="22469" table:style-name="ce1">
            <text:p>22469</text:p>
          </table:table-cell>
          <table:table-cell office:value-type="float" office:value="1129" table:style-name="ce1">
            <text:p>1129</text:p>
          </table:table-cell>
          <table:table-cell office:value-type="float" office:value="225273" table:style-name="ce1">
            <text:p>225273</text:p>
          </table:table-cell>
          <table:table-cell office:value-type="float" office:value="1129" table:style-name="ce1">
            <text:p>1129</text:p>
          </table:table-cell>
          <table:table-cell office:value-type="float" office:value="23598" table:style-name="ce1">
            <text:p>23598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9501329493599999" table:style-name="ce1">
            <text:p>0,995013295</text:p>
          </table:table-cell>
          <table:table-cell office:value-type="float" office:value="0.99007607754500004" table:style-name="ce1">
            <text:p>0,990076078</text:p>
          </table:table-cell>
          <table:table-cell office:value-type="float" office:value="0.97358512869500002" table:style-name="ce1">
            <text:p>0,973585129</text:p>
          </table:table-cell>
          <table:table-cell office:value-type="float" office:value="0.99092806554000001" table:style-name="ce1">
            <text:p>0,990928066</text:p>
          </table:table-cell>
          <table:table-cell office:value-type="float" office:value="0.98209908244400002" table:style-name="ce1">
            <text:p>0,982099082</text:p>
          </table:table-cell>
          <table:table-cell office:value-type="float" office:value="-1.04411203842" table:style-name="ce1">
            <text:p>-1,044112038</text:p>
          </table:table-cell>
          <table:table-cell office:value-type="float" office:value="0.94717046312700004" table:style-name="ce1">
            <text:p>0,947170463</text:p>
          </table:table-cell>
          <table:table-cell office:value-type="float" office:value="1" table:style-name="ce1">
            <text:p>1</text:p>
          </table:table-cell>
          <table:table-cell office:value-type="float" office:value="6.9228058038047304E-4" table:style-name="ce1">
            <text:p>0,000692281</text:p>
          </table:table-cell>
          <table:table-cell office:value-type="float" office:value="1.7825420882399998E-2" table:style-name="ce1">
            <text:p>0,017825421</text:p>
          </table:table-cell>
          <table:table-cell office:value-type="float" office:value="5.0116969188499999E-3" table:style-name="ce1">
            <text:p>0,005011697</text:p>
          </table:table-cell>
          <table:table-cell office:value-type="float" office:value="0.99501329493599999" table:style-name="ce1">
            <text:p>0,995013295</text:p>
          </table:table-cell>
          <table:table-cell office:value-type="float" office:value="0.95215696245400006" table:style-name="ce1">
            <text:p>0,952156962</text:p>
          </table:table-cell>
          <table:table-cell office:value-type="float" office:value="0.99501329493599999" table:style-name="ce1">
            <text:p>0,995013295</text:p>
          </table:table-cell>
          <table:table-cell office:value-type="float" office:value="0.99501329493599999" table:style-name="ce1">
            <text:p>0,995013295</text:p>
          </table:table-cell>
          <table:table-cell office:value-type="float" office:value="0.99096799999999996" table:style-name="ce1">
            <text:p>0,990968</text:p>
          </table:table-cell>
          <table:table-cell office:value-type="float" office:value="4.7843037545600001E-2" table:style-name="ce1">
            <text:p>0,047843038</text:p>
          </table:table-cell>
          <table:table-cell office:value-type="float" office:value="225273" table:style-name="ce1">
            <text:p>225273</text:p>
          </table:table-cell>
          <table:table-cell office:value-type="float" office:value="1129" table:style-name="ce1">
            <text:p>1129</text:p>
          </table:table-cell>
          <table:table-cell office:value-type="float" office:value="22469" table:style-name="ce1">
            <text:p>22469</text:p>
          </table:table-cell>
          <table:table-cell office:value-type="float" office:value="1129" table:style-name="ce1">
            <text:p>1129</text:p>
          </table:table-cell>
          <table:table-cell office:value-type="float" office:value="226402" table:style-name="ce1">
            <text:p>226402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x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19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76962518804199997" table:style-name="ce1">
            <text:p>0,769625188</text:p>
          </table:table-cell>
          <table:table-cell office:value-type="float" office:value="0.62552092302399998" table:style-name="ce1">
            <text:p>0,625520923</text:p>
          </table:table-cell>
          <table:table-cell office:value-type="float" office:value="0.87279919353900004" table:style-name="ce1">
            <text:p>0,872799194</text:p>
          </table:table-cell>
          <table:table-cell office:value-type="float" office:value="0.95631584503800005" table:style-name="ce1">
            <text:p>0,956315845</text:p>
          </table:table-cell>
          <table:table-cell office:value-type="float" office:value="1.05423827855" table:style-name="ce1">
            <text:p>1,054238279</text:p>
          </table:table-cell>
          <table:table-cell office:value-type="float" office:value="7.1980407448200001" table:style-name="ce1">
            <text:p>7,198040745</text:p>
          </table:table-cell>
          <table:table-cell office:value-type="float" office:value="0.74561342607299996" table:style-name="ce1">
            <text:p>0,745613426</text:p>
          </table:table-cell>
          <table:table-cell office:value-type="float" office:value="0.999978812213" table:style-name="ce1">
            <text:p>0,999978812</text:p>
          </table:table-cell>
          <table:table-cell office:value-type="float" office:value="9.03456460220151E-2" table:style-name="ce1">
            <text:p>0,090345646</text:p>
          </table:table-cell>
          <table:table-cell office:value-type="float" office:value="5.5688905171700004E-3" table:style-name="ce1">
            <text:p>0,005568891</text:p>
          </table:table-cell>
          <table:table-cell office:value-type="float" office:value="0.29933377381300003" table:style-name="ce1">
            <text:p>0,299333774</text:p>
          </table:table-cell>
          <table:table-cell office:value-type="float" office:value="0.76960888173200004" table:style-name="ce1">
            <text:p>0,769608882</text:p>
          </table:table-cell>
          <table:table-cell office:value-type="float" office:value="0.97598950534700002" table:style-name="ce1">
            <text:p>0,975989505</text:p>
          </table:table-cell>
          <table:table-cell office:value-type="float" office:value="0.76964149504199997" table:style-name="ce1">
            <text:p>0,769641495</text:p>
          </table:table-cell>
          <table:table-cell office:value-type="float" office:value="0.76962518804199997" table:style-name="ce1">
            <text:p>0,769625188</text:p>
          </table:table-cell>
          <table:table-cell office:value-type="float" office:value="0.95650800000000002" table:style-name="ce1">
            <text:p>0,956508</text:p>
          </table:table-cell>
          <table:table-cell office:value-type="float" office:value="2.4010494653300001E-2" table:style-name="ce1">
            <text:p>0,024010495</text:p>
          </table:table-cell>
          <table:table-cell office:value-type="float" office:value="18162" table:style-name="ce1">
            <text:p>18162</text:p>
          </table:table-cell>
          <table:table-cell office:value-type="float" office:value="5436" table:style-name="ce1">
            <text:p>5436</text:p>
          </table:table-cell>
          <table:table-cell office:value-type="float" office:value="220965" table:style-name="ce1">
            <text:p>220965</text:p>
          </table:table-cell>
          <table:table-cell office:value-type="float" office:value="5437" table:style-name="ce1">
            <text:p>5437</text:p>
          </table:table-cell>
          <table:table-cell office:value-type="float" office:value="23599" table:style-name="ce1">
            <text:p>23599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7598734990699998" table:style-name="ce1">
            <text:p>0,97598735</text:p>
          </table:table-cell>
          <table:table-cell office:value-type="float" office:value="0.95310087216100003" table:style-name="ce1">
            <text:p>0,953100872</text:p>
          </table:table-cell>
          <table:table-cell office:value-type="float" office:value="0.87279919353900004" table:style-name="ce1">
            <text:p>0,872799194</text:p>
          </table:table-cell>
          <table:table-cell office:value-type="float" office:value="0.95631584503800005" table:style-name="ce1">
            <text:p>0,956315845</text:p>
          </table:table-cell>
          <table:table-cell office:value-type="float" office:value="1.05423827855" table:style-name="ce1">
            <text:p>1,054238279</text:p>
          </table:table-cell>
          <table:table-cell office:value-type="float" office:value="7.1980407448200001" table:style-name="ce1">
            <text:p>7,198040745</text:p>
          </table:table-cell>
          <table:table-cell office:value-type="float" office:value="0.74561342607299996" table:style-name="ce1">
            <text:p>0,745613426</text:p>
          </table:table-cell>
          <table:table-cell office:value-type="float" office:value="0.99999779153400004" table:style-name="ce1">
            <text:p>0,999997792</text:p>
          </table:table-cell>
          <table:table-cell office:value-type="float" office:value="3.4538575531028802E-3" table:style-name="ce1">
            <text:p>0,003453858</text:p>
          </table:table-cell>
          <table:table-cell office:value-type="float" office:value="5.5688905171700004E-3" table:style-name="ce1">
            <text:p>0,005568891</text:p>
          </table:table-cell>
          <table:table-cell office:value-type="float" office:value="2.4603443984299998E-2" table:style-name="ce1">
            <text:p>0,024603444</text:p>
          </table:table-cell>
          <table:table-cell office:value-type="float" office:value="0.97598950534700002" table:style-name="ce1">
            <text:p>0,975989505</text:p>
          </table:table-cell>
          <table:table-cell office:value-type="float" office:value="0.76960888173200004" table:style-name="ce1">
            <text:p>0,769608882</text:p>
          </table:table-cell>
          <table:table-cell office:value-type="float" office:value="0.97598519447700005" table:style-name="ce1">
            <text:p>0,975985194</text:p>
          </table:table-cell>
          <table:table-cell office:value-type="float" office:value="0.97598734990699998" table:style-name="ce1">
            <text:p>0,97598735</text:p>
          </table:table-cell>
          <table:table-cell office:value-type="float" office:value="0.95650800000000002" table:style-name="ce1">
            <text:p>0,956508</text:p>
          </table:table-cell>
          <table:table-cell office:value-type="float" office:value="0.23039111826799999" table:style-name="ce1">
            <text:p>0,230391118</text:p>
          </table:table-cell>
          <table:table-cell office:value-type="float" office:value="220965" table:style-name="ce1">
            <text:p>220965</text:p>
          </table:table-cell>
          <table:table-cell office:value-type="float" office:value="5437" table:style-name="ce1">
            <text:p>5437</text:p>
          </table:table-cell>
          <table:table-cell office:value-type="float" office:value="18162" table:style-name="ce1">
            <text:p>18162</text:p>
          </table:table-cell>
          <table:table-cell office:value-type="float" office:value="5436" table:style-name="ce1">
            <text:p>5436</text:p>
          </table:table-cell>
          <table:table-cell office:value-type="float" office:value="226401" table:style-name="ce1">
            <text:p>226401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x1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20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59750826341200003" table:style-name="ce1">
            <text:p>0,597508263</text:p>
          </table:table-cell>
          <table:table-cell office:value-type="float" office:value="0.42603335750499999" table:style-name="ce1">
            <text:p>0,426033358</text:p>
          </table:table-cell>
          <table:table-cell office:value-type="float" office:value="0.77777816859600002" table:style-name="ce1">
            <text:p>0,777778169</text:p>
          </table:table-cell>
          <table:table-cell office:value-type="float" office:value="0.92368004118199998" table:style-name="ce1">
            <text:p>0,923680041</text:p>
          </table:table-cell>
          <table:table-cell office:value-type="float" office:value="0.99701807805599996" table:style-name="ce1">
            <text:p>0,997018078</text:p>
          </table:table-cell>
          <table:table-cell office:value-type="float" office:value="0.65949329000800005" table:style-name="ce1">
            <text:p>0,65949329</text:p>
          </table:table-cell>
          <table:table-cell office:value-type="float" office:value="0.55555771990799996" table:style-name="ce1">
            <text:p>0,55555772</text:p>
          </table:table-cell>
          <table:table-cell office:value-type="float" office:value="1" table:style-name="ce1">
            <text:p>1</text:p>
          </table:table-cell>
          <table:table-cell office:value-type="float" office:value="0.181091718141595" table:style-name="ce1">
            <text:p>0,181091718</text:p>
          </table:table-cell>
          <table:table-cell office:value-type="float" office:value="5.9200552282600002E-2" table:style-name="ce1">
            <text:p>0,059200552</text:p>
          </table:table-cell>
          <table:table-cell office:value-type="float" office:value="0.67361702127699996" table:style-name="ce1">
            <text:p>0,673617021</text:p>
          </table:table-cell>
          <table:table-cell office:value-type="float" office:value="0.59750826341200003" table:style-name="ce1">
            <text:p>0,597508263</text:p>
          </table:table-cell>
          <table:table-cell office:value-type="float" office:value="0.95804807378000001" table:style-name="ce1">
            <text:p>0,958048074</text:p>
          </table:table-cell>
          <table:table-cell office:value-type="float" office:value="0.59750826341200003" table:style-name="ce1">
            <text:p>0,597508263</text:p>
          </table:table-cell>
          <table:table-cell office:value-type="float" office:value="0.59750826341200003" table:style-name="ce1">
            <text:p>0,597508263</text:p>
          </table:table-cell>
          <table:table-cell office:value-type="float" office:value="0.92401599999999995" table:style-name="ce1">
            <text:p>0,924016</text:p>
          </table:table-cell>
          <table:table-cell office:value-type="float" office:value="4.1951926219700002E-2" table:style-name="ce1">
            <text:p>0,041951926</text:p>
          </table:table-cell>
          <table:table-cell office:value-type="float" office:value="14100" table:style-name="ce1">
            <text:p>14100</text:p>
          </table:table-cell>
          <table:table-cell office:value-type="float" office:value="9498" table:style-name="ce1">
            <text:p>9498</text:p>
          </table:table-cell>
          <table:table-cell office:value-type="float" office:value="216904" table:style-name="ce1">
            <text:p>216904</text:p>
          </table:table-cell>
          <table:table-cell office:value-type="float" office:value="9498" table:style-name="ce1">
            <text:p>9498</text:p>
          </table:table-cell>
          <table:table-cell office:value-type="float" office:value="23598" table:style-name="ce1">
            <text:p>23598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5804807378000001" table:style-name="ce1">
            <text:p>0,958048074</text:p>
          </table:table-cell>
          <table:table-cell office:value-type="float" office:value="0.91947435353999996" table:style-name="ce1">
            <text:p>0,919474354</text:p>
          </table:table-cell>
          <table:table-cell office:value-type="float" office:value="0.77777816859600002" table:style-name="ce1">
            <text:p>0,777778169</text:p>
          </table:table-cell>
          <table:table-cell office:value-type="float" office:value="0.92368004118199998" table:style-name="ce1">
            <text:p>0,923680041</text:p>
          </table:table-cell>
          <table:table-cell office:value-type="float" office:value="0.99701807805599996" table:style-name="ce1">
            <text:p>0,997018078</text:p>
          </table:table-cell>
          <table:table-cell office:value-type="float" office:value="0.65949329000800005" table:style-name="ce1">
            <text:p>0,65949329</text:p>
          </table:table-cell>
          <table:table-cell office:value-type="float" office:value="0.55555771990799996" table:style-name="ce1">
            <text:p>0,55555772</text:p>
          </table:table-cell>
          <table:table-cell office:value-type="float" office:value="1" table:style-name="ce1">
            <text:p>1</text:p>
          </table:table-cell>
          <table:table-cell office:value-type="float" office:value="6.9216034900868497E-3" table:style-name="ce1">
            <text:p>0,006921603</text:p>
          </table:table-cell>
          <table:table-cell office:value-type="float" office:value="5.9200552282600002E-2" table:style-name="ce1">
            <text:p>0,059200552</text:p>
          </table:table-cell>
          <table:table-cell office:value-type="float" office:value="4.3788957326699997E-2" table:style-name="ce1">
            <text:p>0,043788957</text:p>
          </table:table-cell>
          <table:table-cell office:value-type="float" office:value="0.95804807378000001" table:style-name="ce1">
            <text:p>0,958048074</text:p>
          </table:table-cell>
          <table:table-cell office:value-type="float" office:value="0.59750826341200003" table:style-name="ce1">
            <text:p>0,597508263</text:p>
          </table:table-cell>
          <table:table-cell office:value-type="float" office:value="0.95804807378000001" table:style-name="ce1">
            <text:p>0,958048074</text:p>
          </table:table-cell>
          <table:table-cell office:value-type="float" office:value="0.95804807378000001" table:style-name="ce1">
            <text:p>0,958048074</text:p>
          </table:table-cell>
          <table:table-cell office:value-type="float" office:value="0.92401599999999995" table:style-name="ce1">
            <text:p>0,924016</text:p>
          </table:table-cell>
          <table:table-cell office:value-type="float" office:value="0.40249173658800003" table:style-name="ce1">
            <text:p>0,402491737</text:p>
          </table:table-cell>
          <table:table-cell office:value-type="float" office:value="216904" table:style-name="ce1">
            <text:p>216904</text:p>
          </table:table-cell>
          <table:table-cell office:value-type="float" office:value="9498" table:style-name="ce1">
            <text:p>9498</text:p>
          </table:table-cell>
          <table:table-cell office:value-type="float" office:value="14100" table:style-name="ce1">
            <text:p>14100</text:p>
          </table:table-cell>
          <table:table-cell office:value-type="float" office:value="9498" table:style-name="ce1">
            <text:p>9498</text:p>
          </table:table-cell>
          <table:table-cell office:value-type="float" office:value="226402" table:style-name="ce1">
            <text:p>226402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x1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21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48999915247100001" table:style-name="ce1">
            <text:p>0,489999152</text:p>
          </table:table-cell>
          <table:table-cell office:value-type="float" office:value="0.324502567844" table:style-name="ce1">
            <text:p>0,324502568</text:p>
          </table:table-cell>
          <table:table-cell office:value-type="float" office:value="0.71842074742600004" table:style-name="ce1">
            <text:p>0,718420747</text:p>
          </table:table-cell>
          <table:table-cell office:value-type="float" office:value="0.90329430360399998" table:style-name="ce1">
            <text:p>0,903294304</text:p>
          </table:table-cell>
          <table:table-cell office:value-type="float" office:value="0.96341848394600005" table:style-name="ce1">
            <text:p>0,963418484</text:p>
          </table:table-cell>
          <table:table-cell office:value-type="float" office:value="-3.1772561164600002" table:style-name="ce1">
            <text:p>-3,177256116</text:p>
          </table:table-cell>
          <table:table-cell office:value-type="float" office:value="0.43684311319399999" table:style-name="ce1">
            <text:p>0,436843113</text:p>
          </table:table-cell>
          <table:table-cell office:value-type="float" office:value="1" table:style-name="ce1">
            <text:p>1</text:p>
          </table:table-cell>
          <table:table-cell office:value-type="float" office:value="0.27163757721239301" table:style-name="ce1">
            <text:p>0,271637577</text:p>
          </table:table-cell>
          <table:table-cell office:value-type="float" office:value="8.9567405482200005E-2" table:style-name="ce1">
            <text:p>0,089567405</text:p>
          </table:table-cell>
          <table:table-cell office:value-type="float" office:value="1.04081985644" table:style-name="ce1">
            <text:p>1,040819856</text:p>
          </table:table-cell>
          <table:table-cell office:value-type="float" office:value="0.48999915247100001" table:style-name="ce1">
            <text:p>0,489999152</text:p>
          </table:table-cell>
          <table:table-cell office:value-type="float" office:value="0.94684234238200005" table:style-name="ce1">
            <text:p>0,946842342</text:p>
          </table:table-cell>
          <table:table-cell office:value-type="float" office:value="0.48999915247100001" table:style-name="ce1">
            <text:p>0,489999152</text:p>
          </table:table-cell>
          <table:table-cell office:value-type="float" office:value="0.48999915247100001" table:style-name="ce1">
            <text:p>0,489999152</text:p>
          </table:table-cell>
          <table:table-cell office:value-type="float" office:value="0.90371999999999997" table:style-name="ce1">
            <text:p>0,90372</text:p>
          </table:table-cell>
          <table:table-cell office:value-type="float" office:value="5.3157657617899999E-2" table:style-name="ce1">
            <text:p>0,053157658</text:p>
          </table:table-cell>
          <table:table-cell office:value-type="float" office:value="11563" table:style-name="ce1">
            <text:p>11563</text:p>
          </table:table-cell>
          <table:table-cell office:value-type="float" office:value="12035" table:style-name="ce1">
            <text:p>12035</text:p>
          </table:table-cell>
          <table:table-cell office:value-type="float" office:value="214367" table:style-name="ce1">
            <text:p>214367</text:p>
          </table:table-cell>
          <table:table-cell office:value-type="float" office:value="12035" table:style-name="ce1">
            <text:p>12035</text:p>
          </table:table-cell>
          <table:table-cell office:value-type="float" office:value="23598" table:style-name="ce1">
            <text:p>23598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4684234238200005" table:style-name="ce1">
            <text:p>0,946842342</text:p>
          </table:table-cell>
          <table:table-cell office:value-type="float" office:value="0.89905090233499996" table:style-name="ce1">
            <text:p>0,899050902</text:p>
          </table:table-cell>
          <table:table-cell office:value-type="float" office:value="0.71842074742600004" table:style-name="ce1">
            <text:p>0,718420747</text:p>
          </table:table-cell>
          <table:table-cell office:value-type="float" office:value="0.90329430360399998" table:style-name="ce1">
            <text:p>0,903294304</text:p>
          </table:table-cell>
          <table:table-cell office:value-type="float" office:value="0.96341848394600005" table:style-name="ce1">
            <text:p>0,963418484</text:p>
          </table:table-cell>
          <table:table-cell office:value-type="float" office:value="-3.1772561164600002" table:style-name="ce1">
            <text:p>-3,177256116</text:p>
          </table:table-cell>
          <table:table-cell office:value-type="float" office:value="0.43684311319399999" table:style-name="ce1">
            <text:p>0,436843113</text:p>
          </table:table-cell>
          <table:table-cell office:value-type="float" office:value="1" table:style-name="ce1">
            <text:p>1</text:p>
          </table:table-cell>
          <table:table-cell office:value-type="float" office:value="1.03823271288288E-2" table:style-name="ce1">
            <text:p>0,010382327</text:p>
          </table:table-cell>
          <table:table-cell office:value-type="float" office:value="8.9567405482200005E-2" table:style-name="ce1">
            <text:p>0,089567405</text:p>
          </table:table-cell>
          <table:table-cell office:value-type="float" office:value="5.6142036787399999E-2" table:style-name="ce1">
            <text:p>0,056142037</text:p>
          </table:table-cell>
          <table:table-cell office:value-type="float" office:value="0.94684234238200005" table:style-name="ce1">
            <text:p>0,946842342</text:p>
          </table:table-cell>
          <table:table-cell office:value-type="float" office:value="0.48999915247100001" table:style-name="ce1">
            <text:p>0,489999152</text:p>
          </table:table-cell>
          <table:table-cell office:value-type="float" office:value="0.94684234238200005" table:style-name="ce1">
            <text:p>0,946842342</text:p>
          </table:table-cell>
          <table:table-cell office:value-type="float" office:value="0.94684234238200005" table:style-name="ce1">
            <text:p>0,946842342</text:p>
          </table:table-cell>
          <table:table-cell office:value-type="float" office:value="0.90371999999999997" table:style-name="ce1">
            <text:p>0,90372</text:p>
          </table:table-cell>
          <table:table-cell office:value-type="float" office:value="0.51000084752899999" table:style-name="ce1">
            <text:p>0,510000848</text:p>
          </table:table-cell>
          <table:table-cell office:value-type="float" office:value="214367" table:style-name="ce1">
            <text:p>214367</text:p>
          </table:table-cell>
          <table:table-cell office:value-type="float" office:value="12035" table:style-name="ce1">
            <text:p>12035</text:p>
          </table:table-cell>
          <table:table-cell office:value-type="float" office:value="11563" table:style-name="ce1">
            <text:p>11563</text:p>
          </table:table-cell>
          <table:table-cell office:value-type="float" office:value="12035" table:style-name="ce1">
            <text:p>12035</text:p>
          </table:table-cell>
          <table:table-cell office:value-type="float" office:value="226402" table:style-name="ce1">
            <text:p>226402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rdmpx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22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7746049230999998" table:style-name="ce1">
            <text:p>0,977460492</text:p>
          </table:table-cell>
          <table:table-cell office:value-type="float" office:value="0.95591464677899995" table:style-name="ce1">
            <text:p>0,955914647</text:p>
          </table:table-cell>
          <table:table-cell office:value-type="float" office:value="0.98746282631399995" table:style-name="ce1">
            <text:p>0,987462826</text:p>
          </table:table-cell>
          <table:table-cell office:value-type="float" office:value="0.99572532166500005" table:style-name="ce1">
            <text:p>0,995725322</text:p>
          </table:table-cell>
          <table:table-cell office:value-type="float" office:value="0.99152419316899998" table:style-name="ce1">
            <text:p>0,991524193</text:p>
          </table:table-cell>
          <table:table-cell office:value-type="float" office:value="2.4983029809199999E-2" table:style-name="ce1">
            <text:p>0,02498303</text:p>
          </table:table-cell>
          <table:table-cell office:value-type="float" office:value="0.97511073616999999" table:style-name="ce1">
            <text:p>0,975110736</text:p>
          </table:table-cell>
          <table:table-cell office:value-type="float" office:value="0.99978816252199998" table:style-name="ce1">
            <text:p>0,999788163</text:p>
          </table:table-cell>
          <table:table-cell office:value-type="float" office:value="6.5013357152685497E-3" table:style-name="ce1">
            <text:p>0,006501336</text:p>
          </table:table-cell>
          <table:table-cell office:value-type="float" office:value="8.4582334146799994E-3" table:style-name="ce1">
            <text:p>0,008458233</text:p>
          </table:table-cell>
          <table:table-cell office:value-type="float" office:value="2.3059251874599999E-2" table:style-name="ce1">
            <text:p>0,023059252</text:p>
          </table:table-cell>
          <table:table-cell office:value-type="float" office:value="0.97725347339900004" table:style-name="ce1">
            <text:p>0,977253473</text:p>
          </table:table-cell>
          <table:table-cell office:value-type="float" office:value="0.99767217922899998" table:style-name="ce1">
            <text:p>0,997672179</text:p>
          </table:table-cell>
          <table:table-cell office:value-type="float" office:value="0.97766759894900002" table:style-name="ce1">
            <text:p>0,977667599</text:p>
          </table:table-cell>
          <table:table-cell office:value-type="float" office:value="0.97746049230999998" table:style-name="ce1">
            <text:p>0,977460492</text:p>
          </table:table-cell>
          <table:table-cell office:value-type="float" office:value="0.99574399999999996" table:style-name="ce1">
            <text:p>0,995744</text:p>
          </table:table-cell>
          <table:table-cell office:value-type="float" office:value="2.3278207710499999E-3" table:style-name="ce1">
            <text:p>0,002327821</text:p>
          </table:table-cell>
          <table:table-cell office:value-type="float" office:value="23071" table:style-name="ce1">
            <text:p>23071</text:p>
          </table:table-cell>
          <table:table-cell office:value-type="float" office:value="527" table:style-name="ce1">
            <text:p>527</text:p>
          </table:table-cell>
          <table:table-cell office:value-type="float" office:value="225865" table:style-name="ce1">
            <text:p>225865</text:p>
          </table:table-cell>
          <table:table-cell office:value-type="float" office:value="537" table:style-name="ce1">
            <text:p>537</text:p>
          </table:table-cell>
          <table:table-cell office:value-type="float" office:value="23608" table:style-name="ce1">
            <text:p>23608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9765014554099996" table:style-name="ce1">
            <text:p>0,997650146</text:p>
          </table:table-cell>
          <table:table-cell office:value-type="float" office:value="0.99531130882300001" table:style-name="ce1">
            <text:p>0,995311309</text:p>
          </table:table-cell>
          <table:table-cell office:value-type="float" office:value="0.98746282631399995" table:style-name="ce1">
            <text:p>0,987462826</text:p>
          </table:table-cell>
          <table:table-cell office:value-type="float" office:value="0.99572532166500005" table:style-name="ce1">
            <text:p>0,995725322</text:p>
          </table:table-cell>
          <table:table-cell office:value-type="float" office:value="0.99152419316899998" table:style-name="ce1">
            <text:p>0,991524193</text:p>
          </table:table-cell>
          <table:table-cell office:value-type="float" office:value="2.4983029809199999E-2" table:style-name="ce1">
            <text:p>0,02498303</text:p>
          </table:table-cell>
          <table:table-cell office:value-type="float" office:value="0.97511073616999999" table:style-name="ce1">
            <text:p>0,975110736</text:p>
          </table:table-cell>
          <table:table-cell office:value-type="float" office:value="0.99997791490200005" table:style-name="ce1">
            <text:p>0,999977915</text:p>
          </table:table-cell>
          <table:table-cell office:value-type="float" office:value="2.5625461016526101E-4" table:style-name="ce1">
            <text:p>0,000256255</text:p>
          </table:table-cell>
          <table:table-cell office:value-type="float" office:value="8.4582334146799994E-3" table:style-name="ce1">
            <text:p>0,008458233</text:p>
          </table:table-cell>
          <table:table-cell office:value-type="float" office:value="2.35538928121E-3" table:style-name="ce1">
            <text:p>0,002355389</text:p>
          </table:table-cell>
          <table:table-cell office:value-type="float" office:value="0.99767217922899998" table:style-name="ce1">
            <text:p>0,997672179</text:p>
          </table:table-cell>
          <table:table-cell office:value-type="float" office:value="0.97725347339900004" table:style-name="ce1">
            <text:p>0,977253473</text:p>
          </table:table-cell>
          <table:table-cell office:value-type="float" office:value="0.99762811282599995" table:style-name="ce1">
            <text:p>0,997628113</text:p>
          </table:table-cell>
          <table:table-cell office:value-type="float" office:value="0.99765014554099996" table:style-name="ce1">
            <text:p>0,997650146</text:p>
          </table:table-cell>
          <table:table-cell office:value-type="float" office:value="0.99574399999999996" table:style-name="ce1">
            <text:p>0,995744</text:p>
          </table:table-cell>
          <table:table-cell office:value-type="float" office:value="2.2746526601199999E-2" table:style-name="ce1">
            <text:p>0,022746527</text:p>
          </table:table-cell>
          <table:table-cell office:value-type="float" office:value="225865" table:style-name="ce1">
            <text:p>225865</text:p>
          </table:table-cell>
          <table:table-cell office:value-type="float" office:value="537" table:style-name="ce1">
            <text:p>537</text:p>
          </table:table-cell>
          <table:table-cell office:value-type="float" office:value="23071" table:style-name="ce1">
            <text:p>23071</text:p>
          </table:table-cell>
          <table:table-cell office:value-type="float" office:value="527" table:style-name="ce1">
            <text:p>527</text:p>
          </table:table-cell>
          <table:table-cell office:value-type="float" office:value="226392" table:style-name="ce1">
            <text:p>226392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rdmpx2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23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7909208380099999" table:style-name="ce1">
            <text:p>0,979092084</text:p>
          </table:table-cell>
          <table:table-cell office:value-type="float" office:value="0.95904054446599996" table:style-name="ce1">
            <text:p>0,959040544</text:p>
          </table:table-cell>
          <table:table-cell office:value-type="float" office:value="0.98835421491200004" table:style-name="ce1">
            <text:p>0,988354215</text:p>
          </table:table-cell>
          <table:table-cell office:value-type="float" office:value="0.99603468631000003" table:style-name="ce1">
            <text:p>0,996034686</text:p>
          </table:table-cell>
          <table:table-cell office:value-type="float" office:value="0.99213514194899999" table:style-name="ce1">
            <text:p>0,992135142</text:p>
          </table:table-cell>
          <table:table-cell office:value-type="float" office:value="9.4593788305200002E-2" table:style-name="ce1">
            <text:p>0,094593788</text:p>
          </table:table-cell>
          <table:table-cell office:value-type="float" office:value="0.97691237106999995" table:style-name="ce1">
            <text:p>0,976912371</text:p>
          </table:table-cell>
          <table:table-cell office:value-type="float" office:value="0.99976698370999995" table:style-name="ce1">
            <text:p>0,999766984</text:p>
          </table:table-cell>
          <table:table-cell office:value-type="float" office:value="4.4090997244183297E-3" table:style-name="ce1">
            <text:p>0,0044091</text:p>
          </table:table-cell>
          <table:table-cell office:value-type="float" office:value="7.8496048706900006E-3" table:style-name="ce1">
            <text:p>0,007849605</text:p>
          </table:table-cell>
          <table:table-cell office:value-type="float" office:value="2.1354392038099999E-2" table:style-name="ce1">
            <text:p>0,021354392</text:p>
          </table:table-cell>
          <table:table-cell office:value-type="float" office:value="0.97886399254500001" table:style-name="ce1">
            <text:p>0,978863993</text:p>
          </table:table-cell>
          <table:table-cell office:value-type="float" office:value="0.99784443727899996" table:style-name="ce1">
            <text:p>0,997844437</text:p>
          </table:table-cell>
          <table:table-cell office:value-type="float" office:value="0.97932028138000005" table:style-name="ce1">
            <text:p>0,979320281</text:p>
          </table:table-cell>
          <table:table-cell office:value-type="float" office:value="0.97909208380099999" table:style-name="ce1">
            <text:p>0,979092084</text:p>
          </table:table-cell>
          <table:table-cell office:value-type="float" office:value="0.99605200000000005" table:style-name="ce1">
            <text:p>0,996052</text:p>
          </table:table-cell>
          <table:table-cell office:value-type="float" office:value="2.1555627211300001E-3" table:style-name="ce1">
            <text:p>0,002155563</text:p>
          </table:table-cell>
          <table:table-cell office:value-type="float" office:value="23110" table:style-name="ce1">
            <text:p>23110</text:p>
          </table:table-cell>
          <table:table-cell office:value-type="float" office:value="488" table:style-name="ce1">
            <text:p>488</text:p>
          </table:table-cell>
          <table:table-cell office:value-type="float" office:value="225903" table:style-name="ce1">
            <text:p>225903</text:p>
          </table:table-cell>
          <table:table-cell office:value-type="float" office:value="499" table:style-name="ce1">
            <text:p>499</text:p>
          </table:table-cell>
          <table:table-cell office:value-type="float" office:value="23609" table:style-name="ce1">
            <text:p>23609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9782019598399996" table:style-name="ce1">
            <text:p>0,997820196</text:p>
          </table:table-cell>
          <table:table-cell office:value-type="float" office:value="0.99564987438800001" table:style-name="ce1">
            <text:p>0,995649874</text:p>
          </table:table-cell>
          <table:table-cell office:value-type="float" office:value="0.98835421491200004" table:style-name="ce1">
            <text:p>0,988354215</text:p>
          </table:table-cell>
          <table:table-cell office:value-type="float" office:value="0.99603468631000003" table:style-name="ce1">
            <text:p>0,996034686</text:p>
          </table:table-cell>
          <table:table-cell office:value-type="float" office:value="0.99213514194899999" table:style-name="ce1">
            <text:p>0,992135142</text:p>
          </table:table-cell>
          <table:table-cell office:value-type="float" office:value="9.4593788305200002E-2" table:style-name="ce1">
            <text:p>0,094593788</text:p>
          </table:table-cell>
          <table:table-cell office:value-type="float" office:value="0.97691237106999995" table:style-name="ce1">
            <text:p>0,976912371</text:p>
          </table:table-cell>
          <table:table-cell office:value-type="float" office:value="0.99997570633800004" table:style-name="ce1">
            <text:p>0,999975706</text:p>
          </table:table-cell>
          <table:table-cell office:value-type="float" office:value="1.8648301964342299E-4" table:style-name="ce1">
            <text:p>0,000186483</text:p>
          </table:table-cell>
          <table:table-cell office:value-type="float" office:value="7.8496048706900006E-3" table:style-name="ce1">
            <text:p>0,007849605</text:p>
          </table:table-cell>
          <table:table-cell office:value-type="float" office:value="2.1845659420200001E-3" table:style-name="ce1">
            <text:p>0,002184566</text:p>
          </table:table-cell>
          <table:table-cell office:value-type="float" office:value="0.99784443727899996" table:style-name="ce1">
            <text:p>0,997844437</text:p>
          </table:table-cell>
          <table:table-cell office:value-type="float" office:value="0.97886399254500001" table:style-name="ce1">
            <text:p>0,978863993</text:p>
          </table:table-cell>
          <table:table-cell office:value-type="float" office:value="0.99779595586600001" table:style-name="ce1">
            <text:p>0,997795956</text:p>
          </table:table-cell>
          <table:table-cell office:value-type="float" office:value="0.99782019598399996" table:style-name="ce1">
            <text:p>0,997820196</text:p>
          </table:table-cell>
          <table:table-cell office:value-type="float" office:value="0.99605200000000005" table:style-name="ce1">
            <text:p>0,996052</text:p>
          </table:table-cell>
          <table:table-cell office:value-type="float" office:value="2.1136007454800002E-2" table:style-name="ce1">
            <text:p>0,021136007</text:p>
          </table:table-cell>
          <table:table-cell office:value-type="float" office:value="225903" table:style-name="ce1">
            <text:p>225903</text:p>
          </table:table-cell>
          <table:table-cell office:value-type="float" office:value="499" table:style-name="ce1">
            <text:p>499</text:p>
          </table:table-cell>
          <table:table-cell office:value-type="float" office:value="23110" table:style-name="ce1">
            <text:p>23110</text:p>
          </table:table-cell>
          <table:table-cell office:value-type="float" office:value="488" table:style-name="ce1">
            <text:p>488</text:p>
          </table:table-cell>
          <table:table-cell office:value-type="float" office:value="226391" table:style-name="ce1">
            <text:p>226391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rdmpx3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24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5470811188500004" table:style-name="ce1">
            <text:p>0,954708112</text:p>
          </table:table-cell>
          <table:table-cell office:value-type="float" office:value="0.91334116598500004" table:style-name="ce1">
            <text:p>0,913341166</text:p>
          </table:table-cell>
          <table:table-cell office:value-type="float" office:value="0.97471288756899999" table:style-name="ce1">
            <text:p>0,974712888</text:p>
          </table:table-cell>
          <table:table-cell office:value-type="float" office:value="0.99140703833999999" table:style-name="ce1">
            <text:p>0,991407038</text:p>
          </table:table-cell>
          <table:table-cell office:value-type="float" office:value="0.98303434240900001" table:style-name="ce1">
            <text:p>0,983034342</text:p>
          </table:table-cell>
          <table:table-cell office:value-type="float" office:value="-0.98244987010700002" table:style-name="ce1">
            <text:p>-0,98244987</text:p>
          </table:table-cell>
          <table:table-cell office:value-type="float" office:value="0.94998408531699996" table:style-name="ce1">
            <text:p>0,949984085</text:p>
          </table:table-cell>
          <table:table-cell office:value-type="float" office:value="0.99934359582400001" table:style-name="ce1">
            <text:p>0,999343596</text:p>
          </table:table-cell>
          <table:table-cell office:value-type="float" office:value="1.07801624346283E-2" table:style-name="ce1">
            <text:p>0,010780162</text:p>
          </table:table-cell>
          <table:table-cell office:value-type="float" office:value="1.68930852172E-2" table:style-name="ce1">
            <text:p>0,016893085</text:p>
          </table:table-cell>
          <table:table-cell office:value-type="float" office:value="4.7440560681300002E-2" table:style-name="ce1">
            <text:p>0,047440561</text:p>
          </table:table-cell>
          <table:table-cell office:value-type="float" office:value="0.95408184857599998" table:style-name="ce1">
            <text:p>0,954081849</text:p>
          </table:table-cell>
          <table:table-cell office:value-type="float" office:value="0.99534392656299997" table:style-name="ce1">
            <text:p>0,995343927</text:p>
          </table:table-cell>
          <table:table-cell office:value-type="float" office:value="0.95533519789800003" table:style-name="ce1">
            <text:p>0,955335198</text:p>
          </table:table-cell>
          <table:table-cell office:value-type="float" office:value="0.95470811188500004" table:style-name="ce1">
            <text:p>0,954708112</text:p>
          </table:table-cell>
          <table:table-cell office:value-type="float" office:value="0.99144399999999999" table:style-name="ce1">
            <text:p>0,991444</text:p>
          </table:table-cell>
          <table:table-cell office:value-type="float" office:value="4.6560734369700003E-3" table:style-name="ce1">
            <text:p>0,004656073</text:p>
          </table:table-cell>
          <table:table-cell office:value-type="float" office:value="22544" table:style-name="ce1">
            <text:p>22544</text:p>
          </table:table-cell>
          <table:table-cell office:value-type="float" office:value="1054" table:style-name="ce1">
            <text:p>1054</text:p>
          </table:table-cell>
          <table:table-cell office:value-type="float" office:value="225317" table:style-name="ce1">
            <text:p>225317</text:p>
          </table:table-cell>
          <table:table-cell office:value-type="float" office:value="1085" table:style-name="ce1">
            <text:p>1085</text:p>
          </table:table-cell>
          <table:table-cell office:value-type="float" office:value="23629" table:style-name="ce1">
            <text:p>23629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9527577837000003" table:style-name="ce1">
            <text:p>0,995275778</text:p>
          </table:table-cell>
          <table:table-cell office:value-type="float" office:value="0.99059598339900001" table:style-name="ce1">
            <text:p>0,990595983</text:p>
          </table:table-cell>
          <table:table-cell office:value-type="float" office:value="0.97471288756899999" table:style-name="ce1">
            <text:p>0,974712888</text:p>
          </table:table-cell>
          <table:table-cell office:value-type="float" office:value="0.99140703833999999" table:style-name="ce1">
            <text:p>0,991407038</text:p>
          </table:table-cell>
          <table:table-cell office:value-type="float" office:value="0.98303434240900001" table:style-name="ce1">
            <text:p>0,983034342</text:p>
          </table:table-cell>
          <table:table-cell office:value-type="float" office:value="-0.98244987010700002" table:style-name="ce1">
            <text:p>-0,98244987</text:p>
          </table:table-cell>
          <table:table-cell office:value-type="float" office:value="0.94998408531699996" table:style-name="ce1">
            <text:p>0,949984085</text:p>
          </table:table-cell>
          <table:table-cell office:value-type="float" office:value="0.99993153302000004" table:style-name="ce1">
            <text:p>0,999931533</text:p>
          </table:table-cell>
          <table:table-cell office:value-type="float" office:value="4.3987575715025601E-4" table:style-name="ce1">
            <text:p>0,000439876</text:p>
          </table:table-cell>
          <table:table-cell office:value-type="float" office:value="1.68930852172E-2" table:style-name="ce1">
            <text:p>0,016893085</text:p>
          </table:table-cell>
          <table:table-cell office:value-type="float" office:value="4.7466458367499999E-3" table:style-name="ce1">
            <text:p>0,004746646</text:p>
          </table:table-cell>
          <table:table-cell office:value-type="float" office:value="0.99534392656299997" table:style-name="ce1">
            <text:p>0,995343927</text:p>
          </table:table-cell>
          <table:table-cell office:value-type="float" office:value="0.95408184857599998" table:style-name="ce1">
            <text:p>0,954081849</text:p>
          </table:table-cell>
          <table:table-cell office:value-type="float" office:value="0.99520763950799995" table:style-name="ce1">
            <text:p>0,99520764</text:p>
          </table:table-cell>
          <table:table-cell office:value-type="float" office:value="0.99527577837000003" table:style-name="ce1">
            <text:p>0,995275778</text:p>
          </table:table-cell>
          <table:table-cell office:value-type="float" office:value="0.99144399999999999" table:style-name="ce1">
            <text:p>0,991444</text:p>
          </table:table-cell>
          <table:table-cell office:value-type="float" office:value="4.5918151424100002E-2" table:style-name="ce1">
            <text:p>0,045918151</text:p>
          </table:table-cell>
          <table:table-cell office:value-type="float" office:value="225317" table:style-name="ce1">
            <text:p>225317</text:p>
          </table:table-cell>
          <table:table-cell office:value-type="float" office:value="1085" table:style-name="ce1">
            <text:p>1085</text:p>
          </table:table-cell>
          <table:table-cell office:value-type="float" office:value="22544" table:style-name="ce1">
            <text:p>22544</text:p>
          </table:table-cell>
          <table:table-cell office:value-type="float" office:value="1054" table:style-name="ce1">
            <text:p>1054</text:p>
          </table:table-cell>
          <table:table-cell office:value-type="float" office:value="226371" table:style-name="ce1">
            <text:p>226371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rdmpx4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25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5526243357100005" table:style-name="ce1">
            <text:p>0,955262434</text:p>
          </table:table-cell>
          <table:table-cell office:value-type="float" office:value="0.91435635538299997" table:style-name="ce1">
            <text:p>0,914356355</text:p>
          </table:table-cell>
          <table:table-cell office:value-type="float" office:value="0.97498258983099995" table:style-name="ce1">
            <text:p>0,97498259</text:p>
          </table:table-cell>
          <table:table-cell office:value-type="float" office:value="0.99151159826799995" table:style-name="ce1">
            <text:p>0,991511598</text:p>
          </table:table-cell>
          <table:table-cell office:value-type="float" office:value="0.98323880556300003" table:style-name="ce1">
            <text:p>0,983238806</text:p>
          </table:table-cell>
          <table:table-cell office:value-type="float" office:value="-0.96446272505399999" table:style-name="ce1">
            <text:p>-0,964462725</text:p>
          </table:table-cell>
          <table:table-cell office:value-type="float" office:value="0.95059578736700001" table:style-name="ce1">
            <text:p>0,950595787</text:p>
          </table:table-cell>
          <table:table-cell office:value-type="float" office:value="0.99925896127500002" table:style-name="ce1">
            <text:p>0,999258961</text:p>
          </table:table-cell>
          <table:table-cell office:value-type="float" office:value="7.9784050065205697E-3" table:style-name="ce1">
            <text:p>0,007978405</text:p>
          </table:table-cell>
          <table:table-cell office:value-type="float" office:value="1.6689692996699999E-2" table:style-name="ce1">
            <text:p>0,016689693</text:p>
          </table:table-cell>
          <table:table-cell office:value-type="float" office:value="4.6832749678600002E-2" table:style-name="ce1">
            <text:p>0,04683275</text:p>
          </table:table-cell>
          <table:table-cell office:value-type="float" office:value="0.95455507129899997" table:style-name="ce1">
            <text:p>0,954555071</text:p>
          </table:table-cell>
          <table:table-cell office:value-type="float" office:value="0.99541010836400001" table:style-name="ce1">
            <text:p>0,995410108</text:p>
          </table:table-cell>
          <table:table-cell office:value-type="float" office:value="0.95597084498700002" table:style-name="ce1">
            <text:p>0,955970845</text:p>
          </table:table-cell>
          <table:table-cell office:value-type="float" office:value="0.95526243357100005" table:style-name="ce1">
            <text:p>0,955262434</text:p>
          </table:table-cell>
          <table:table-cell office:value-type="float" office:value="0.99154799999999998" table:style-name="ce1">
            <text:p>0,991548</text:p>
          </table:table-cell>
          <table:table-cell office:value-type="float" office:value="4.5898916361500003E-3" table:style-name="ce1">
            <text:p>0,004589892</text:p>
          </table:table-cell>
          <table:table-cell office:value-type="float" office:value="22559" table:style-name="ce1">
            <text:p>22559</text:p>
          </table:table-cell>
          <table:table-cell office:value-type="float" office:value="1039" table:style-name="ce1">
            <text:p>1039</text:p>
          </table:table-cell>
          <table:table-cell office:value-type="float" office:value="225328" table:style-name="ce1">
            <text:p>225328</text:p>
          </table:table-cell>
          <table:table-cell office:value-type="float" office:value="1074" table:style-name="ce1">
            <text:p>1074</text:p>
          </table:table-cell>
          <table:table-cell office:value-type="float" office:value="23633" table:style-name="ce1">
            <text:p>23633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9533316106000003" table:style-name="ce1">
            <text:p>0,995333161</text:p>
          </table:table-cell>
          <table:table-cell office:value-type="float" office:value="0.99070967855400005" table:style-name="ce1">
            <text:p>0,990709679</text:p>
          </table:table-cell>
          <table:table-cell office:value-type="float" office:value="0.97498258983099995" table:style-name="ce1">
            <text:p>0,97498259</text:p>
          </table:table-cell>
          <table:table-cell office:value-type="float" office:value="0.99151159826799995" table:style-name="ce1">
            <text:p>0,991511598</text:p>
          </table:table-cell>
          <table:table-cell office:value-type="float" office:value="0.98323880556300003" table:style-name="ce1">
            <text:p>0,983238806</text:p>
          </table:table-cell>
          <table:table-cell office:value-type="float" office:value="-0.96446272505399999" table:style-name="ce1">
            <text:p>-0,964462725</text:p>
          </table:table-cell>
          <table:table-cell office:value-type="float" office:value="0.95059578736700001" table:style-name="ce1">
            <text:p>0,950595787</text:p>
          </table:table-cell>
          <table:table-cell office:value-type="float" office:value="0.99992269788800003" table:style-name="ce1">
            <text:p>0,999922698</text:p>
          </table:table-cell>
          <table:table-cell office:value-type="float" office:value="3.0168865395265699E-4" table:style-name="ce1">
            <text:p>0,000301689</text:p>
          </table:table-cell>
          <table:table-cell office:value-type="float" office:value="1.6689692996699999E-2" table:style-name="ce1">
            <text:p>0,016689693</text:p>
          </table:table-cell>
          <table:table-cell office:value-type="float" office:value="4.68872044309E-3" table:style-name="ce1">
            <text:p>0,00468872</text:p>
          </table:table-cell>
          <table:table-cell office:value-type="float" office:value="0.99541010836400001" table:style-name="ce1">
            <text:p>0,995410108</text:p>
          </table:table-cell>
          <table:table-cell office:value-type="float" office:value="0.95455507129899997" table:style-name="ce1">
            <text:p>0,954555071</text:p>
          </table:table-cell>
          <table:table-cell office:value-type="float" office:value="0.995256225652" table:style-name="ce1">
            <text:p>0,995256226</text:p>
          </table:table-cell>
          <table:table-cell office:value-type="float" office:value="0.99533316106000003" table:style-name="ce1">
            <text:p>0,995333161</text:p>
          </table:table-cell>
          <table:table-cell office:value-type="float" office:value="0.99154799999999998" table:style-name="ce1">
            <text:p>0,991548</text:p>
          </table:table-cell>
          <table:table-cell office:value-type="float" office:value="4.5444928701400003E-2" table:style-name="ce1">
            <text:p>0,045444929</text:p>
          </table:table-cell>
          <table:table-cell office:value-type="float" office:value="225328" table:style-name="ce1">
            <text:p>225328</text:p>
          </table:table-cell>
          <table:table-cell office:value-type="float" office:value="1074" table:style-name="ce1">
            <text:p>1074</text:p>
          </table:table-cell>
          <table:table-cell office:value-type="float" office:value="22559" table:style-name="ce1">
            <text:p>22559</text:p>
          </table:table-cell>
          <table:table-cell office:value-type="float" office:value="1039" table:style-name="ce1">
            <text:p>1039</text:p>
          </table:table-cell>
          <table:table-cell office:value-type="float" office:value="226367" table:style-name="ce1">
            <text:p>226367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rdmpx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26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3119742334699995" table:style-name="ce1">
            <text:p>0,931197423</text:p>
          </table:table-cell>
          <table:table-cell office:value-type="float" office:value="0.87125297383" table:style-name="ce1">
            <text:p>0,871252974</text:p>
          </table:table-cell>
          <table:table-cell office:value-type="float" office:value="0.96203960942" table:style-name="ce1">
            <text:p>0,962039609</text:p>
          </table:table-cell>
          <table:table-cell office:value-type="float" office:value="0.98695444676199995" table:style-name="ce1">
            <text:p>0,986954447</text:p>
          </table:table-cell>
          <table:table-cell office:value-type="float" office:value="0.97436127373299997" table:style-name="ce1">
            <text:p>0,974361274</text:p>
          </table:table-cell>
          <table:table-cell office:value-type="float" office:value="-1.9212576077700001" table:style-name="ce1">
            <text:p>-1,921257608</text:p>
          </table:table-cell>
          <table:table-cell office:value-type="float" office:value="0.92402689015700001" table:style-name="ce1">
            <text:p>0,92402689</text:p>
          </table:table-cell>
          <table:table-cell office:value-type="float" office:value="0.99993643124999998" table:style-name="ce1">
            <text:p>0,999936431</text:p>
          </table:table-cell>
          <table:table-cell office:value-type="float" office:value="1.3938342596022999E-2" table:style-name="ce1">
            <text:p>0,013938343</text:p>
          </table:table-cell>
          <table:table-cell office:value-type="float" office:value="2.54819168695E-2" table:style-name="ce1">
            <text:p>0,025481917</text:p>
          </table:table-cell>
          <table:table-cell office:value-type="float" office:value="7.3886132981399996E-2" table:style-name="ce1">
            <text:p>0,073886133</text:p>
          </table:table-cell>
          <table:table-cell office:value-type="float" office:value="0.93125662216600003" table:style-name="ce1">
            <text:p>0,931256622</text:p>
          </table:table-cell>
          <table:table-cell office:value-type="float" office:value="0.99282259667399997" table:style-name="ce1">
            <text:p>0,992822597</text:p>
          </table:table-cell>
          <table:table-cell office:value-type="float" office:value="0.93113823205400004" table:style-name="ce1">
            <text:p>0,931138232</text:p>
          </table:table-cell>
          <table:table-cell office:value-type="float" office:value="0.93119742334699995" table:style-name="ce1">
            <text:p>0,931197423</text:p>
          </table:table-cell>
          <table:table-cell office:value-type="float" office:value="0.987012" table:style-name="ce1">
            <text:p>0,987012</text:p>
          </table:table-cell>
          <table:table-cell office:value-type="float" office:value="7.1774033259000003E-3" table:style-name="ce1">
            <text:p>0,007177403</text:p>
          </table:table-cell>
          <table:table-cell office:value-type="float" office:value="21973" table:style-name="ce1">
            <text:p>21973</text:p>
          </table:table-cell>
          <table:table-cell office:value-type="float" office:value="1625" table:style-name="ce1">
            <text:p>1625</text:p>
          </table:table-cell>
          <table:table-cell office:value-type="float" office:value="224780" table:style-name="ce1">
            <text:p>224780</text:p>
          </table:table-cell>
          <table:table-cell office:value-type="float" office:value="1622" table:style-name="ce1">
            <text:p>1622</text:p>
          </table:table-cell>
          <table:table-cell office:value-type="float" office:value="23595" table:style-name="ce1">
            <text:p>23595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9282917446100005" table:style-name="ce1">
            <text:p>0,992829174</text:p>
          </table:table-cell>
          <table:table-cell office:value-type="float" office:value="0.985760458191" table:style-name="ce1">
            <text:p>0,985760458</text:p>
          </table:table-cell>
          <table:table-cell office:value-type="float" office:value="0.96203960942" table:style-name="ce1">
            <text:p>0,962039609</text:p>
          </table:table-cell>
          <table:table-cell office:value-type="float" office:value="0.98695444676199995" table:style-name="ce1">
            <text:p>0,986954447</text:p>
          </table:table-cell>
          <table:table-cell office:value-type="float" office:value="0.97436127373299997" table:style-name="ce1">
            <text:p>0,974361274</text:p>
          </table:table-cell>
          <table:table-cell office:value-type="float" office:value="-1.9212576077700001" table:style-name="ce1">
            <text:p>-1,921257608</text:p>
          </table:table-cell>
          <table:table-cell office:value-type="float" office:value="0.92402689015700001" table:style-name="ce1">
            <text:p>0,92402689</text:p>
          </table:table-cell>
          <table:table-cell office:value-type="float" office:value="0.99999337466100002" table:style-name="ce1">
            <text:p>0,999993375</text:p>
          </table:table-cell>
          <table:table-cell office:value-type="float" office:value="6.08690244902246E-4" table:style-name="ce1">
            <text:p>0,00060869</text:p>
          </table:table-cell>
          <table:table-cell office:value-type="float" office:value="2.54819168695E-2" table:style-name="ce1">
            <text:p>0,025481917</text:p>
          </table:table-cell>
          <table:table-cell office:value-type="float" office:value="7.2226176706099996E-3" table:style-name="ce1">
            <text:p>0,007222618</text:p>
          </table:table-cell>
          <table:table-cell office:value-type="float" office:value="0.99282259667399997" table:style-name="ce1">
            <text:p>0,992822597</text:p>
          </table:table-cell>
          <table:table-cell office:value-type="float" office:value="0.93125662216600003" table:style-name="ce1">
            <text:p>0,931256622</text:p>
          </table:table-cell>
          <table:table-cell office:value-type="float" office:value="0.99283575233400001" table:style-name="ce1">
            <text:p>0,992835752</text:p>
          </table:table-cell>
          <table:table-cell office:value-type="float" office:value="0.99282917446100005" table:style-name="ce1">
            <text:p>0,992829174</text:p>
          </table:table-cell>
          <table:table-cell office:value-type="float" office:value="0.987012" table:style-name="ce1">
            <text:p>0,987012</text:p>
          </table:table-cell>
          <table:table-cell office:value-type="float" office:value="6.8743377834299998E-2" table:style-name="ce1">
            <text:p>0,068743378</text:p>
          </table:table-cell>
          <table:table-cell office:value-type="float" office:value="224780" table:style-name="ce1">
            <text:p>224780</text:p>
          </table:table-cell>
          <table:table-cell office:value-type="float" office:value="1622" table:style-name="ce1">
            <text:p>1622</text:p>
          </table:table-cell>
          <table:table-cell office:value-type="float" office:value="21973" table:style-name="ce1">
            <text:p>21973</text:p>
          </table:table-cell>
          <table:table-cell office:value-type="float" office:value="1625" table:style-name="ce1">
            <text:p>1625</text:p>
          </table:table-cell>
          <table:table-cell office:value-type="float" office:value="226405" table:style-name="ce1">
            <text:p>226405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rdmpx1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27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88456555444600005" table:style-name="ce1">
            <text:p>0,884565554</text:p>
          </table:table-cell>
          <table:table-cell office:value-type="float" office:value="0.79302334437699995" table:style-name="ce1">
            <text:p>0,793023344</text:p>
          </table:table-cell>
          <table:table-cell office:value-type="float" office:value="0.93722360231900004" table:style-name="ce1">
            <text:p>0,937223602</text:p>
          </table:table-cell>
          <table:table-cell office:value-type="float" office:value="0.97815583285300001" table:style-name="ce1">
            <text:p>0,978155833</text:p>
          </table:table-cell>
          <table:table-cell office:value-type="float" office:value="0.95746508506000005" table:style-name="ce1">
            <text:p>0,957465085</text:p>
          </table:table-cell>
          <table:table-cell office:value-type="float" office:value="-3.4846273122100002" table:style-name="ce1">
            <text:p>-3,484627312</text:p>
          </table:table-cell>
          <table:table-cell office:value-type="float" office:value="0.87256604053700004" table:style-name="ce1">
            <text:p>0,872566041</text:p>
          </table:table-cell>
          <table:table-cell office:value-type="float" office:value="0.99759998300899999" table:style-name="ce1">
            <text:p>0,997599983</text:p>
          </table:table-cell>
          <table:table-cell office:value-type="float" office:value="9.2009775461716504E-3" table:style-name="ce1">
            <text:p>0,009200978</text:p>
          </table:table-cell>
          <table:table-cell office:value-type="float" office:value="4.2050535785299999E-2" table:style-name="ce1">
            <text:p>0,042050536</text:p>
          </table:table-cell>
          <table:table-cell office:value-type="float" office:value="0.13049846331199999" table:style-name="ce1">
            <text:p>0,130498463</text:p>
          </table:table-cell>
          <table:table-cell office:value-type="float" office:value="0.88669363423500003" table:style-name="ce1">
            <text:p>0,886693634</text:p>
          </table:table-cell>
          <table:table-cell office:value-type="float" office:value="0.98775357040400003" table:style-name="ce1">
            <text:p>0,98775357</text:p>
          </table:table-cell>
          <table:table-cell office:value-type="float" office:value="0.88244766505600003" table:style-name="ce1">
            <text:p>0,882447665</text:p>
          </table:table-cell>
          <table:table-cell office:value-type="float" office:value="0.88456555444600005" table:style-name="ce1">
            <text:p>0,884565554</text:p>
          </table:table-cell>
          <table:table-cell office:value-type="float" office:value="0.97826000000000002" table:style-name="ce1">
            <text:p>0,97826</text:p>
          </table:table-cell>
          <table:table-cell office:value-type="float" office:value="1.22464295963E-2" table:style-name="ce1">
            <text:p>0,01224643</text:p>
          </table:table-cell>
          <table:table-cell office:value-type="float" office:value="20824" table:style-name="ce1">
            <text:p>20824</text:p>
          </table:table-cell>
          <table:table-cell office:value-type="float" office:value="2774" table:style-name="ce1">
            <text:p>2774</text:p>
          </table:table-cell>
          <table:table-cell office:value-type="float" office:value="223741" table:style-name="ce1">
            <text:p>223741</text:p>
          </table:table-cell>
          <table:table-cell office:value-type="float" office:value="2661" table:style-name="ce1">
            <text:p>2661</text:p>
          </table:table-cell>
          <table:table-cell office:value-type="float" office:value="23485" table:style-name="ce1">
            <text:p>23485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8800000883200001" table:style-name="ce1">
            <text:p>0,988000009</text:p>
          </table:table-cell>
          <table:table-cell office:value-type="float" office:value="0.97628460222699998" table:style-name="ce1">
            <text:p>0,976284602</text:p>
          </table:table-cell>
          <table:table-cell office:value-type="float" office:value="0.93722360231900004" table:style-name="ce1">
            <text:p>0,937223602</text:p>
          </table:table-cell>
          <table:table-cell office:value-type="float" office:value="0.97815583285300001" table:style-name="ce1">
            <text:p>0,978155833</text:p>
          </table:table-cell>
          <table:table-cell office:value-type="float" office:value="0.95746508506000005" table:style-name="ce1">
            <text:p>0,957465085</text:p>
          </table:table-cell>
          <table:table-cell office:value-type="float" office:value="-3.4846273122100002" table:style-name="ce1">
            <text:p>-3,484627312</text:p>
          </table:table-cell>
          <table:table-cell office:value-type="float" office:value="0.87256604053700004" table:style-name="ce1">
            <text:p>0,872566041</text:p>
          </table:table-cell>
          <table:table-cell office:value-type="float" office:value="0.99975050616299999" table:style-name="ce1">
            <text:p>0,999750506</text:p>
          </table:table-cell>
          <table:table-cell office:value-type="float" office:value="5.0704821484225202E-4" table:style-name="ce1">
            <text:p>0,000507048</text:p>
          </table:table-cell>
          <table:table-cell office:value-type="float" office:value="4.2050535785299999E-2" table:style-name="ce1">
            <text:p>0,042050536</text:p>
          </table:table-cell>
          <table:table-cell office:value-type="float" office:value="1.21457399404E-2" table:style-name="ce1">
            <text:p>0,01214574</text:p>
          </table:table-cell>
          <table:table-cell office:value-type="float" office:value="0.98775357040400003" table:style-name="ce1">
            <text:p>0,98775357</text:p>
          </table:table-cell>
          <table:table-cell office:value-type="float" office:value="0.88669363423500003" table:style-name="ce1">
            <text:p>0,886693634</text:p>
          </table:table-cell>
          <table:table-cell office:value-type="float" office:value="0.98824657025999996" table:style-name="ce1">
            <text:p>0,98824657</text:p>
          </table:table-cell>
          <table:table-cell office:value-type="float" office:value="0.98800000883200001" table:style-name="ce1">
            <text:p>0,988000009</text:p>
          </table:table-cell>
          <table:table-cell office:value-type="float" office:value="0.97826000000000002" table:style-name="ce1">
            <text:p>0,97826</text:p>
          </table:table-cell>
          <table:table-cell office:value-type="float" office:value="0.113306365765" table:style-name="ce1">
            <text:p>0,113306366</text:p>
          </table:table-cell>
          <table:table-cell office:value-type="float" office:value="223741" table:style-name="ce1">
            <text:p>223741</text:p>
          </table:table-cell>
          <table:table-cell office:value-type="float" office:value="2661" table:style-name="ce1">
            <text:p>2661</text:p>
          </table:table-cell>
          <table:table-cell office:value-type="float" office:value="20824" table:style-name="ce1">
            <text:p>20824</text:p>
          </table:table-cell>
          <table:table-cell office:value-type="float" office:value="2774" table:style-name="ce1">
            <text:p>2774</text:p>
          </table:table-cell>
          <table:table-cell office:value-type="float" office:value="226515" table:style-name="ce1">
            <text:p>226515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rdmpx2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28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77892019971199999" table:style-name="ce1">
            <text:p>0,7789202</text:p>
          </table:table-cell>
          <table:table-cell office:value-type="float" office:value="0.63789459094199996" table:style-name="ce1">
            <text:p>0,637894591</text:p>
          </table:table-cell>
          <table:table-cell office:value-type="float" office:value="0.87740441512800005" table:style-name="ce1">
            <text:p>0,877404415</text:p>
          </table:table-cell>
          <table:table-cell office:value-type="float" office:value="0.95802503372100001" table:style-name="ce1">
            <text:p>0,958025034</text:p>
          </table:table-cell>
          <table:table-cell office:value-type="float" office:value="1.0573336628100001" table:style-name="ce1">
            <text:p>1,057333663</text:p>
          </table:table-cell>
          <table:table-cell office:value-type="float" office:value="7.9124009510700004" table:style-name="ce1">
            <text:p>7,912400951</text:p>
          </table:table-cell>
          <table:table-cell office:value-type="float" office:value="0.75583896883099999" table:style-name="ce1">
            <text:p>0,755838969</text:p>
          </table:table-cell>
          <table:table-cell office:value-type="float" office:value="0.99847677075399999" table:style-name="ce1">
            <text:p>0,998476771</text:p>
          </table:table-cell>
          <table:table-cell office:value-type="float" office:value="1.2784929476215399E-2" table:style-name="ce1">
            <text:p>0,012784929</text:p>
          </table:table-cell>
          <table:table-cell office:value-type="float" office:value="2.5405162392000001E-3" table:style-name="ce1">
            <text:p>0,002540516</text:p>
          </table:table-cell>
          <table:table-cell office:value-type="float" office:value="0.28382856211599999" table:style-name="ce1">
            <text:p>0,283828562</text:p>
          </table:table-cell>
          <table:table-cell office:value-type="float" office:value="0.77773553020700004" table:style-name="ce1">
            <text:p>0,77773553</text:p>
          </table:table-cell>
          <table:table-cell office:value-type="float" office:value="0.97707330004899995" table:style-name="ce1">
            <text:p>0,9770733</text:p>
          </table:table-cell>
          <table:table-cell office:value-type="float" office:value="0.78010848376999997" table:style-name="ce1">
            <text:p>0,780108484</text:p>
          </table:table-cell>
          <table:table-cell office:value-type="float" office:value="0.77892019971199999" table:style-name="ce1">
            <text:p>0,7789202</text:p>
          </table:table-cell>
          <table:table-cell office:value-type="float" office:value="0.95820000000000005" table:style-name="ce1">
            <text:p>0,9582</text:p>
          </table:table-cell>
          <table:table-cell office:value-type="float" office:value="2.2926699951399999E-2" table:style-name="ce1">
            <text:p>0,0229267</text:p>
          </table:table-cell>
          <table:table-cell office:value-type="float" office:value="18409" table:style-name="ce1">
            <text:p>18409</text:p>
          </table:table-cell>
          <table:table-cell office:value-type="float" office:value="5189" table:style-name="ce1">
            <text:p>5189</text:p>
          </table:table-cell>
          <table:table-cell office:value-type="float" office:value="221141" table:style-name="ce1">
            <text:p>221141</text:p>
          </table:table-cell>
          <table:table-cell office:value-type="float" office:value="5261" table:style-name="ce1">
            <text:p>5261</text:p>
          </table:table-cell>
          <table:table-cell office:value-type="float" office:value="23670" table:style-name="ce1">
            <text:p>23670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7691791170099995" table:style-name="ce1">
            <text:p>0,976917912</text:p>
          </table:table-cell>
          <table:table-cell office:value-type="float" office:value="0.95487734842899996" table:style-name="ce1">
            <text:p>0,954877348</text:p>
          </table:table-cell>
          <table:table-cell office:value-type="float" office:value="0.87740441512800005" table:style-name="ce1">
            <text:p>0,877404415</text:p>
          </table:table-cell>
          <table:table-cell office:value-type="float" office:value="0.95802503372100001" table:style-name="ce1">
            <text:p>0,958025034</text:p>
          </table:table-cell>
          <table:table-cell office:value-type="float" office:value="1.0573336628100001" table:style-name="ce1">
            <text:p>1,057333663</text:p>
          </table:table-cell>
          <table:table-cell office:value-type="float" office:value="7.9124009510700004" table:style-name="ce1">
            <text:p>7,912400951</text:p>
          </table:table-cell>
          <table:table-cell office:value-type="float" office:value="0.75583896883099999" table:style-name="ce1">
            <text:p>0,755838969</text:p>
          </table:table-cell>
          <table:table-cell office:value-type="float" office:value="0.99984096551599999" table:style-name="ce1">
            <text:p>0,999840966</text:p>
          </table:table-cell>
          <table:table-cell office:value-type="float" office:value="5.1636290861619999E-4" table:style-name="ce1">
            <text:p>0,000516363</text:p>
          </table:table-cell>
          <table:table-cell office:value-type="float" office:value="2.5405162392000001E-3" table:style-name="ce1">
            <text:p>0,002540516</text:p>
          </table:table-cell>
          <table:table-cell office:value-type="float" office:value="2.36274594037E-2" table:style-name="ce1">
            <text:p>0,023627459</text:p>
          </table:table-cell>
          <table:table-cell office:value-type="float" office:value="0.97707330004899995" table:style-name="ce1">
            <text:p>0,9770733</text:p>
          </table:table-cell>
          <table:table-cell office:value-type="float" office:value="0.77773553020700004" table:style-name="ce1">
            <text:p>0,77773553</text:p>
          </table:table-cell>
          <table:table-cell office:value-type="float" office:value="0.97676257276900003" table:style-name="ce1">
            <text:p>0,976762573</text:p>
          </table:table-cell>
          <table:table-cell office:value-type="float" office:value="0.97691791170099995" table:style-name="ce1">
            <text:p>0,976917912</text:p>
          </table:table-cell>
          <table:table-cell office:value-type="float" office:value="0.95820000000000005" table:style-name="ce1">
            <text:p>0,9582</text:p>
          </table:table-cell>
          <table:table-cell office:value-type="float" office:value="0.22226446979299999" table:style-name="ce1">
            <text:p>0,22226447</text:p>
          </table:table-cell>
          <table:table-cell office:value-type="float" office:value="221141" table:style-name="ce1">
            <text:p>221141</text:p>
          </table:table-cell>
          <table:table-cell office:value-type="float" office:value="5261" table:style-name="ce1">
            <text:p>5261</text:p>
          </table:table-cell>
          <table:table-cell office:value-type="float" office:value="18409" table:style-name="ce1">
            <text:p>18409</text:p>
          </table:table-cell>
          <table:table-cell office:value-type="float" office:value="5189" table:style-name="ce1">
            <text:p>5189</text:p>
          </table:table-cell>
          <table:table-cell office:value-type="float" office:value="226330" table:style-name="ce1">
            <text:p>226330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rdmpx3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29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69564849305800003" table:style-name="ce1">
            <text:p>0,695648493</text:p>
          </table:table-cell>
          <table:table-cell office:value-type="float" office:value="0.533329006296" table:style-name="ce1">
            <text:p>0,533329006</text:p>
          </table:table-cell>
          <table:table-cell office:value-type="float" office:value="0.83161681076299998" table:style-name="ce1">
            <text:p>0,831616811</text:p>
          </table:table-cell>
          <table:table-cell office:value-type="float" office:value="0.942235468553" table:style-name="ce1">
            <text:p>0,942235469</text:p>
          </table:table-cell>
          <table:table-cell office:value-type="float" office:value="1.02901617034" table:style-name="ce1">
            <text:p>1,02901617</text:p>
          </table:table-cell>
          <table:table-cell office:value-type="float" office:value="4.4449168072900003" table:style-name="ce1">
            <text:p>4,444916807</text:p>
          </table:table-cell>
          <table:table-cell office:value-type="float" office:value="0.66388829411200001" table:style-name="ce1">
            <text:p>0,663888294</text:p>
          </table:table-cell>
          <table:table-cell office:value-type="float" office:value="0.99889942431400003" table:style-name="ce1">
            <text:p>0,998899424</text:p>
          </table:table-cell>
          <table:table-cell office:value-type="float" office:value="1.23449128681481E-2" table:style-name="ce1">
            <text:p>0,012344913</text:p>
          </table:table-cell>
          <table:table-cell office:value-type="float" office:value="2.94265817815E-2" table:style-name="ce1">
            <text:p>0,029426582</text:p>
          </table:table-cell>
          <table:table-cell office:value-type="float" office:value="0.43750760618200002" table:style-name="ce1">
            <text:p>0,437507606</text:p>
          </table:table-cell>
          <table:table-cell office:value-type="float" office:value="0.69488372092999995" table:style-name="ce1">
            <text:p>0,694883721</text:p>
          </table:table-cell>
          <table:table-cell office:value-type="float" office:value="0.96834990059600001" table:style-name="ce1">
            <text:p>0,968349901</text:p>
          </table:table-cell>
          <table:table-cell office:value-type="float" office:value="0.69641495042000001" table:style-name="ce1">
            <text:p>0,69641495</text:p>
          </table:table-cell>
          <table:table-cell office:value-type="float" office:value="0.69564849305800003" table:style-name="ce1">
            <text:p>0,695648493</text:p>
          </table:table-cell>
          <table:table-cell office:value-type="float" office:value="0.94247999999999998" table:style-name="ce1">
            <text:p>0,94248</text:p>
          </table:table-cell>
          <table:table-cell office:value-type="float" office:value="3.1650099403600002E-2" table:style-name="ce1">
            <text:p>0,031650099</text:p>
          </table:table-cell>
          <table:table-cell office:value-type="float" office:value="16434" table:style-name="ce1">
            <text:p>16434</text:p>
          </table:table-cell>
          <table:table-cell office:value-type="float" office:value="7164" table:style-name="ce1">
            <text:p>7164</text:p>
          </table:table-cell>
          <table:table-cell office:value-type="float" office:value="219186" table:style-name="ce1">
            <text:p>219186</text:p>
          </table:table-cell>
          <table:table-cell office:value-type="float" office:value="7216" table:style-name="ce1">
            <text:p>7216</text:p>
          </table:table-cell>
          <table:table-cell office:value-type="float" office:value="23650" table:style-name="ce1">
            <text:p>23650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6823868254599998" table:style-name="ce1">
            <text:p>0,968238683</text:p>
          </table:table-cell>
          <table:table-cell office:value-type="float" office:value="0.93843281984500004" table:style-name="ce1">
            <text:p>0,93843282</text:p>
          </table:table-cell>
          <table:table-cell office:value-type="float" office:value="0.83161681076299998" table:style-name="ce1">
            <text:p>0,831616811</text:p>
          </table:table-cell>
          <table:table-cell office:value-type="float" office:value="0.942235468553" table:style-name="ce1">
            <text:p>0,942235469</text:p>
          </table:table-cell>
          <table:table-cell office:value-type="float" office:value="1.02901617034" table:style-name="ce1">
            <text:p>1,02901617</text:p>
          </table:table-cell>
          <table:table-cell office:value-type="float" office:value="4.4449168072900003" table:style-name="ce1">
            <text:p>4,444916807</text:p>
          </table:table-cell>
          <table:table-cell office:value-type="float" office:value="0.66388829411200001" table:style-name="ce1">
            <text:p>0,663888294</text:p>
          </table:table-cell>
          <table:table-cell office:value-type="float" office:value="0.99988514683499996" table:style-name="ce1">
            <text:p>0,999885147</text:p>
          </table:table-cell>
          <table:table-cell office:value-type="float" office:value="5.47196622108922E-4" table:style-name="ce1">
            <text:p>0,000547197</text:p>
          </table:table-cell>
          <table:table-cell office:value-type="float" office:value="2.94265817815E-2" table:style-name="ce1">
            <text:p>0,029426582</text:p>
          </table:table-cell>
          <table:table-cell office:value-type="float" office:value="3.2803189984800002E-2" table:style-name="ce1">
            <text:p>0,03280319</text:p>
          </table:table-cell>
          <table:table-cell office:value-type="float" office:value="0.96834990059600001" table:style-name="ce1">
            <text:p>0,968349901</text:p>
          </table:table-cell>
          <table:table-cell office:value-type="float" office:value="0.69488372092999995" table:style-name="ce1">
            <text:p>0,694883721</text:p>
          </table:table-cell>
          <table:table-cell office:value-type="float" office:value="0.96812749003999998" table:style-name="ce1">
            <text:p>0,96812749</text:p>
          </table:table-cell>
          <table:table-cell office:value-type="float" office:value="0.96823868254599998" table:style-name="ce1">
            <text:p>0,968238683</text:p>
          </table:table-cell>
          <table:table-cell office:value-type="float" office:value="0.94247999999999998" table:style-name="ce1">
            <text:p>0,94248</text:p>
          </table:table-cell>
          <table:table-cell office:value-type="float" office:value="0.30511627907" table:style-name="ce1">
            <text:p>0,305116279</text:p>
          </table:table-cell>
          <table:table-cell office:value-type="float" office:value="219186" table:style-name="ce1">
            <text:p>219186</text:p>
          </table:table-cell>
          <table:table-cell office:value-type="float" office:value="7216" table:style-name="ce1">
            <text:p>7216</text:p>
          </table:table-cell>
          <table:table-cell office:value-type="float" office:value="16434" table:style-name="ce1">
            <text:p>16434</text:p>
          </table:table-cell>
          <table:table-cell office:value-type="float" office:value="7164" table:style-name="ce1">
            <text:p>7164</text:p>
          </table:table-cell>
          <table:table-cell office:value-type="float" office:value="226350" table:style-name="ce1">
            <text:p>226350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shere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30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6461863529000003" table:style-name="ce1">
            <text:p>0,964618635</text:p>
          </table:table-cell>
          <table:table-cell office:value-type="float" office:value="0.93165539594299995" table:style-name="ce1">
            <text:p>0,931655396</text:p>
          </table:table-cell>
          <table:table-cell office:value-type="float" office:value="0.97107520009899995" table:style-name="ce1">
            <text:p>0,9710752</text:p>
          </table:table-cell>
          <table:table-cell office:value-type="float" office:value="0.99316181818000004" table:style-name="ce1">
            <text:p>0,993161818</text:p>
          </table:table-cell>
          <table:table-cell office:value-type="float" office:value="0.98642929816500002" table:style-name="ce1">
            <text:p>0,986429298</text:p>
          </table:table-cell>
          <table:table-cell office:value-type="float" office:value="-6.2970618529699998" table:style-name="ce1">
            <text:p>-6,297061853</text:p>
          </table:table-cell>
          <table:table-cell office:value-type="float" office:value="0.96083773575599996" table:style-name="ce1">
            <text:p>0,960837736</text:p>
          </table:table-cell>
          <table:table-cell office:value-type="float" office:value="0.977669138667" table:style-name="ce1">
            <text:p>0,977669139</text:p>
          </table:table-cell>
          <table:table-cell office:value-type="float" office:value="8.6333844521553297E-3" table:style-name="ce1">
            <text:p>0,008633384</text:p>
          </table:table-cell>
          <table:table-cell office:value-type="float" office:value="1.33476901494E-2" table:style-name="ce1">
            <text:p>0,01334769</text:p>
          </table:table-cell>
          <table:table-cell office:value-type="float" office:value="3.6679122106299998E-2" table:style-name="ce1">
            <text:p>0,036679122</text:p>
          </table:table-cell>
          <table:table-cell office:value-type="float" office:value="0.94354838709699995" table:style-name="ce1">
            <text:p>0,943548387</text:p>
          </table:table-cell>
          <table:table-cell office:value-type="float" office:value="0.99860201310100005" table:style-name="ce1">
            <text:p>0,998602013</text:p>
          </table:table-cell>
          <table:table-cell office:value-type="float" office:value="0.98665141113699995" table:style-name="ce1">
            <text:p>0,986651411</text:p>
          </table:table-cell>
          <table:table-cell office:value-type="float" office:value="0.96461863529000003" table:style-name="ce1">
            <text:p>0,964618635</text:p>
          </table:table-cell>
          <table:table-cell office:value-type="float" office:value="0.99316800000000005" table:style-name="ce1">
            <text:p>0,993168</text:p>
          </table:table-cell>
          <table:table-cell office:value-type="float" office:value="1.3979868988700001E-3" table:style-name="ce1">
            <text:p>0,001397987</text:p>
          </table:table-cell>
          <table:table-cell office:value-type="float" office:value="23283" table:style-name="ce1">
            <text:p>23283</text:p>
          </table:table-cell>
          <table:table-cell office:value-type="float" office:value="315" table:style-name="ce1">
            <text:p>315</text:p>
          </table:table-cell>
          <table:table-cell office:value-type="float" office:value="225009" table:style-name="ce1">
            <text:p>225009</text:p>
          </table:table-cell>
          <table:table-cell office:value-type="float" office:value="1393" table:style-name="ce1">
            <text:p>1393</text:p>
          </table:table-cell>
          <table:table-cell office:value-type="float" office:value="24676" table:style-name="ce1">
            <text:p>24676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9621894688400003" table:style-name="ce1">
            <text:p>0,996218947</text:p>
          </table:table-cell>
          <table:table-cell office:value-type="float" office:value="0.99246637878900001" table:style-name="ce1">
            <text:p>0,992466379</text:p>
          </table:table-cell>
          <table:table-cell office:value-type="float" office:value="0.97107520009899995" table:style-name="ce1">
            <text:p>0,9710752</text:p>
          </table:table-cell>
          <table:table-cell office:value-type="float" office:value="0.99316181818000004" table:style-name="ce1">
            <text:p>0,993161818</text:p>
          </table:table-cell>
          <table:table-cell office:value-type="float" office:value="0.98642929816500002" table:style-name="ce1">
            <text:p>0,986429298</text:p>
          </table:table-cell>
          <table:table-cell office:value-type="float" office:value="-6.2970618529699998" table:style-name="ce1">
            <text:p>-6,297061853</text:p>
          </table:table-cell>
          <table:table-cell office:value-type="float" office:value="0.96083773575599996" table:style-name="ce1">
            <text:p>0,960837736</text:p>
          </table:table-cell>
          <table:table-cell office:value-type="float" office:value="0.99761359762299995" table:style-name="ce1">
            <text:p>0,997613598</text:p>
          </table:table-cell>
          <table:table-cell office:value-type="float" office:value="1.3677458425686E-3" table:style-name="ce1">
            <text:p>0,001367746</text:p>
          </table:table-cell>
          <table:table-cell office:value-type="float" office:value="1.33476901494E-2" table:style-name="ce1">
            <text:p>0,01334769</text:p>
          </table:table-cell>
          <table:table-cell office:value-type="float" office:value="3.79540373941E-3" table:style-name="ce1">
            <text:p>0,003795404</text:p>
          </table:table-cell>
          <table:table-cell office:value-type="float" office:value="0.99860201310100005" table:style-name="ce1">
            <text:p>0,998602013</text:p>
          </table:table-cell>
          <table:table-cell office:value-type="float" office:value="0.94354838709699995" table:style-name="ce1">
            <text:p>0,943548387</text:p>
          </table:table-cell>
          <table:table-cell office:value-type="float" office:value="0.99384722749800003" table:style-name="ce1">
            <text:p>0,993847227</text:p>
          </table:table-cell>
          <table:table-cell office:value-type="float" office:value="0.99621894688400003" table:style-name="ce1">
            <text:p>0,996218947</text:p>
          </table:table-cell>
          <table:table-cell office:value-type="float" office:value="0.99316800000000005" table:style-name="ce1">
            <text:p>0,993168</text:p>
          </table:table-cell>
          <table:table-cell office:value-type="float" office:value="5.6451612903199999E-2" table:style-name="ce1">
            <text:p>0,056451613</text:p>
          </table:table-cell>
          <table:table-cell office:value-type="float" office:value="225009" table:style-name="ce1">
            <text:p>225009</text:p>
          </table:table-cell>
          <table:table-cell office:value-type="float" office:value="1393" table:style-name="ce1">
            <text:p>1393</text:p>
          </table:table-cell>
          <table:table-cell office:value-type="float" office:value="23283" table:style-name="ce1">
            <text:p>23283</text:p>
          </table:table-cell>
          <table:table-cell office:value-type="float" office:value="315" table:style-name="ce1">
            <text:p>315</text:p>
          </table:table-cell>
          <table:table-cell office:value-type="float" office:value="225324" table:style-name="ce1">
            <text:p>225324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shere1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31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3092445853100003" table:style-name="ce1">
            <text:p>0,930924459</text:p>
          </table:table-cell>
          <table:table-cell office:value-type="float" office:value="0.870775190734" table:style-name="ce1">
            <text:p>0,870775191</text:p>
          </table:table-cell>
          <table:table-cell office:value-type="float" office:value="0.96072764589399995" table:style-name="ce1">
            <text:p>0,960727646</text:p>
          </table:table-cell>
          <table:table-cell office:value-type="float" office:value="0.98687170486700004" table:style-name="ce1">
            <text:p>0,986871705</text:p>
          </table:table-cell>
          <table:table-cell office:value-type="float" office:value="0.97418986031099997" table:style-name="ce1">
            <text:p>0,97418986</text:p>
          </table:table-cell>
          <table:table-cell office:value-type="float" office:value="-2.2555590198000002" table:style-name="ce1">
            <text:p>-2,25555902</text:p>
          </table:table-cell>
          <table:table-cell office:value-type="float" office:value="0.92370323553699996" table:style-name="ce1">
            <text:p>0,923703236</text:p>
          </table:table-cell>
          <table:table-cell office:value-type="float" office:value="0.99727416798699997" table:style-name="ce1">
            <text:p>0,997274168</text:p>
          </table:table-cell>
          <table:table-cell office:value-type="float" office:value="9.9555049789785306E-3" table:style-name="ce1">
            <text:p>0,009955505</text:p>
          </table:table-cell>
          <table:table-cell office:value-type="float" office:value="2.56217904399E-2" table:style-name="ce1">
            <text:p>0,02562179</text:p>
          </table:table-cell>
          <table:table-cell office:value-type="float" office:value="7.4201016887600002E-2" table:style-name="ce1">
            <text:p>0,074201017</text:p>
          </table:table-cell>
          <table:table-cell office:value-type="float" office:value="0.92839381295599999" table:style-name="ce1">
            <text:p>0,928393813</text:p>
          </table:table-cell>
          <table:table-cell office:value-type="float" office:value="0.993061478833" table:style-name="ce1">
            <text:p>0,993061479</text:p>
          </table:table-cell>
          <table:table-cell office:value-type="float" office:value="0.93346893804599995" table:style-name="ce1">
            <text:p>0,933468938</text:p>
          </table:table-cell>
          <table:table-cell office:value-type="float" office:value="0.93092445853100003" table:style-name="ce1">
            <text:p>0,930924459</text:p>
          </table:table-cell>
          <table:table-cell office:value-type="float" office:value="0.98692400000000002" table:style-name="ce1">
            <text:p>0,986924</text:p>
          </table:table-cell>
          <table:table-cell office:value-type="float" office:value="6.9385211669100002E-3" table:style-name="ce1">
            <text:p>0,006938521</text:p>
          </table:table-cell>
          <table:table-cell office:value-type="float" office:value="22028" table:style-name="ce1">
            <text:p>22028</text:p>
          </table:table-cell>
          <table:table-cell office:value-type="float" office:value="1570" table:style-name="ce1">
            <text:p>1570</text:p>
          </table:table-cell>
          <table:table-cell office:value-type="float" office:value="224703" table:style-name="ce1">
            <text:p>224703</text:p>
          </table:table-cell>
          <table:table-cell office:value-type="float" office:value="1699" table:style-name="ce1">
            <text:p>1699</text:p>
          </table:table-cell>
          <table:table-cell office:value-type="float" office:value="23727" table:style-name="ce1">
            <text:p>23727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9277848345899999" table:style-name="ce1">
            <text:p>0,992778483</text:p>
          </table:table-cell>
          <table:table-cell office:value-type="float" office:value="0.98566051971299995" table:style-name="ce1">
            <text:p>0,98566052</text:p>
          </table:table-cell>
          <table:table-cell office:value-type="float" office:value="0.96072764589399995" table:style-name="ce1">
            <text:p>0,960727646</text:p>
          </table:table-cell>
          <table:table-cell office:value-type="float" office:value="0.98687170486700004" table:style-name="ce1">
            <text:p>0,986871705</text:p>
          </table:table-cell>
          <table:table-cell office:value-type="float" office:value="0.97418986031099997" table:style-name="ce1">
            <text:p>0,97418986</text:p>
          </table:table-cell>
          <table:table-cell office:value-type="float" office:value="-2.2555590198000002" table:style-name="ce1">
            <text:p>-2,25555902</text:p>
          </table:table-cell>
          <table:table-cell office:value-type="float" office:value="0.92370323553699996" table:style-name="ce1">
            <text:p>0,923703236</text:p>
          </table:table-cell>
          <table:table-cell office:value-type="float" office:value="0.99971502733700002" table:style-name="ce1">
            <text:p>0,999715027</text:p>
          </table:table-cell>
          <table:table-cell office:value-type="float" office:value="4.2635581740388298E-4" table:style-name="ce1">
            <text:p>0,000426356</text:p>
          </table:table-cell>
          <table:table-cell office:value-type="float" office:value="2.56217904399E-2" table:style-name="ce1">
            <text:p>0,02562179</text:p>
          </table:table-cell>
          <table:table-cell office:value-type="float" office:value="7.27404618541E-3" table:style-name="ce1">
            <text:p>0,007274046</text:p>
          </table:table-cell>
          <table:table-cell office:value-type="float" office:value="0.993061478833" table:style-name="ce1">
            <text:p>0,993061479</text:p>
          </table:table-cell>
          <table:table-cell office:value-type="float" office:value="0.92839381295599999" table:style-name="ce1">
            <text:p>0,928393813</text:p>
          </table:table-cell>
          <table:table-cell office:value-type="float" office:value="0.99249564933199996" table:style-name="ce1">
            <text:p>0,992495649</text:p>
          </table:table-cell>
          <table:table-cell office:value-type="float" office:value="0.99277848345899999" table:style-name="ce1">
            <text:p>0,992778483</text:p>
          </table:table-cell>
          <table:table-cell office:value-type="float" office:value="0.98692400000000002" table:style-name="ce1">
            <text:p>0,986924</text:p>
          </table:table-cell>
          <table:table-cell office:value-type="float" office:value="7.1606187044299996E-2" table:style-name="ce1">
            <text:p>0,071606187</text:p>
          </table:table-cell>
          <table:table-cell office:value-type="float" office:value="224703" table:style-name="ce1">
            <text:p>224703</text:p>
          </table:table-cell>
          <table:table-cell office:value-type="float" office:value="1699" table:style-name="ce1">
            <text:p>1699</text:p>
          </table:table-cell>
          <table:table-cell office:value-type="float" office:value="22028" table:style-name="ce1">
            <text:p>22028</text:p>
          </table:table-cell>
          <table:table-cell office:value-type="float" office:value="1570" table:style-name="ce1">
            <text:p>1570</text:p>
          </table:table-cell>
          <table:table-cell office:value-type="float" office:value="226273" table:style-name="ce1">
            <text:p>226273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shere1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32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0124402309999996" table:style-name="ce1">
            <text:p>0,901244023</text:p>
          </table:table-cell>
          <table:table-cell office:value-type="float" office:value="0.82024038280400002" table:style-name="ce1">
            <text:p>0,820240383</text:p>
          </table:table-cell>
          <table:table-cell office:value-type="float" office:value="0.93639939269700001" table:style-name="ce1">
            <text:p>0,936399393</text:p>
          </table:table-cell>
          <table:table-cell office:value-type="float" office:value="0.98090102726200001" table:style-name="ce1">
            <text:p>0,980901027</text:p>
          </table:table-cell>
          <table:table-cell office:value-type="float" office:value="0.96256024835300003" table:style-name="ce1">
            <text:p>0,962560248</text:p>
          </table:table-cell>
          <table:table-cell office:value-type="float" office:value="-22.049582425400001" table:style-name="ce1">
            <text:p>-22,04958243</text:p>
          </table:table-cell>
          <table:table-cell office:value-type="float" office:value="0.89068185912499998" table:style-name="ce1">
            <text:p>0,890681859</text:p>
          </table:table-cell>
          <table:table-cell office:value-type="float" office:value="0.97692037010199995" table:style-name="ce1">
            <text:p>0,97692037</text:p>
          </table:table-cell>
          <table:table-cell office:value-type="float" office:value="1.9671782300072899E-2" table:style-name="ce1">
            <text:p>0,019671782</text:p>
          </table:table-cell>
          <table:table-cell office:value-type="float" office:value="3.6706776162999999E-2" table:style-name="ce1">
            <text:p>0,036706776</text:p>
          </table:table-cell>
          <table:table-cell office:value-type="float" office:value="0.109577400092" table:style-name="ce1">
            <text:p>0,1095774</text:p>
          </table:table-cell>
          <table:table-cell office:value-type="float" office:value="0.88091287986099998" table:style-name="ce1">
            <text:p>0,88091288</text:p>
          </table:table-cell>
          <table:table-cell office:value-type="float" office:value="0.99188590553400002" table:style-name="ce1">
            <text:p>0,991885906</text:p>
          </table:table-cell>
          <table:table-cell office:value-type="float" office:value="0.92253580811900004" table:style-name="ce1">
            <text:p>0,922535808</text:p>
          </table:table-cell>
          <table:table-cell office:value-type="float" office:value="0.90124402309999996" table:style-name="ce1">
            <text:p>0,901244023</text:p>
          </table:table-cell>
          <table:table-cell office:value-type="float" office:value="0.98091600000000001" table:style-name="ce1">
            <text:p>0,980916</text:p>
          </table:table-cell>
          <table:table-cell office:value-type="float" office:value="8.1140944661700007E-3" table:style-name="ce1">
            <text:p>0,008114094</text:p>
          </table:table-cell>
          <table:table-cell office:value-type="float" office:value="21770" table:style-name="ce1">
            <text:p>21770</text:p>
          </table:table-cell>
          <table:table-cell office:value-type="float" office:value="1828" table:style-name="ce1">
            <text:p>1828</text:p>
          </table:table-cell>
          <table:table-cell office:value-type="float" office:value="223459" table:style-name="ce1">
            <text:p>223459</text:p>
          </table:table-cell>
          <table:table-cell office:value-type="float" office:value="2943" table:style-name="ce1">
            <text:p>2943</text:p>
          </table:table-cell>
          <table:table-cell office:value-type="float" office:value="24713" table:style-name="ce1">
            <text:p>24713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8943742265099999" table:style-name="ce1">
            <text:p>0,989437423</text:p>
          </table:table-cell>
          <table:table-cell office:value-type="float" office:value="0.979095649126" table:style-name="ce1">
            <text:p>0,979095649</text:p>
          </table:table-cell>
          <table:table-cell office:value-type="float" office:value="0.93639939269700001" table:style-name="ce1">
            <text:p>0,936399393</text:p>
          </table:table-cell>
          <table:table-cell office:value-type="float" office:value="0.98090102726200001" table:style-name="ce1">
            <text:p>0,980901027</text:p>
          </table:table-cell>
          <table:table-cell office:value-type="float" office:value="0.96256024835300003" table:style-name="ce1">
            <text:p>0,962560248</text:p>
          </table:table-cell>
          <table:table-cell office:value-type="float" office:value="-22.049582425400001" table:style-name="ce1">
            <text:p>-22,04958243</text:p>
          </table:table-cell>
          <table:table-cell office:value-type="float" office:value="0.89068185912499998" table:style-name="ce1">
            <text:p>0,890681859</text:p>
          </table:table-cell>
          <table:table-cell office:value-type="float" office:value="0.99753148737300001" table:style-name="ce1">
            <text:p>0,997531487</text:p>
          </table:table-cell>
          <table:table-cell office:value-type="float" office:value="1.69068552308474E-3" table:style-name="ce1">
            <text:p>0,001690686</text:p>
          </table:table-cell>
          <table:table-cell office:value-type="float" office:value="3.6706776162999999E-2" table:style-name="ce1">
            <text:p>0,036706776</text:p>
          </table:table-cell>
          <table:table-cell office:value-type="float" office:value="1.06753364152E-2" table:style-name="ce1">
            <text:p>0,010675336</text:p>
          </table:table-cell>
          <table:table-cell office:value-type="float" office:value="0.99188590553400002" table:style-name="ce1">
            <text:p>0,991885906</text:p>
          </table:table-cell>
          <table:table-cell office:value-type="float" office:value="0.88091287986099998" table:style-name="ce1">
            <text:p>0,88091288</text:p>
          </table:table-cell>
          <table:table-cell office:value-type="float" office:value="0.987000998224" table:style-name="ce1">
            <text:p>0,987000998</text:p>
          </table:table-cell>
          <table:table-cell office:value-type="float" office:value="0.98943742265099999" table:style-name="ce1">
            <text:p>0,989437423</text:p>
          </table:table-cell>
          <table:table-cell office:value-type="float" office:value="0.98091600000000001" table:style-name="ce1">
            <text:p>0,980916</text:p>
          </table:table-cell>
          <table:table-cell office:value-type="float" office:value="0.119087120139" table:style-name="ce1">
            <text:p>0,11908712</text:p>
          </table:table-cell>
          <table:table-cell office:value-type="float" office:value="223459" table:style-name="ce1">
            <text:p>223459</text:p>
          </table:table-cell>
          <table:table-cell office:value-type="float" office:value="2943" table:style-name="ce1">
            <text:p>2943</text:p>
          </table:table-cell>
          <table:table-cell office:value-type="float" office:value="21770" table:style-name="ce1">
            <text:p>21770</text:p>
          </table:table-cell>
          <table:table-cell office:value-type="float" office:value="1828" table:style-name="ce1">
            <text:p>1828</text:p>
          </table:table-cell>
          <table:table-cell office:value-type="float" office:value="225287" table:style-name="ce1">
            <text:p>225287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shere2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33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87161434606099997" table:style-name="ce1">
            <text:p>0,871614346</text:p>
          </table:table-cell>
          <table:table-cell office:value-type="float" office:value="0.77244366145499999" table:style-name="ce1">
            <text:p>0,772443661</text:p>
          </table:table-cell>
          <table:table-cell office:value-type="float" office:value="0.92047249458299996" table:style-name="ce1">
            <text:p>0,920472495</text:p>
          </table:table-cell>
          <table:table-cell office:value-type="float" office:value="0.97517901118399997" table:style-name="ce1">
            <text:p>0,975179011</text:p>
          </table:table-cell>
          <table:table-cell office:value-type="float" office:value="0.95162988652000002" table:style-name="ce1">
            <text:p>0,951629887</text:p>
          </table:table-cell>
          <table:table-cell office:value-type="float" office:value="-26.716055523400001" table:style-name="ce1">
            <text:p>-26,71605552</text:p>
          </table:table-cell>
          <table:table-cell office:value-type="float" office:value="0.85788919292300003" table:style-name="ce1">
            <text:p>0,857889193</text:p>
          </table:table-cell>
          <table:table-cell office:value-type="float" office:value="0.97730472956199999" table:style-name="ce1">
            <text:p>0,97730473</text:p>
          </table:table-cell>
          <table:table-cell office:value-type="float" office:value="1.96574123507968E-2" table:style-name="ce1">
            <text:p>0,019657412</text:p>
          </table:table-cell>
          <table:table-cell office:value-type="float" office:value="4.7328726050900001E-2" table:style-name="ce1">
            <text:p>0,047328726</text:p>
          </table:table-cell>
          <table:table-cell office:value-type="float" office:value="0.147296398365" table:style-name="ce1">
            <text:p>0,147296398</text:p>
          </table:table-cell>
          <table:table-cell office:value-type="float" office:value="0.852271806917" table:style-name="ce1">
            <text:p>0,852271807</text:p>
          </table:table-cell>
          <table:table-cell office:value-type="float" office:value="0.98867318225" table:style-name="ce1">
            <text:p>0,988673182</text:p>
          </table:table-cell>
          <table:table-cell office:value-type="float" office:value="0.89185524196999999" table:style-name="ce1">
            <text:p>0,891855242</text:p>
          </table:table-cell>
          <table:table-cell office:value-type="float" office:value="0.87161434606099997" table:style-name="ce1">
            <text:p>0,871614346</text:p>
          </table:table-cell>
          <table:table-cell office:value-type="float" office:value="0.97519999999999996" table:style-name="ce1">
            <text:p>0,9752</text:p>
          </table:table-cell>
          <table:table-cell office:value-type="float" office:value="1.1326817750100001E-2" table:style-name="ce1">
            <text:p>0,011326818</text:p>
          </table:table-cell>
          <table:table-cell office:value-type="float" office:value="21046" table:style-name="ce1">
            <text:p>21046</text:p>
          </table:table-cell>
          <table:table-cell office:value-type="float" office:value="2552" table:style-name="ce1">
            <text:p>2552</text:p>
          </table:table-cell>
          <table:table-cell office:value-type="float" office:value="222754" table:style-name="ce1">
            <text:p>222754</text:p>
          </table:table-cell>
          <table:table-cell office:value-type="float" office:value="3648" table:style-name="ce1">
            <text:p>3648</text:p>
          </table:table-cell>
          <table:table-cell office:value-type="float" office:value="24694" table:style-name="ce1">
            <text:p>24694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8627431880799998" table:style-name="ce1">
            <text:p>0,986274319</text:p>
          </table:table-cell>
          <table:table-cell office:value-type="float" office:value="0.97292032460699995" table:style-name="ce1">
            <text:p>0,972920325</text:p>
          </table:table-cell>
          <table:table-cell office:value-type="float" office:value="0.92047249458299996" table:style-name="ce1">
            <text:p>0,920472495</text:p>
          </table:table-cell>
          <table:table-cell office:value-type="float" office:value="0.97517901118399997" table:style-name="ce1">
            <text:p>0,975179011</text:p>
          </table:table-cell>
          <table:table-cell office:value-type="float" office:value="0.95162988652000002" table:style-name="ce1">
            <text:p>0,951629887</text:p>
          </table:table-cell>
          <table:table-cell office:value-type="float" office:value="-26.716055523400001" table:style-name="ce1">
            <text:p>-26,71605552</text:p>
          </table:table-cell>
          <table:table-cell office:value-type="float" office:value="0.85788919292300003" table:style-name="ce1">
            <text:p>0,857889193</text:p>
          </table:table-cell>
          <table:table-cell office:value-type="float" office:value="0.99757365377600005" table:style-name="ce1">
            <text:p>0,997573654</text:p>
          </table:table-cell>
          <table:table-cell office:value-type="float" office:value="1.7041633967629099E-3" table:style-name="ce1">
            <text:p>0,001704163</text:p>
          </table:table-cell>
          <table:table-cell office:value-type="float" office:value="4.7328726050900001E-2" table:style-name="ce1">
            <text:p>0,047328726</text:p>
          </table:table-cell>
          <table:table-cell office:value-type="float" office:value="1.39166973433E-2" table:style-name="ce1">
            <text:p>0,013916697</text:p>
          </table:table-cell>
          <table:table-cell office:value-type="float" office:value="0.98867318225" table:style-name="ce1">
            <text:p>0,988673182</text:p>
          </table:table-cell>
          <table:table-cell office:value-type="float" office:value="0.852271806917" table:style-name="ce1">
            <text:p>0,852271807</text:p>
          </table:table-cell>
          <table:table-cell office:value-type="float" office:value="0.98388706813500004" table:style-name="ce1">
            <text:p>0,983887068</text:p>
          </table:table-cell>
          <table:table-cell office:value-type="float" office:value="0.98627431880799998" table:style-name="ce1">
            <text:p>0,986274319</text:p>
          </table:table-cell>
          <table:table-cell office:value-type="float" office:value="0.97519999999999996" table:style-name="ce1">
            <text:p>0,9752</text:p>
          </table:table-cell>
          <table:table-cell office:value-type="float" office:value="0.147728193083" table:style-name="ce1">
            <text:p>0,147728193</text:p>
          </table:table-cell>
          <table:table-cell office:value-type="float" office:value="222754" table:style-name="ce1">
            <text:p>222754</text:p>
          </table:table-cell>
          <table:table-cell office:value-type="float" office:value="3648" table:style-name="ce1">
            <text:p>3648</text:p>
          </table:table-cell>
          <table:table-cell office:value-type="float" office:value="21046" table:style-name="ce1">
            <text:p>21046</text:p>
          </table:table-cell>
          <table:table-cell office:value-type="float" office:value="2552" table:style-name="ce1">
            <text:p>2552</text:p>
          </table:table-cell>
          <table:table-cell office:value-type="float" office:value="225306" table:style-name="ce1">
            <text:p>225306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shere3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34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81775623498200001" table:style-name="ce1">
            <text:p>0,817756235</text:p>
          </table:table-cell>
          <table:table-cell office:value-type="float" office:value="0.69169849668899996" table:style-name="ce1">
            <text:p>0,691698497</text:p>
          </table:table-cell>
          <table:table-cell office:value-type="float" office:value="0.89136781221100003" table:style-name="ce1">
            <text:p>0,891367812</text:p>
          </table:table-cell>
          <table:table-cell office:value-type="float" office:value="0.96477638591299997" table:style-name="ce1">
            <text:p>0,964776386</text:p>
          </table:table-cell>
          <table:table-cell office:value-type="float" office:value="1.00087238371" table:style-name="ce1">
            <text:p>1,000872384</text:p>
          </table:table-cell>
          <table:table-cell office:value-type="float" office:value="0.98791935898799998" table:style-name="ce1">
            <text:p>0,987919359</text:p>
          </table:table-cell>
          <table:table-cell office:value-type="float" office:value="0.79828046598500002" table:style-name="ce1">
            <text:p>0,798280466</text:p>
          </table:table-cell>
          <table:table-cell office:value-type="float" office:value="0.97762863534699995" table:style-name="ce1">
            <text:p>0,977628635</text:p>
          </table:table-cell>
          <table:table-cell office:value-type="float" office:value="2.8087417877418901E-2" table:style-name="ce1">
            <text:p>0,028087418</text:p>
          </table:table-cell>
          <table:table-cell office:value-type="float" office:value="-8.4533862902999996E-3" table:style-name="ce1">
            <text:p>-0,008453386</text:p>
          </table:table-cell>
          <table:table-cell office:value-type="float" office:value="0.222858300826" table:style-name="ce1">
            <text:p>0,222858301</text:p>
          </table:table-cell>
          <table:table-cell office:value-type="float" office:value="0.79986222546399999" table:style-name="ce1">
            <text:p>0,799862225</text:p>
          </table:table-cell>
          <table:table-cell office:value-type="float" office:value="0.98287339895799997" table:style-name="ce1">
            <text:p>0,982873399</text:p>
          </table:table-cell>
          <table:table-cell office:value-type="float" office:value="0.83646919230399996" table:style-name="ce1">
            <text:p>0,836469192</text:p>
          </table:table-cell>
          <table:table-cell office:value-type="float" office:value="0.81775623498200001" table:style-name="ce1">
            <text:p>0,817756235</text:p>
          </table:table-cell>
          <table:table-cell office:value-type="float" office:value="0.964808" table:style-name="ce1">
            <text:p>0,964808</text:p>
          </table:table-cell>
          <table:table-cell office:value-type="float" office:value="1.7126601042099999E-2" table:style-name="ce1">
            <text:p>0,017126601</text:p>
          </table:table-cell>
          <table:table-cell office:value-type="float" office:value="19739" table:style-name="ce1">
            <text:p>19739</text:p>
          </table:table-cell>
          <table:table-cell office:value-type="float" office:value="3859" table:style-name="ce1">
            <text:p>3859</text:p>
          </table:table-cell>
          <table:table-cell office:value-type="float" office:value="221463" table:style-name="ce1">
            <text:p>221463</text:p>
          </table:table-cell>
          <table:table-cell office:value-type="float" office:value="4939" table:style-name="ce1">
            <text:p>4939</text:p>
          </table:table-cell>
          <table:table-cell office:value-type="float" office:value="24678" table:style-name="ce1">
            <text:p>24678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8052350550300005" table:style-name="ce1">
            <text:p>0,980523506</text:p>
          </table:table-cell>
          <table:table-cell office:value-type="float" office:value="0.96179118478600001" table:style-name="ce1">
            <text:p>0,961791185</text:p>
          </table:table-cell>
          <table:table-cell office:value-type="float" office:value="0.89136781221100003" table:style-name="ce1">
            <text:p>0,891367812</text:p>
          </table:table-cell>
          <table:table-cell office:value-type="float" office:value="0.96477638591299997" table:style-name="ce1">
            <text:p>0,964776386</text:p>
          </table:table-cell>
          <table:table-cell office:value-type="float" office:value="1.00087238371" table:style-name="ce1">
            <text:p>1,000872384</text:p>
          </table:table-cell>
          <table:table-cell office:value-type="float" office:value="0.98791935898799998" table:style-name="ce1">
            <text:p>0,987919359</text:p>
          </table:table-cell>
          <table:table-cell office:value-type="float" office:value="0.79828046598500002" table:style-name="ce1">
            <text:p>0,798280466</text:p>
          </table:table-cell>
          <table:table-cell office:value-type="float" office:value="0.99760915957499996" table:style-name="ce1">
            <text:p>0,99760916</text:p>
          </table:table-cell>
          <table:table-cell office:value-type="float" office:value="1.96079131647475E-3" table:style-name="ce1">
            <text:p>0,001960791</text:p>
          </table:table-cell>
          <table:table-cell office:value-type="float" office:value="-8.4533862902999996E-3" table:style-name="ce1">
            <text:p>-0,008453386</text:p>
          </table:table-cell>
          <table:table-cell office:value-type="float" office:value="1.9863363180299999E-2" table:style-name="ce1">
            <text:p>0,019863363</text:p>
          </table:table-cell>
          <table:table-cell office:value-type="float" office:value="0.98287339895799997" table:style-name="ce1">
            <text:p>0,982873399</text:p>
          </table:table-cell>
          <table:table-cell office:value-type="float" office:value="0.79986222546399999" table:style-name="ce1">
            <text:p>0,799862225</text:p>
          </table:table-cell>
          <table:table-cell office:value-type="float" office:value="0.97818482168900001" table:style-name="ce1">
            <text:p>0,978184822</text:p>
          </table:table-cell>
          <table:table-cell office:value-type="float" office:value="0.98052350550300005" table:style-name="ce1">
            <text:p>0,980523506</text:p>
          </table:table-cell>
          <table:table-cell office:value-type="float" office:value="0.964808" table:style-name="ce1">
            <text:p>0,964808</text:p>
          </table:table-cell>
          <table:table-cell office:value-type="float" office:value="0.20013777453600001" table:style-name="ce1">
            <text:p>0,200137775</text:p>
          </table:table-cell>
          <table:table-cell office:value-type="float" office:value="221463" table:style-name="ce1">
            <text:p>221463</text:p>
          </table:table-cell>
          <table:table-cell office:value-type="float" office:value="4939" table:style-name="ce1">
            <text:p>4939</text:p>
          </table:table-cell>
          <table:table-cell office:value-type="float" office:value="19739" table:style-name="ce1">
            <text:p>19739</text:p>
          </table:table-cell>
          <table:table-cell office:value-type="float" office:value="3859" table:style-name="ce1">
            <text:p>3859</text:p>
          </table:table-cell>
          <table:table-cell office:value-type="float" office:value="225322" table:style-name="ce1">
            <text:p>225322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shere4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35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77181208053700001" table:style-name="ce1">
            <text:p>0,771812081</text:p>
          </table:table-cell>
          <table:table-cell office:value-type="float" office:value="0.62841530054600003" table:style-name="ce1">
            <text:p>0,628415301</text:p>
          </table:table-cell>
          <table:table-cell office:value-type="float" office:value="0.86643748367200002" table:style-name="ce1">
            <text:p>0,866437484</text:p>
          </table:table-cell>
          <table:table-cell office:value-type="float" office:value="0.95589641591399999" table:style-name="ce1">
            <text:p>0,955896416</text:p>
          </table:table-cell>
          <table:table-cell office:value-type="float" office:value="1.05319443844" table:style-name="ce1">
            <text:p>1,053194438</text:p>
          </table:table-cell>
          <table:table-cell office:value-type="float" office:value="29.8001369212" table:style-name="ce1">
            <text:p>29,80013692</text:p>
          </table:table-cell>
          <table:table-cell office:value-type="float" office:value="0.74742639091600005" table:style-name="ce1">
            <text:p>0,747426391</text:p>
          </table:table-cell>
          <table:table-cell office:value-type="float" office:value="0.97762863534699995" table:style-name="ce1">
            <text:p>0,977628635</text:p>
          </table:table-cell>
          <table:table-cell office:value-type="float" office:value="3.6606198170683397E-2" table:style-name="ce1">
            <text:p>0,036606198</text:p>
          </table:table-cell>
          <table:table-cell office:value-type="float" office:value="5.5151026408899999E-3" table:style-name="ce1">
            <text:p>0,005515103</text:p>
          </table:table-cell>
          <table:table-cell office:value-type="float" office:value="0.29565217391300003" table:style-name="ce1">
            <text:p>0,295652174</text:p>
          </table:table-cell>
          <table:table-cell office:value-type="float" office:value="0.75492341356699999" table:style-name="ce1">
            <text:p>0,754923414</text:p>
          </table:table-cell>
          <table:table-cell office:value-type="float" office:value="0.97795155377599996" table:style-name="ce1">
            <text:p>0,977951554</text:p>
          </table:table-cell>
          <table:table-cell office:value-type="float" office:value="0.78947368421099995" table:style-name="ce1">
            <text:p>0,789473684</text:p>
          </table:table-cell>
          <table:table-cell office:value-type="float" office:value="0.77181208053700001" table:style-name="ce1">
            <text:p>0,771812081</text:p>
          </table:table-cell>
          <table:table-cell office:value-type="float" office:value="0.95593600000000001" table:style-name="ce1">
            <text:p>0,955936</text:p>
          </table:table-cell>
          <table:table-cell office:value-type="float" office:value="2.2048446223599999E-2" table:style-name="ce1">
            <text:p>0,022048446</text:p>
          </table:table-cell>
          <table:table-cell office:value-type="float" office:value="18630" table:style-name="ce1">
            <text:p>18630</text:p>
          </table:table-cell>
          <table:table-cell office:value-type="float" office:value="4968" table:style-name="ce1">
            <text:p>4968</text:p>
          </table:table-cell>
          <table:table-cell office:value-type="float" office:value="220354" table:style-name="ce1">
            <text:p>220354</text:p>
          </table:table-cell>
          <table:table-cell office:value-type="float" office:value="6048" table:style-name="ce1">
            <text:p>6048</text:p>
          </table:table-cell>
          <table:table-cell office:value-type="float" office:value="24678" table:style-name="ce1">
            <text:p>24678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7561342766799997" table:style-name="ce1">
            <text:p>0,975613428</text:p>
          </table:table-cell>
          <table:table-cell office:value-type="float" office:value="0.95238795003700005" table:style-name="ce1">
            <text:p>0,95238795</text:p>
          </table:table-cell>
          <table:table-cell office:value-type="float" office:value="0.86643748367200002" table:style-name="ce1">
            <text:p>0,866437484</text:p>
          </table:table-cell>
          <table:table-cell office:value-type="float" office:value="0.95589641591399999" table:style-name="ce1">
            <text:p>0,955896416</text:p>
          </table:table-cell>
          <table:table-cell office:value-type="float" office:value="1.05319443844" table:style-name="ce1">
            <text:p>1,053194438</text:p>
          </table:table-cell>
          <table:table-cell office:value-type="float" office:value="29.8001369212" table:style-name="ce1">
            <text:p>29,80013692</text:p>
          </table:table-cell>
          <table:table-cell office:value-type="float" office:value="0.74742639091600005" table:style-name="ce1">
            <text:p>0,747426391</text:p>
          </table:table-cell>
          <table:table-cell office:value-type="float" office:value="0.99760915957499996" table:style-name="ce1">
            <text:p>0,99760916</text:p>
          </table:table-cell>
          <table:table-cell office:value-type="float" office:value="2.2486219706423899E-3" table:style-name="ce1">
            <text:p>0,002248622</text:p>
          </table:table-cell>
          <table:table-cell office:value-type="float" office:value="5.5151026408899999E-3" table:style-name="ce1">
            <text:p>0,005515103</text:p>
          </table:table-cell>
          <table:table-cell office:value-type="float" office:value="2.49961425706E-2" table:style-name="ce1">
            <text:p>0,024996143</text:p>
          </table:table-cell>
          <table:table-cell office:value-type="float" office:value="0.97795155377599996" table:style-name="ce1">
            <text:p>0,977951554</text:p>
          </table:table-cell>
          <table:table-cell office:value-type="float" office:value="0.75492341356699999" table:style-name="ce1">
            <text:p>0,754923414</text:p>
          </table:table-cell>
          <table:table-cell office:value-type="float" office:value="0.97328645506699996" table:style-name="ce1">
            <text:p>0,973286455</text:p>
          </table:table-cell>
          <table:table-cell office:value-type="float" office:value="0.97561342766799997" table:style-name="ce1">
            <text:p>0,975613428</text:p>
          </table:table-cell>
          <table:table-cell office:value-type="float" office:value="0.95593600000000001" table:style-name="ce1">
            <text:p>0,955936</text:p>
          </table:table-cell>
          <table:table-cell office:value-type="float" office:value="0.24507658643300001" table:style-name="ce1">
            <text:p>0,245076586</text:p>
          </table:table-cell>
          <table:table-cell office:value-type="float" office:value="220354" table:style-name="ce1">
            <text:p>220354</text:p>
          </table:table-cell>
          <table:table-cell office:value-type="float" office:value="6048" table:style-name="ce1">
            <text:p>6048</text:p>
          </table:table-cell>
          <table:table-cell office:value-type="float" office:value="18630" table:style-name="ce1">
            <text:p>18630</text:p>
          </table:table-cell>
          <table:table-cell office:value-type="float" office:value="4968" table:style-name="ce1">
            <text:p>4968</text:p>
          </table:table-cell>
          <table:table-cell office:value-type="float" office:value="225322" table:style-name="ce1">
            <text:p>225322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uscl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36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80819374057000004" table:style-name="ce1">
            <text:p>0,808193741</text:p>
          </table:table-cell>
          <table:table-cell office:value-type="float" office:value="0.67812510143799998" table:style-name="ce1">
            <text:p>0,678125101</text:p>
          </table:table-cell>
          <table:table-cell office:value-type="float" office:value="0.86562638423600002" table:style-name="ce1">
            <text:p>0,865626384</text:p>
          </table:table-cell>
          <table:table-cell office:value-type="float" office:value="0.96073673654199998" table:style-name="ce1">
            <text:p>0,960736737</text:p>
          </table:table-cell>
          <table:table-cell office:value-type="float" office:value="0.993017732376" table:style-name="ce1">
            <text:p>0,993017732</text:p>
          </table:table-cell>
          <table:table-cell office:value-type="float" office:value="0.84639839591199995" table:style-name="ce1">
            <text:p>0,846398396</text:p>
          </table:table-cell>
          <table:table-cell office:value-type="float" office:value="0.78607548676000005" table:style-name="ce1">
            <text:p>0,786075487</text:p>
          </table:table-cell>
          <table:table-cell office:value-type="float" office:value="0.91291732755599997" table:style-name="ce1">
            <text:p>0,912917328</text:p>
          </table:table-cell>
          <table:table-cell office:value-type="float" office:value="1.65106988811374E-2" table:style-name="ce1">
            <text:p>0,016510699</text:p>
          </table:table-cell>
          <table:table-cell office:value-type="float" office:value="1.28555821841E-3" table:style-name="ce1">
            <text:p>0,001285558</text:p>
          </table:table-cell>
          <table:table-cell office:value-type="float" office:value="0.237327078646" table:style-name="ce1">
            <text:p>0,237327079</text:p>
          </table:table-cell>
          <table:table-cell office:value-type="float" office:value="0.74345195729500002" table:style-name="ce1">
            <text:p>0,743451957</text:p>
          </table:table-cell>
          <table:table-cell office:value-type="float" office:value="0.98780081117600005" table:style-name="ce1">
            <text:p>0,987800811</text:p>
          </table:table-cell>
          <table:table-cell office:value-type="float" office:value="0.88528688871899996" table:style-name="ce1">
            <text:p>0,885286889</text:p>
          </table:table-cell>
          <table:table-cell office:value-type="float" office:value="0.80819374057000004" table:style-name="ce1">
            <text:p>0,808193741</text:p>
          </table:table-cell>
          <table:table-cell office:value-type="float" office:value="0.96033599999999997" table:style-name="ce1">
            <text:p>0,960336</text:p>
          </table:table-cell>
          <table:table-cell office:value-type="float" office:value="1.21991888238E-2" table:style-name="ce1">
            <text:p>0,012199189</text:p>
          </table:table-cell>
          <table:table-cell office:value-type="float" office:value="20891" table:style-name="ce1">
            <text:p>20891</text:p>
          </table:table-cell>
          <table:table-cell office:value-type="float" office:value="2707" table:style-name="ce1">
            <text:p>2707</text:p>
          </table:table-cell>
          <table:table-cell office:value-type="float" office:value="219193" table:style-name="ce1">
            <text:p>219193</text:p>
          </table:table-cell>
          <table:table-cell office:value-type="float" office:value="7209" table:style-name="ce1">
            <text:p>7209</text:p>
          </table:table-cell>
          <table:table-cell office:value-type="float" office:value="28100" table:style-name="ce1">
            <text:p>28100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7788098201700002" table:style-name="ce1">
            <text:p>0,977880982</text:p>
          </table:table-cell>
          <table:table-cell office:value-type="float" office:value="0.956719290818" table:style-name="ce1">
            <text:p>0,956719291</text:p>
          </table:table-cell>
          <table:table-cell office:value-type="float" office:value="0.86562638423600002" table:style-name="ce1">
            <text:p>0,865626384</text:p>
          </table:table-cell>
          <table:table-cell office:value-type="float" office:value="0.96073673654199998" table:style-name="ce1">
            <text:p>0,960736737</text:p>
          </table:table-cell>
          <table:table-cell office:value-type="float" office:value="0.993017732376" table:style-name="ce1">
            <text:p>0,993017732</text:p>
          </table:table-cell>
          <table:table-cell office:value-type="float" office:value="0.84639839591199995" table:style-name="ce1">
            <text:p>0,846398396</text:p>
          </table:table-cell>
          <table:table-cell office:value-type="float" office:value="0.78607548676000005" table:style-name="ce1">
            <text:p>0,786075487</text:p>
          </table:table-cell>
          <table:table-cell office:value-type="float" office:value="0.98995766246899997" table:style-name="ce1">
            <text:p>0,989957662</text:p>
          </table:table-cell>
          <table:table-cell office:value-type="float" office:value="4.9845802239164103E-3" table:style-name="ce1">
            <text:p>0,00498458</text:p>
          </table:table-cell>
          <table:table-cell office:value-type="float" office:value="1.28555821841E-3" table:style-name="ce1">
            <text:p>0,001285558</text:p>
          </table:table-cell>
          <table:table-cell office:value-type="float" office:value="2.26193354715E-2" table:style-name="ce1">
            <text:p>0,022619335</text:p>
          </table:table-cell>
          <table:table-cell office:value-type="float" office:value="0.98780081117600005" table:style-name="ce1">
            <text:p>0,987800811</text:p>
          </table:table-cell>
          <table:table-cell office:value-type="float" office:value="0.74345195729500002" table:style-name="ce1">
            <text:p>0,743451957</text:p>
          </table:table-cell>
          <table:table-cell office:value-type="float" office:value="0.96815840849500001" table:style-name="ce1">
            <text:p>0,968158408</text:p>
          </table:table-cell>
          <table:table-cell office:value-type="float" office:value="0.97788098201700002" table:style-name="ce1">
            <text:p>0,977880982</text:p>
          </table:table-cell>
          <table:table-cell office:value-type="float" office:value="0.96033599999999997" table:style-name="ce1">
            <text:p>0,960336</text:p>
          </table:table-cell>
          <table:table-cell office:value-type="float" office:value="0.25654804270499998" table:style-name="ce1">
            <text:p>0,256548043</text:p>
          </table:table-cell>
          <table:table-cell office:value-type="float" office:value="219193" table:style-name="ce1">
            <text:p>219193</text:p>
          </table:table-cell>
          <table:table-cell office:value-type="float" office:value="7209" table:style-name="ce1">
            <text:p>7209</text:p>
          </table:table-cell>
          <table:table-cell office:value-type="float" office:value="20891" table:style-name="ce1">
            <text:p>20891</text:p>
          </table:table-cell>
          <table:table-cell office:value-type="float" office:value="2707" table:style-name="ce1">
            <text:p>2707</text:p>
          </table:table-cell>
          <table:table-cell office:value-type="float" office:value="221900" table:style-name="ce1">
            <text:p>221900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uscl1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37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68267254038199998" table:style-name="ce1">
            <text:p>0,68267254</text:p>
          </table:table-cell>
          <table:table-cell office:value-type="float" office:value="0.51822539293299996" table:style-name="ce1">
            <text:p>0,518225393</text:p>
          </table:table-cell>
          <table:table-cell office:value-type="float" office:value="0.78966759482299997" table:style-name="ce1">
            <text:p>0,789667595</text:p>
          </table:table-cell>
          <table:table-cell office:value-type="float" office:value="0.93215294387699998" table:style-name="ce1">
            <text:p>0,932152944</text:p>
          </table:table-cell>
          <table:table-cell office:value-type="float" office:value="1.0093408901300001" table:style-name="ce1">
            <text:p>1,00934089</text:p>
          </table:table-cell>
          <table:table-cell office:value-type="float" office:value="0.76094231745600005" table:style-name="ce1">
            <text:p>0,760942317</text:p>
          </table:table-cell>
          <table:table-cell office:value-type="float" office:value="0.64386961715699997" table:style-name="ce1">
            <text:p>0,643869617</text:p>
          </table:table-cell>
          <table:table-cell office:value-type="float" office:value="0.86629955947100001" table:style-name="ce1">
            <text:p>0,866299559</text:p>
          </table:table-cell>
          <table:table-cell office:value-type="float" office:value="4.5893673335958299E-2" table:style-name="ce1">
            <text:p>0,045893673</text:p>
          </table:table-cell>
          <table:table-cell office:value-type="float" office:value="3.9891315924599997E-2" table:style-name="ce1">
            <text:p>0,039891316</text:p>
          </table:table-cell>
          <table:table-cell office:value-type="float" office:value="0.464831146483" table:style-name="ce1">
            <text:p>0,464831146</text:p>
          </table:table-cell>
          <table:table-cell office:value-type="float" office:value="0.60216307233999999" table:style-name="ce1">
            <text:p>0,602163072</text:p>
          </table:table-cell>
          <table:table-cell office:value-type="float" office:value="0.97717211730700004" table:style-name="ce1">
            <text:p>0,977172117</text:p>
          </table:table-cell>
          <table:table-cell office:value-type="float" office:value="0.78803288414299999" table:style-name="ce1">
            <text:p>0,788032884</text:p>
          </table:table-cell>
          <table:table-cell office:value-type="float" office:value="0.68267254038199998" table:style-name="ce1">
            <text:p>0,68267254</text:p>
          </table:table-cell>
          <table:table-cell office:value-type="float" office:value="0.93084800000000001" table:style-name="ce1">
            <text:p>0,930848</text:p>
          </table:table-cell>
          <table:table-cell office:value-type="float" office:value="2.2827882693300001E-2" table:style-name="ce1">
            <text:p>0,022827883</text:p>
          </table:table-cell>
          <table:table-cell office:value-type="float" office:value="18596" table:style-name="ce1">
            <text:p>18596</text:p>
          </table:table-cell>
          <table:table-cell office:value-type="float" office:value="5002" table:style-name="ce1">
            <text:p>5002</text:p>
          </table:table-cell>
          <table:table-cell office:value-type="float" office:value="214116" table:style-name="ce1">
            <text:p>214116</text:p>
          </table:table-cell>
          <table:table-cell office:value-type="float" office:value="12286" table:style-name="ce1">
            <text:p>12286</text:p>
          </table:table-cell>
          <table:table-cell office:value-type="float" office:value="30882" table:style-name="ce1">
            <text:p>30882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6119590590799997" table:style-name="ce1">
            <text:p>0,961195906</text:p>
          </table:table-cell>
          <table:table-cell office:value-type="float" office:value="0.925290833348" table:style-name="ce1">
            <text:p>0,925290833</text:p>
          </table:table-cell>
          <table:table-cell office:value-type="float" office:value="0.78966759482299997" table:style-name="ce1">
            <text:p>0,789667595</text:p>
          </table:table-cell>
          <table:table-cell office:value-type="float" office:value="0.93215294387699998" table:style-name="ce1">
            <text:p>0,932152944</text:p>
          </table:table-cell>
          <table:table-cell office:value-type="float" office:value="1.0093408901300001" table:style-name="ce1">
            <text:p>1,00934089</text:p>
          </table:table-cell>
          <table:table-cell office:value-type="float" office:value="0.76094231745600005" table:style-name="ce1">
            <text:p>0,760942317</text:p>
          </table:table-cell>
          <table:table-cell office:value-type="float" office:value="0.64386961715699997" table:style-name="ce1">
            <text:p>0,643869617</text:p>
          </table:table-cell>
          <table:table-cell office:value-type="float" office:value="0.98365056563099995" table:style-name="ce1">
            <text:p>0,983650566</text:p>
          </table:table-cell>
          <table:table-cell office:value-type="float" office:value="9.77879676265434E-3" table:style-name="ce1">
            <text:p>0,009778797</text:p>
          </table:table-cell>
          <table:table-cell office:value-type="float" office:value="3.9891315924599997E-2" table:style-name="ce1">
            <text:p>0,039891316</text:p>
          </table:table-cell>
          <table:table-cell office:value-type="float" office:value="4.0370640213700001E-2" table:style-name="ce1">
            <text:p>0,04037064</text:p>
          </table:table-cell>
          <table:table-cell office:value-type="float" office:value="0.97717211730700004" table:style-name="ce1">
            <text:p>0,977172117</text:p>
          </table:table-cell>
          <table:table-cell office:value-type="float" office:value="0.60216307233999999" table:style-name="ce1">
            <text:p>0,602163072</text:p>
          </table:table-cell>
          <table:table-cell office:value-type="float" office:value="0.94573369493199999" table:style-name="ce1">
            <text:p>0,945733695</text:p>
          </table:table-cell>
          <table:table-cell office:value-type="float" office:value="0.96119590590799997" table:style-name="ce1">
            <text:p>0,961195906</text:p>
          </table:table-cell>
          <table:table-cell office:value-type="float" office:value="0.93084800000000001" table:style-name="ce1">
            <text:p>0,930848</text:p>
          </table:table-cell>
          <table:table-cell office:value-type="float" office:value="0.39783692766000001" table:style-name="ce1">
            <text:p>0,397836928</text:p>
          </table:table-cell>
          <table:table-cell office:value-type="float" office:value="214116" table:style-name="ce1">
            <text:p>214116</text:p>
          </table:table-cell>
          <table:table-cell office:value-type="float" office:value="12286" table:style-name="ce1">
            <text:p>12286</text:p>
          </table:table-cell>
          <table:table-cell office:value-type="float" office:value="18596" table:style-name="ce1">
            <text:p>18596</text:p>
          </table:table-cell>
          <table:table-cell office:value-type="float" office:value="5002" table:style-name="ce1">
            <text:p>5002</text:p>
          </table:table-cell>
          <table:table-cell office:value-type="float" office:value="219118" table:style-name="ce1">
            <text:p>219118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uscl2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38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53336867916999997" table:style-name="ce1">
            <text:p>0,533368679</text:p>
          </table:table-cell>
          <table:table-cell office:value-type="float" office:value="0.363669227293" table:style-name="ce1">
            <text:p>0,363669227</text:p>
          </table:table-cell>
          <table:table-cell office:value-type="float" office:value="0.70135519229999999" table:style-name="ce1">
            <text:p>0,701355192</text:p>
          </table:table-cell>
          <table:table-cell office:value-type="float" office:value="0.88380959896300004" table:style-name="ce1">
            <text:p>0,883809599</text:p>
          </table:table-cell>
          <table:table-cell office:value-type="float" office:value="1.0062292038" table:style-name="ce1">
            <text:p>1,006229204</text:p>
          </table:table-cell>
          <table:table-cell office:value-type="float" office:value="-1.72240657618" table:style-name="ce1">
            <text:p>-1,722406576</text:p>
          </table:table-cell>
          <table:table-cell office:value-type="float" office:value="0.469309316654" table:style-name="ce1">
            <text:p>0,469309317</text:p>
          </table:table-cell>
          <table:table-cell office:value-type="float" office:value="0.78196036847999995" table:style-name="ce1">
            <text:p>0,781960368</text:p>
          </table:table-cell>
          <table:table-cell office:value-type="float" office:value="8.1023514941543306E-2" table:style-name="ce1">
            <text:p>0,081023515</text:p>
          </table:table-cell>
          <table:table-cell office:value-type="float" office:value="5.6465261126500001E-2" table:style-name="ce1">
            <text:p>0,056465261</text:p>
          </table:table-cell>
          <table:table-cell office:value-type="float" office:value="0.87487574552699998" table:style-name="ce1">
            <text:p>0,874875746</text:p>
          </table:table-cell>
          <table:table-cell office:value-type="float" office:value="0.43789107133100003" table:style-name="ce1">
            <text:p>0,437891071</text:p>
          </table:table-cell>
          <table:table-cell office:value-type="float" office:value="0.96481931326799997" table:style-name="ce1">
            <text:p>0,964819313</text:p>
          </table:table-cell>
          <table:table-cell office:value-type="float" office:value="0.68209170268700003" table:style-name="ce1">
            <text:p>0,682091703</text:p>
          </table:table-cell>
          <table:table-cell office:value-type="float" office:value="0.53336867916999997" table:style-name="ce1">
            <text:p>0,533368679</text:p>
          </table:table-cell>
          <table:table-cell office:value-type="float" office:value="0.88734400000000002" table:style-name="ce1">
            <text:p>0,887344</text:p>
          </table:table-cell>
          <table:table-cell office:value-type="float" office:value="3.5180686731500002E-2" table:style-name="ce1">
            <text:p>0,035180687</text:p>
          </table:table-cell>
          <table:table-cell office:value-type="float" office:value="16096" table:style-name="ce1">
            <text:p>16096</text:p>
          </table:table-cell>
          <table:table-cell office:value-type="float" office:value="7502" table:style-name="ce1">
            <text:p>7502</text:p>
          </table:table-cell>
          <table:table-cell office:value-type="float" office:value="205740" table:style-name="ce1">
            <text:p>205740</text:p>
          </table:table-cell>
          <table:table-cell office:value-type="float" office:value="20662" table:style-name="ce1">
            <text:p>20662</text:p>
          </table:table-cell>
          <table:table-cell office:value-type="float" office:value="36758" table:style-name="ce1">
            <text:p>36758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3593907798099996" table:style-name="ce1">
            <text:p>0,935939078</text:p>
          </table:table-cell>
          <table:table-cell office:value-type="float" office:value="0.87959162733399998" table:style-name="ce1">
            <text:p>0,879591627</text:p>
          </table:table-cell>
          <table:table-cell office:value-type="float" office:value="0.70135519229999999" table:style-name="ce1">
            <text:p>0,701355192</text:p>
          </table:table-cell>
          <table:table-cell office:value-type="float" office:value="0.88380959896300004" table:style-name="ce1">
            <text:p>0,883809599</text:p>
          </table:table-cell>
          <table:table-cell office:value-type="float" office:value="1.0062292038" table:style-name="ce1">
            <text:p>1,006229204</text:p>
          </table:table-cell>
          <table:table-cell office:value-type="float" office:value="-1.72240657618" table:style-name="ce1">
            <text:p>-1,722406576</text:p>
          </table:table-cell>
          <table:table-cell office:value-type="float" office:value="0.469309316654" table:style-name="ce1">
            <text:p>0,469309317</text:p>
          </table:table-cell>
          <table:table-cell office:value-type="float" office:value="0.97006669032199999" table:style-name="ce1">
            <text:p>0,97006669</text:p>
          </table:table-cell>
          <table:table-cell office:value-type="float" office:value="1.9395437089246001E-2" table:style-name="ce1">
            <text:p>0,019395437</text:p>
          </table:table-cell>
          <table:table-cell office:value-type="float" office:value="5.6465261126500001E-2" table:style-name="ce1">
            <text:p>0,056465261</text:p>
          </table:table-cell>
          <table:table-cell office:value-type="float" office:value="6.8445610965299997E-2" table:style-name="ce1">
            <text:p>0,068445611</text:p>
          </table:table-cell>
          <table:table-cell office:value-type="float" office:value="0.96481931326799997" table:style-name="ce1">
            <text:p>0,964819313</text:p>
          </table:table-cell>
          <table:table-cell office:value-type="float" office:value="0.43789107133100003" table:style-name="ce1">
            <text:p>0,437891071</text:p>
          </table:table-cell>
          <table:table-cell office:value-type="float" office:value="0.90873755532199996" table:style-name="ce1">
            <text:p>0,908737555</text:p>
          </table:table-cell>
          <table:table-cell office:value-type="float" office:value="0.93593907798099996" table:style-name="ce1">
            <text:p>0,935939078</text:p>
          </table:table-cell>
          <table:table-cell office:value-type="float" office:value="0.88734400000000002" table:style-name="ce1">
            <text:p>0,887344</text:p>
          </table:table-cell>
          <table:table-cell office:value-type="float" office:value="0.56210892866899997" table:style-name="ce1">
            <text:p>0,562108929</text:p>
          </table:table-cell>
          <table:table-cell office:value-type="float" office:value="205740" table:style-name="ce1">
            <text:p>205740</text:p>
          </table:table-cell>
          <table:table-cell office:value-type="float" office:value="20662" table:style-name="ce1">
            <text:p>20662</text:p>
          </table:table-cell>
          <table:table-cell office:value-type="float" office:value="16096" table:style-name="ce1">
            <text:p>16096</text:p>
          </table:table-cell>
          <table:table-cell office:value-type="float" office:value="7502" table:style-name="ce1">
            <text:p>7502</text:p>
          </table:table-cell>
          <table:table-cell office:value-type="float" office:value="213242" table:style-name="ce1">
            <text:p>213242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uscl3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39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42760771144999998" table:style-name="ce1">
            <text:p>0,427607711</text:p>
          </table:table-cell>
          <table:table-cell office:value-type="float" office:value="0.27194721989199999" table:style-name="ce1">
            <text:p>0,27194722</text:p>
          </table:table-cell>
          <table:table-cell office:value-type="float" office:value="0.64285923508999998" table:style-name="ce1">
            <text:p>0,642859235</text:p>
          </table:table-cell>
          <table:table-cell office:value-type="float" office:value="0.84575824697400004" table:style-name="ce1">
            <text:p>0,845758247</text:p>
          </table:table-cell>
          <table:table-cell office:value-type="float" office:value="1.01607365521" table:style-name="ce1">
            <text:p>1,016073655</text:p>
          </table:table-cell>
          <table:table-cell office:value-type="float" office:value="1.5093064134" table:style-name="ce1">
            <text:p>1,509306413</text:p>
          </table:table-cell>
          <table:table-cell office:value-type="float" office:value="0.33948917464400002" table:style-name="ce1">
            <text:p>0,339489175</text:p>
          </table:table-cell>
          <table:table-cell office:value-type="float" office:value="0.70752256168899996" table:style-name="ce1">
            <text:p>0,707522562</text:p>
          </table:table-cell>
          <table:table-cell office:value-type="float" office:value="0.11161238631923701" table:style-name="ce1">
            <text:p>0,111612386</text:p>
          </table:table-cell>
          <table:table-cell office:value-type="float" office:value="4.83341452832E-2" table:style-name="ce1">
            <text:p>0,048334145</text:p>
          </table:table-cell>
          <table:table-cell office:value-type="float" office:value="1.3385920628200001" table:style-name="ce1">
            <text:p>1,338592063</text:p>
          </table:table-cell>
          <table:table-cell office:value-type="float" office:value="0.33084346293" table:style-name="ce1">
            <text:p>0,330843463</text:p>
          </table:table-cell>
          <table:table-cell office:value-type="float" office:value="0.95487500724999996" table:style-name="ce1">
            <text:p>0,954875007</text:p>
          </table:table-cell>
          <table:table-cell office:value-type="float" office:value="0.604373251971" table:style-name="ce1">
            <text:p>0,604373252</text:p>
          </table:table-cell>
          <table:table-cell office:value-type="float" office:value="0.42760771144999998" table:style-name="ce1">
            <text:p>0,427607711</text:p>
          </table:table-cell>
          <table:table-cell office:value-type="float" office:value="0.84727200000000003" table:style-name="ce1">
            <text:p>0,847272</text:p>
          </table:table-cell>
          <table:table-cell office:value-type="float" office:value="4.5124992749800003E-2" table:style-name="ce1">
            <text:p>0,045124993</text:p>
          </table:table-cell>
          <table:table-cell office:value-type="float" office:value="14262" table:style-name="ce1">
            <text:p>14262</text:p>
          </table:table-cell>
          <table:table-cell office:value-type="float" office:value="9336" table:style-name="ce1">
            <text:p>9336</text:p>
          </table:table-cell>
          <table:table-cell office:value-type="float" office:value="197556" table:style-name="ce1">
            <text:p>197556</text:p>
          </table:table-cell>
          <table:table-cell office:value-type="float" office:value="28846" table:style-name="ce1">
            <text:p>28846</text:p>
          </table:table-cell>
          <table:table-cell office:value-type="float" office:value="43108" table:style-name="ce1">
            <text:p>43108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1187969369499999" table:style-name="ce1">
            <text:p>0,911879694</text:p>
          </table:table-cell>
          <table:table-cell office:value-type="float" office:value="0.83803205253299995" table:style-name="ce1">
            <text:p>0,838032053</text:p>
          </table:table-cell>
          <table:table-cell office:value-type="float" office:value="0.64285923508999998" table:style-name="ce1">
            <text:p>0,642859235</text:p>
          </table:table-cell>
          <table:table-cell office:value-type="float" office:value="0.84575824697400004" table:style-name="ce1">
            <text:p>0,845758247</text:p>
          </table:table-cell>
          <table:table-cell office:value-type="float" office:value="1.01607365521" table:style-name="ce1">
            <text:p>1,016073655</text:p>
          </table:table-cell>
          <table:table-cell office:value-type="float" office:value="1.5093064134" table:style-name="ce1">
            <text:p>1,509306413</text:p>
          </table:table-cell>
          <table:table-cell office:value-type="float" office:value="0.33948917464400002" table:style-name="ce1">
            <text:p>0,339489175</text:p>
          </table:table-cell>
          <table:table-cell office:value-type="float" office:value="0.95497283599600002" table:style-name="ce1">
            <text:p>0,954972836</text:p>
          </table:table-cell>
          <table:table-cell office:value-type="float" office:value="3.1345939278185103E-2" table:style-name="ce1">
            <text:p>0,031345939</text:p>
          </table:table-cell>
          <table:table-cell office:value-type="float" office:value="4.83341452832E-2" table:style-name="ce1">
            <text:p>0,048334145</text:p>
          </table:table-cell>
          <table:table-cell office:value-type="float" office:value="9.6635890582899994E-2" table:style-name="ce1">
            <text:p>0,096635891</text:p>
          </table:table-cell>
          <table:table-cell office:value-type="float" office:value="0.95487500724999996" table:style-name="ce1">
            <text:p>0,954875007</text:p>
          </table:table-cell>
          <table:table-cell office:value-type="float" office:value="0.33084346293" table:style-name="ce1">
            <text:p>0,330843463</text:p>
          </table:table-cell>
          <table:table-cell office:value-type="float" office:value="0.87258946475700006" table:style-name="ce1">
            <text:p>0,872589465</text:p>
          </table:table-cell>
          <table:table-cell office:value-type="float" office:value="0.91187969369499999" table:style-name="ce1">
            <text:p>0,911879694</text:p>
          </table:table-cell>
          <table:table-cell office:value-type="float" office:value="0.84727200000000003" table:style-name="ce1">
            <text:p>0,847272</text:p>
          </table:table-cell>
          <table:table-cell office:value-type="float" office:value="0.66915653707" table:style-name="ce1">
            <text:p>0,669156537</text:p>
          </table:table-cell>
          <table:table-cell office:value-type="float" office:value="197556" table:style-name="ce1">
            <text:p>197556</text:p>
          </table:table-cell>
          <table:table-cell office:value-type="float" office:value="28846" table:style-name="ce1">
            <text:p>28846</text:p>
          </table:table-cell>
          <table:table-cell office:value-type="float" office:value="14262" table:style-name="ce1">
            <text:p>14262</text:p>
          </table:table-cell>
          <table:table-cell office:value-type="float" office:value="9336" table:style-name="ce1">
            <text:p>9336</text:p>
          </table:table-cell>
          <table:table-cell office:value-type="float" office:value="206892" table:style-name="ce1">
            <text:p>206892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uscl4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able:cell-range-source table:name="results40" table:last-column-spanned="25" table:last-row-spanned="5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360061175442" table:style-name="ce1">
            <text:p>0,360061175</text:p>
          </table:table-cell>
          <table:table-cell office:value-type="float" office:value="0.21955768718400001" table:style-name="ce1">
            <text:p>0,219557687</text:p>
          </table:table-cell>
          <table:table-cell office:value-type="float" office:value="0.60682474221600002" table:style-name="ce1">
            <text:p>0,606824742</text:p>
          </table:table-cell>
          <table:table-cell office:value-type="float" office:value="0.81464991501999995" table:style-name="ce1">
            <text:p>0,814649915</text:p>
          </table:table-cell>
          <table:table-cell office:value-type="float" office:value="0.97024529179700003" table:style-name="ce1">
            <text:p>0,970245292</text:p>
          </table:table-cell>
          <table:table-cell office:value-type="float" office:value="30.998401960599999" table:style-name="ce1">
            <text:p>30,99840196</text:p>
          </table:table-cell>
          <table:table-cell office:value-type="float" office:value="0.25025163040800003" table:style-name="ce1">
            <text:p>0,25025163</text:p>
          </table:table-cell>
          <table:table-cell office:value-type="float" office:value="0.64447236180900003" table:style-name="ce1">
            <text:p>0,644472362</text:p>
          </table:table-cell>
          <table:table-cell office:value-type="float" office:value="0.135141201549908" table:style-name="ce1">
            <text:p>0,135141202</text:p>
          </table:table-cell>
          <table:table-cell office:value-type="float" office:value="-0.166198532968" table:style-name="ce1">
            <text:p>-0,166198533</text:p>
          </table:table-cell>
          <table:table-cell office:value-type="float" office:value="1.77730582524" table:style-name="ce1">
            <text:p>1,777305825</text:p>
          </table:table-cell>
          <table:table-cell office:value-type="float" office:value="0.26562437039100001" table:style-name="ce1">
            <text:p>0,26562437</text:p>
          </table:table-cell>
          <table:table-cell office:value-type="float" office:value="0.94802511404099998" table:style-name="ce1">
            <text:p>0,948025114</text:p>
          </table:table-cell>
          <table:table-cell office:value-type="float" office:value="0.558691414527" table:style-name="ce1">
            <text:p>0,558691415</text:p>
          </table:table-cell>
          <table:table-cell office:value-type="float" office:value="0.360061175442" table:style-name="ce1">
            <text:p>0,360061175</text:p>
          </table:table-cell>
          <table:table-cell office:value-type="float" office:value="0.81254400000000004" table:style-name="ce1">
            <text:p>0,812544</text:p>
          </table:table-cell>
          <table:table-cell office:value-type="float" office:value="5.19748859587E-2" table:style-name="ce1">
            <text:p>0,051974886</text:p>
          </table:table-cell>
          <table:table-cell office:value-type="float" office:value="13184" table:style-name="ce1">
            <text:p>13184</text:p>
          </table:table-cell>
          <table:table-cell office:value-type="float" office:value="10414" table:style-name="ce1">
            <text:p>10414</text:p>
          </table:table-cell>
          <table:table-cell office:value-type="float" office:value="189952" table:style-name="ce1">
            <text:p>189952</text:p>
          </table:table-cell>
          <table:table-cell office:value-type="float" office:value="36450" table:style-name="ce1">
            <text:p>36450</text:p>
          </table:table-cell>
          <table:table-cell office:value-type="float" office:value="49634" table:style-name="ce1">
            <text:p>49634</text:p>
          </table:table-cell>
          <table:table-cell office:value-type="float" office:value="23598" table:style-name="ce1">
            <text:p>2359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GreyMatter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Ventricles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n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0" table:style-name="ce1">
            <text:p>25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89018858021199998" table:style-name="ce1">
            <text:p>0,89018858</text:p>
          </table:table-cell>
          <table:table-cell office:value-type="float" office:value="0.80210796567800002" table:style-name="ce1">
            <text:p>0,802107966</text:p>
          </table:table-cell>
          <table:table-cell office:value-type="float" office:value="0.60682474221600002" table:style-name="ce1">
            <text:p>0,606824742</text:p>
          </table:table-cell>
          <table:table-cell office:value-type="float" office:value="0.81464991501999995" table:style-name="ce1">
            <text:p>0,814649915</text:p>
          </table:table-cell>
          <table:table-cell office:value-type="float" office:value="0.97024529179700003" table:style-name="ce1">
            <text:p>0,970245292</text:p>
          </table:table-cell>
          <table:table-cell office:value-type="float" office:value="30.998401960599999" table:style-name="ce1">
            <text:p>30,99840196</text:p>
          </table:table-cell>
          <table:table-cell office:value-type="float" office:value="0.25025163040800003" table:style-name="ce1">
            <text:p>0,25025163</text:p>
          </table:table-cell>
          <table:table-cell office:value-type="float" office:value="0.93899261425400005" table:style-name="ce1">
            <text:p>0,938992614</text:p>
          </table:table-cell>
          <table:table-cell office:value-type="float" office:value="4.5096763963785397E-2" table:style-name="ce1">
            <text:p>0,045096764</text:p>
          </table:table-cell>
          <table:table-cell office:value-type="float" office:value="-0.166198532968" table:style-name="ce1">
            <text:p>-0,166198533</text:p>
          </table:table-cell>
          <table:table-cell office:value-type="float" office:value="0.123357479784" table:style-name="ce1">
            <text:p>0,12335748</text:p>
          </table:table-cell>
          <table:table-cell office:value-type="float" office:value="0.94802511404099998" table:style-name="ce1">
            <text:p>0,948025114</text:p>
          </table:table-cell>
          <table:table-cell office:value-type="float" office:value="0.26562437039100001" table:style-name="ce1">
            <text:p>0,26562437</text:p>
          </table:table-cell>
          <table:table-cell office:value-type="float" office:value="0.83900318901799997" table:style-name="ce1">
            <text:p>0,839003189</text:p>
          </table:table-cell>
          <table:table-cell office:value-type="float" office:value="0.89018858021199998" table:style-name="ce1">
            <text:p>0,89018858</text:p>
          </table:table-cell>
          <table:table-cell office:value-type="float" office:value="0.81254400000000004" table:style-name="ce1">
            <text:p>0,812544</text:p>
          </table:table-cell>
          <table:table-cell office:value-type="float" office:value="0.73437562960900005" table:style-name="ce1">
            <text:p>0,73437563</text:p>
          </table:table-cell>
          <table:table-cell office:value-type="float" office:value="189952" table:style-name="ce1">
            <text:p>189952</text:p>
          </table:table-cell>
          <table:table-cell office:value-type="float" office:value="36450" table:style-name="ce1">
            <text:p>36450</text:p>
          </table:table-cell>
          <table:table-cell office:value-type="float" office:value="13184" table:style-name="ce1">
            <text:p>13184</text:p>
          </table:table-cell>
          <table:table-cell office:value-type="float" office:value="10414" table:style-name="ce1">
            <text:p>10414</text:p>
          </table:table-cell>
          <table:table-cell office:value-type="float" office:value="200366" table:style-name="ce1">
            <text:p>200366</text:p>
          </table:table-cell>
          <table:table-cell office:value-type="float" office:value="226402" table:style-name="ce1">
            <text:p>226402</text:p>
          </table:table-cell>
          <table:table-cell table:number-columns-repeated="16358"/>
        </table:table-row>
        <table:table-row table:number-rows-repeated="1048329" table:style-name="ro1">
          <table:table-cell table:number-columns-repeated="16384"/>
        </table:table-row>
        <table:named-expressions>
          <table:named-range table:name="results" table:cell-range-address="Tabelle1.$B$3:Tabelle1.$Z$7" table:base-cell-address="Tabelle1.$A$1"/>
          <table:named-range table:name="results_1" table:cell-range-address="Tabelle1.$B$9:Tabelle1.$Z$13" table:base-cell-address="Tabelle1.$A$1"/>
          <table:named-range table:name="results_10" table:cell-range-address="Tabelle1.$B$63:Tabelle1.$Z$67" table:base-cell-address="Tabelle1.$A$1"/>
          <table:named-range table:name="results_11" table:cell-range-address="Tabelle1.$B$69:Tabelle1.$Z$73" table:base-cell-address="Tabelle1.$A$1"/>
          <table:named-range table:name="results_12" table:cell-range-address="Tabelle1.$B$75:Tabelle1.$Z$79" table:base-cell-address="Tabelle1.$A$1"/>
          <table:named-range table:name="results_13" table:cell-range-address="Tabelle1.$B$81:Tabelle1.$Z$85" table:base-cell-address="Tabelle1.$A$1"/>
          <table:named-range table:name="results_14" table:cell-range-address="Tabelle1.$B$87:Tabelle1.$Z$91" table:base-cell-address="Tabelle1.$A$1"/>
          <table:named-range table:name="results_15" table:cell-range-address="Tabelle1.$B$93:Tabelle1.$Z$97" table:base-cell-address="Tabelle1.$A$1"/>
          <table:named-range table:name="results_16" table:cell-range-address="Tabelle1.$B$99:Tabelle1.$Z$103" table:base-cell-address="Tabelle1.$A$1"/>
          <table:named-range table:name="results_17" table:cell-range-address="Tabelle1.$B$105:Tabelle1.$Z$109" table:base-cell-address="Tabelle1.$A$1"/>
          <table:named-range table:name="results_18" table:cell-range-address="Tabelle1.$B$111:Tabelle1.$Z$115" table:base-cell-address="Tabelle1.$A$1"/>
          <table:named-range table:name="results_19" table:cell-range-address="Tabelle1.$B$117:Tabelle1.$Z$121" table:base-cell-address="Tabelle1.$A$1"/>
          <table:named-range table:name="results_2" table:cell-range-address="Tabelle1.$B$15:Tabelle1.$Z$19" table:base-cell-address="Tabelle1.$A$1"/>
          <table:named-range table:name="results_20" table:cell-range-address="Tabelle1.$B$123:Tabelle1.$Z$127" table:base-cell-address="Tabelle1.$A$1"/>
          <table:named-range table:name="results_21" table:cell-range-address="Tabelle1.$B$129:Tabelle1.$Z$133" table:base-cell-address="Tabelle1.$A$1"/>
          <table:named-range table:name="results_22" table:cell-range-address="Tabelle1.$B$135:Tabelle1.$Z$139" table:base-cell-address="Tabelle1.$A$1"/>
          <table:named-range table:name="results_23" table:cell-range-address="Tabelle1.$B$141:Tabelle1.$Z$145" table:base-cell-address="Tabelle1.$A$1"/>
          <table:named-range table:name="results_24" table:cell-range-address="Tabelle1.$B$147:Tabelle1.$Z$151" table:base-cell-address="Tabelle1.$A$1"/>
          <table:named-range table:name="results_25" table:cell-range-address="Tabelle1.$B$153:Tabelle1.$Z$157" table:base-cell-address="Tabelle1.$A$1"/>
          <table:named-range table:name="results_26" table:cell-range-address="Tabelle1.$B$159:Tabelle1.$Z$163" table:base-cell-address="Tabelle1.$A$1"/>
          <table:named-range table:name="results_27" table:cell-range-address="Tabelle1.$B$165:Tabelle1.$Z$169" table:base-cell-address="Tabelle1.$A$1"/>
          <table:named-range table:name="results_28" table:cell-range-address="Tabelle1.$B$171:Tabelle1.$Z$175" table:base-cell-address="Tabelle1.$A$1"/>
          <table:named-range table:name="results_29" table:cell-range-address="Tabelle1.$B$177:Tabelle1.$Z$181" table:base-cell-address="Tabelle1.$A$1"/>
          <table:named-range table:name="results_3" table:cell-range-address="Tabelle1.$B$21:Tabelle1.$Z$25" table:base-cell-address="Tabelle1.$A$1"/>
          <table:named-range table:name="results_30" table:cell-range-address="Tabelle1.$B$183:Tabelle1.$Z$187" table:base-cell-address="Tabelle1.$A$1"/>
          <table:named-range table:name="results_31" table:cell-range-address="Tabelle1.$B$189:Tabelle1.$Z$193" table:base-cell-address="Tabelle1.$A$1"/>
          <table:named-range table:name="results_32" table:cell-range-address="Tabelle1.$B$195:Tabelle1.$Z$199" table:base-cell-address="Tabelle1.$A$1"/>
          <table:named-range table:name="results_33" table:cell-range-address="Tabelle1.$B$201:Tabelle1.$Z$205" table:base-cell-address="Tabelle1.$A$1"/>
          <table:named-range table:name="results_34" table:cell-range-address="Tabelle1.$B$207:Tabelle1.$Z$211" table:base-cell-address="Tabelle1.$A$1"/>
          <table:named-range table:name="results_35" table:cell-range-address="Tabelle1.$B$213:Tabelle1.$Z$217" table:base-cell-address="Tabelle1.$A$1"/>
          <table:named-range table:name="results_36" table:cell-range-address="Tabelle1.$B$219:Tabelle1.$Z$223" table:base-cell-address="Tabelle1.$A$1"/>
          <table:named-range table:name="results_37" table:cell-range-address="Tabelle1.$B$225:Tabelle1.$Z$229" table:base-cell-address="Tabelle1.$A$1"/>
          <table:named-range table:name="results_38" table:cell-range-address="Tabelle1.$B$231:Tabelle1.$Z$235" table:base-cell-address="Tabelle1.$A$1"/>
          <table:named-range table:name="results_39" table:cell-range-address="Tabelle1.$B$237:Tabelle1.$Z$241" table:base-cell-address="Tabelle1.$A$1"/>
          <table:named-range table:name="results_4" table:cell-range-address="Tabelle1.$B$27:Tabelle1.$Z$31" table:base-cell-address="Tabelle1.$A$1"/>
          <table:named-range table:name="results_40" table:cell-range-address="Tabelle1.$B$243:Tabelle1.$Z$247" table:base-cell-address="Tabelle1.$A$1"/>
          <table:named-range table:name="results_5" table:cell-range-address="Tabelle1.$B$33:Tabelle1.$Z$37" table:base-cell-address="Tabelle1.$A$1"/>
          <table:named-range table:name="results_6" table:cell-range-address="Tabelle1.$B$39:Tabelle1.$Z$43" table:base-cell-address="Tabelle1.$A$1"/>
          <table:named-range table:name="results_7" table:cell-range-address="Tabelle1.$B$45:Tabelle1.$Z$49" table:base-cell-address="Tabelle1.$A$1"/>
          <table:named-range table:name="results_8" table:cell-range-address="Tabelle1.$B$51:Tabelle1.$Z$55" table:base-cell-address="Tabelle1.$A$1"/>
          <table:named-range table:name="results_9" table:cell-range-address="Tabelle1.$B$57:Tabelle1.$Z$61" table:base-cell-address="Tabe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Simu</meta:initial-creator>
    <dc:creator>Simu</dc:creator>
    <meta:creation-date>2017-12-17T16:49:17Z</meta:creation-date>
    <dc:date>2017-12-17T17:13:07Z</dc:date>
  </office:meta>
</office:document-meta>
</file>